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order-left="none" fo:border-right="none" fo:border-top="0.06pt solid #000000"/>
    </style:style>
    <style:style style:name="ce4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table-cell-properties fo:border-bottom="0.06pt solid #000000" fo:border-left="none" fo:border-right="none" fo:border-top="none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3" table:default-cell-style-name="Default"/>
        <table:table-row table:style-name="ro1">
          <table:table-cell office:value-type="string" calcext:value-type="string">
            <text:p>N Hidden </text:p>
          </table:table-cell>
          <table:table-cell office:value-type="string" calcext:value-type="string">
            <text:p>Train</text:p>
          </table:table-cell>
          <table:table-cell table:style-name="ce1" office:value-type="string" calcext:value-type="string" table:number-columns-spanned="5" table:number-rows-spanned="1">
            <text:p>Test</text:p>
          </table:table-cell>
          <table:covered-table-cell table:number-columns-repeated="4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all3</text:p>
          </table:table-cell>
          <table:table-cell office:value-type="string" calcext:value-type="string">
            <text:p>dssp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kaksi</text:p>
          </table:table-cell>
          <table:table-cell office:value-type="string" calcext:value-type="string">
            <text:p>pross</text:p>
          </table:table-cell>
          <table:table-cell table:number-columns-repeated="2"/>
          <table:table-cell table:style-name="ce1" office:value-type="string" calcext:value-type="string" table:number-columns-spanned="1" table:number-rows-spanned="7">
            <text:p>All3 2</text:p>
          </table:table-cell>
          <table:table-cell table:style-name="ce3" office:value-type="float" office:value="0.687" calcext:value-type="float">
            <text:p>0.687</text:p>
          </table:table-cell>
          <table:table-cell table:style-name="ce3" office:value-type="float" office:value="0.626" calcext:value-type="float">
            <text:p>0.626</text:p>
          </table:table-cell>
          <table:table-cell table:style-name="ce3" office:value-type="float" office:value="0.624" calcext:value-type="float">
            <text:p>0.624</text:p>
          </table:table-cell>
          <table:table-cell table:style-name="ce3" office:value-type="float" office:value="0.619" calcext:value-type="float">
            <text:p>0.619</text:p>
          </table:table-cell>
          <table:table-cell table:style-name="ce3" office:value-type="float" office:value="0.632" calcext:value-type="float">
            <text:p>0.632</text:p>
          </table:table-cell>
          <table:table-cell/>
          <table:table-cell table:style-name="ce1" office:value-type="string" calcext:value-type="string" table:number-columns-spanned="1" table:number-rows-spanned="7">
            <text:p>All3 4</text:p>
          </table:table-cell>
          <table:table-cell office:value-type="float" office:value="0.709" calcext:value-type="float">
            <text:p>0.709</text:p>
          </table:table-cell>
          <table:table-cell office:value-type="float" office:value="0.647" calcext:value-type="float">
            <text:p>0.647</text:p>
          </table:table-cell>
          <table:table-cell office:value-type="float" office:value="0.643" calcext:value-type="float">
            <text:p>0.643</text:p>
          </table:table-cell>
          <table:table-cell office:value-type="float" office:value="0.638" calcext:value-type="float">
            <text:p>0.638</text:p>
          </table:table-cell>
          <table:table-cell office:value-type="float" office:value="0.653" calcext:value-type="float">
            <text:p>0.653</text:p>
          </table:table-cell>
          <table:table-cell/>
          <table:table-cell table:style-name="ce1" office:value-type="string" calcext:value-type="string" table:number-columns-spanned="1" table:number-rows-spanned="7">
            <text:p>All3 8</text:p>
          </table:table-cell>
          <table:table-cell office:value-type="float" office:value="0.732" calcext:value-type="float">
            <text:p>0.732</text:p>
          </table:table-cell>
          <table:table-cell office:value-type="float" office:value="0.663" calcext:value-type="float">
            <text:p>0.663</text:p>
          </table:table-cell>
          <table:table-cell office:value-type="float" office:value="0.662" calcext:value-type="float">
            <text:p>0.662</text:p>
          </table:table-cell>
          <table:table-cell office:value-type="float" office:value="0.659" calcext:value-type="float">
            <text:p>0.659</text:p>
          </table:table-cell>
          <table:table-cell office:value-type="float" office:value="0.671" calcext:value-type="float">
            <text:p>0.671</text:p>
          </table:table-cell>
          <table:table-cell/>
          <table:table-cell table:style-name="ce1" office:value-type="string" calcext:value-type="string" table:number-columns-spanned="1" table:number-rows-spanned="7">
            <text:p>All3 16</text:p>
          </table:table-cell>
          <table:table-cell office:value-type="float" office:value="0.744" calcext:value-type="float">
            <text:p>0.744</text:p>
          </table:table-cell>
          <table:table-cell office:value-type="float" office:value="0.674" calcext:value-type="float">
            <text:p>0.674</text:p>
          </table:table-cell>
          <table:table-cell office:value-type="float" office:value="0.672" calcext:value-type="float">
            <text:p>0.672</text:p>
          </table:table-cell>
          <table:table-cell office:value-type="float" office:value="0.669" calcext:value-type="float">
            <text:p>0.669</text:p>
          </table:table-cell>
          <table:table-cell office:value-type="float" office:value="0.684" calcext:value-type="float">
            <text:p>0.684</text:p>
          </table:table-cell>
          <table:table-cell/>
          <table:table-cell table:style-name="ce1" office:value-type="string" calcext:value-type="string" table:number-columns-spanned="1" table:number-rows-spanned="7">
            <text:p>All3 32</text:p>
          </table:table-cell>
          <table:table-cell office:value-type="float" office:value="0.751" calcext:value-type="float">
            <text:p>0.751</text:p>
          </table:table-cell>
          <table:table-cell table:number-columns-repeated="2" office:value-type="float" office:value="0.678" calcext:value-type="float">
            <text:p>0.678</text:p>
          </table:table-cell>
          <table:table-cell office:value-type="float" office:value="0.675" calcext:value-type="float">
            <text:p>0.675</text:p>
          </table:table-cell>
          <table:table-cell office:value-type="float" office:value="0.688" calcext:value-type="float">
            <text:p>0.688</text:p>
          </table:table-cell>
          <table:table-cell/>
          <table:table-cell table:style-name="ce1" office:value-type="string" calcext:value-type="string" table:number-columns-spanned="1" table:number-rows-spanned="7">
            <text:p>All3 64</text:p>
          </table:table-cell>
          <table:table-cell office:value-type="float" office:value="0.754" calcext:value-type="float">
            <text:p>0.754</text:p>
          </table:table-cell>
          <table:table-cell table:number-columns-repeated="2" office:value-type="float" office:value="0.681" calcext:value-type="float">
            <text:p>0.681</text:p>
          </table:table-cell>
          <table:table-cell office:value-type="float" office:value="0.678" calcext:value-type="float">
            <text:p>0.678</text:p>
          </table:table-cell>
          <table:table-cell office:value-type="float" office:value="0.69" calcext:value-type="float">
            <text:p>0.69</text:p>
          </table:table-cell>
          <table:table-cell/>
          <table:table-cell table:style-name="ce1" office:value-type="string" calcext:value-type="string" table:number-columns-spanned="1" table:number-rows-spanned="7">
            <text:p>All3 128</text:p>
          </table:table-cell>
          <table:table-cell table:style-name="ce8" table:number-columns-repeated="5"/>
          <table:table-cell table:number-columns-repeated="6"/>
        </table:table-row>
        <table:table-row table:style-name="ro1">
          <table:table-cell table:style-name="ce1" office:value-type="float" office:value="2" calcext:value-type="float" table:number-columns-spanned="1" table:number-rows-spanned="5">
            <text:p>2</text:p>
          </table:table-cell>
          <table:table-cell office:value-type="string" calcext:value-type="string">
            <text:p>all3</text:p>
          </table:table-cell>
          <table:table-cell table:formula="of:=[.K7]" office:value-type="float" office:value="0.6872" calcext:value-type="float">
            <text:p>0.6872</text:p>
          </table:table-cell>
          <table:table-cell table:formula="of:=[.L7]" office:value-type="float" office:value="0.6266" calcext:value-type="float">
            <text:p>0.6266</text:p>
          </table:table-cell>
          <table:table-cell table:formula="of:=[.M7]" office:value-type="float" office:value="0.6242" calcext:value-type="float">
            <text:p>0.6242</text:p>
          </table:table-cell>
          <table:table-cell table:formula="of:=[.N7]" office:value-type="float" office:value="0.619" calcext:value-type="float">
            <text:p>0.619</text:p>
          </table:table-cell>
          <table:table-cell table:formula="of:=[.O7]" office:value-type="float" office:value="0.6322" calcext:value-type="float">
            <text:p>0.6322</text:p>
          </table:table-cell>
          <table:table-cell table:number-columns-repeated="2"/>
          <table:covered-table-cell/>
          <table:table-cell office:value-type="float" office:value="0.687" calcext:value-type="float">
            <text:p>0.687</text:p>
          </table:table-cell>
          <table:table-cell office:value-type="float" office:value="0.626" calcext:value-type="float">
            <text:p>0.626</text:p>
          </table:table-cell>
          <table:table-cell office:value-type="float" office:value="0.624" calcext:value-type="float">
            <text:p>0.624</text:p>
          </table:table-cell>
          <table:table-cell office:value-type="float" office:value="0.618" calcext:value-type="float">
            <text:p>0.618</text:p>
          </table:table-cell>
          <table:table-cell office:value-type="float" office:value="0.63" calcext:value-type="float">
            <text:p>0.63</text:p>
          </table:table-cell>
          <table:table-cell/>
          <table:covered-table-cell/>
          <table:table-cell office:value-type="float" office:value="0.71" calcext:value-type="float">
            <text:p>0.71</text:p>
          </table:table-cell>
          <table:table-cell office:value-type="float" office:value="0.647" calcext:value-type="float">
            <text:p>0.647</text:p>
          </table:table-cell>
          <table:table-cell office:value-type="float" office:value="0.644" calcext:value-type="float">
            <text:p>0.644</text:p>
          </table:table-cell>
          <table:table-cell office:value-type="float" office:value="0.638" calcext:value-type="float">
            <text:p>0.638</text:p>
          </table:table-cell>
          <table:table-cell office:value-type="float" office:value="0.653" calcext:value-type="float">
            <text:p>0.653</text:p>
          </table:table-cell>
          <table:table-cell/>
          <table:covered-table-cell/>
          <table:table-cell office:value-type="float" office:value="0.734" calcext:value-type="float">
            <text:p>0.734</text:p>
          </table:table-cell>
          <table:table-cell office:value-type="float" office:value="0.665" calcext:value-type="float">
            <text:p>0.665</text:p>
          </table:table-cell>
          <table:table-cell office:value-type="float" office:value="0.663" calcext:value-type="float">
            <text:p>0.663</text:p>
          </table:table-cell>
          <table:table-cell office:value-type="float" office:value="0.66" calcext:value-type="float">
            <text:p>0.66</text:p>
          </table:table-cell>
          <table:table-cell office:value-type="float" office:value="0.672" calcext:value-type="float">
            <text:p>0.672</text:p>
          </table:table-cell>
          <table:table-cell/>
          <table:covered-table-cell/>
          <table:table-cell office:value-type="float" office:value="0.744" calcext:value-type="float">
            <text:p>0.744</text:p>
          </table:table-cell>
          <table:table-cell office:value-type="float" office:value="0.672" calcext:value-type="float">
            <text:p>0.672</text:p>
          </table:table-cell>
          <table:table-cell office:value-type="float" office:value="0.671" calcext:value-type="float">
            <text:p>0.671</text:p>
          </table:table-cell>
          <table:table-cell office:value-type="float" office:value="0.668" calcext:value-type="float">
            <text:p>0.668</text:p>
          </table:table-cell>
          <table:table-cell office:value-type="float" office:value="0.681" calcext:value-type="float">
            <text:p>0.681</text:p>
          </table:table-cell>
          <table:table-cell/>
          <table:covered-table-cell/>
          <table:table-cell office:value-type="float" office:value="0.752" calcext:value-type="float">
            <text:p>0.752</text:p>
          </table:table-cell>
          <table:table-cell office:value-type="float" office:value="0.679" calcext:value-type="float">
            <text:p>0.679</text:p>
          </table:table-cell>
          <table:table-cell office:value-type="float" office:value="0.678" calcext:value-type="float">
            <text:p>0.678</text:p>
          </table:table-cell>
          <table:table-cell office:value-type="float" office:value="0.676" calcext:value-type="float">
            <text:p>0.676</text:p>
          </table:table-cell>
          <table:table-cell office:value-type="float" office:value="0.689" calcext:value-type="float">
            <text:p>0.689</text:p>
          </table:table-cell>
          <table:table-cell/>
          <table:covered-table-cell/>
          <table:table-cell office:value-type="float" office:value="0.753" calcext:value-type="float">
            <text:p>0.753</text:p>
          </table:table-cell>
          <table:table-cell office:value-type="float" office:value="0.679" calcext:value-type="float">
            <text:p>0.679</text:p>
          </table:table-cell>
          <table:table-cell office:value-type="float" office:value="0.68" calcext:value-type="float">
            <text:p>0.68</text:p>
          </table:table-cell>
          <table:table-cell office:value-type="float" office:value="0.677" calcext:value-type="float">
            <text:p>0.677</text:p>
          </table:table-cell>
          <table:table-cell office:value-type="float" office:value="0.687" calcext:value-type="float">
            <text:p>0.687</text:p>
          </table:table-cell>
          <table:table-cell/>
          <table:covered-table-cell/>
          <table:table-cell table:style-name="ce6" table:number-columns-repeated="5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dssp</text:p>
          </table:table-cell>
          <table:table-cell table:formula="of:=[.K15]" office:value-type="float" office:value="0.6826" calcext:value-type="float">
            <text:p>0.6826</text:p>
          </table:table-cell>
          <table:table-cell table:formula="of:=[.L15]" office:value-type="float" office:value="0.6292" calcext:value-type="float">
            <text:p>0.6292</text:p>
          </table:table-cell>
          <table:table-cell table:formula="of:=[.M15]" office:value-type="float" office:value="0.6244" calcext:value-type="float">
            <text:p>0.6244</text:p>
          </table:table-cell>
          <table:table-cell table:formula="of:=[.N15]" office:value-type="float" office:value="0.6162" calcext:value-type="float">
            <text:p>0.6162</text:p>
          </table:table-cell>
          <table:table-cell table:formula="of:=[.O15]" office:value-type="float" office:value="0.6348" calcext:value-type="float">
            <text:p>0.6348</text:p>
          </table:table-cell>
          <table:table-cell table:number-columns-repeated="2"/>
          <table:covered-table-cell/>
          <table:table-cell office:value-type="float" office:value="0.687" calcext:value-type="float">
            <text:p>0.687</text:p>
          </table:table-cell>
          <table:table-cell office:value-type="float" office:value="0.628" calcext:value-type="float">
            <text:p>0.628</text:p>
          </table:table-cell>
          <table:table-cell office:value-type="float" office:value="0.625" calcext:value-type="float">
            <text:p>0.625</text:p>
          </table:table-cell>
          <table:table-cell office:value-type="float" office:value="0.62" calcext:value-type="float">
            <text:p>0.62</text:p>
          </table:table-cell>
          <table:table-cell office:value-type="float" office:value="0.634" calcext:value-type="float">
            <text:p>0.634</text:p>
          </table:table-cell>
          <table:table-cell/>
          <table:covered-table-cell/>
          <table:table-cell office:value-type="float" office:value="0.712" calcext:value-type="float">
            <text:p>0.712</text:p>
          </table:table-cell>
          <table:table-cell office:value-type="float" office:value="0.648" calcext:value-type="float">
            <text:p>0.648</text:p>
          </table:table-cell>
          <table:table-cell office:value-type="float" office:value="0.645" calcext:value-type="float">
            <text:p>0.645</text:p>
          </table:table-cell>
          <table:table-cell office:value-type="float" office:value="0.64" calcext:value-type="float">
            <text:p>0.64</text:p>
          </table:table-cell>
          <table:table-cell office:value-type="float" office:value="0.655" calcext:value-type="float">
            <text:p>0.655</text:p>
          </table:table-cell>
          <table:table-cell/>
          <table:covered-table-cell/>
          <table:table-cell office:value-type="float" office:value="0.732" calcext:value-type="float">
            <text:p>0.732</text:p>
          </table:table-cell>
          <table:table-cell office:value-type="float" office:value="0.664" calcext:value-type="float">
            <text:p>0.664</text:p>
          </table:table-cell>
          <table:table-cell office:value-type="float" office:value="0.662" calcext:value-type="float">
            <text:p>0.662</text:p>
          </table:table-cell>
          <table:table-cell office:value-type="float" office:value="0.659" calcext:value-type="float">
            <text:p>0.659</text:p>
          </table:table-cell>
          <table:table-cell office:value-type="float" office:value="0.674" calcext:value-type="float">
            <text:p>0.674</text:p>
          </table:table-cell>
          <table:table-cell/>
          <table:covered-table-cell/>
          <table:table-cell office:value-type="float" office:value="0.746" calcext:value-type="float">
            <text:p>0.746</text:p>
          </table:table-cell>
          <table:table-cell office:value-type="float" office:value="0.675" calcext:value-type="float">
            <text:p>0.675</text:p>
          </table:table-cell>
          <table:table-cell office:value-type="float" office:value="0.674" calcext:value-type="float">
            <text:p>0.674</text:p>
          </table:table-cell>
          <table:table-cell office:value-type="float" office:value="0.671" calcext:value-type="float">
            <text:p>0.671</text:p>
          </table:table-cell>
          <table:table-cell office:value-type="float" office:value="0.686" calcext:value-type="float">
            <text:p>0.686</text:p>
          </table:table-cell>
          <table:table-cell/>
          <table:covered-table-cell/>
          <table:table-cell office:value-type="float" office:value="0.752" calcext:value-type="float">
            <text:p>0.752</text:p>
          </table:table-cell>
          <table:table-cell office:value-type="float" office:value="0.679" calcext:value-type="float">
            <text:p>0.679</text:p>
          </table:table-cell>
          <table:table-cell office:value-type="float" office:value="0.678" calcext:value-type="float">
            <text:p>0.678</text:p>
          </table:table-cell>
          <table:table-cell office:value-type="float" office:value="0.676" calcext:value-type="float">
            <text:p>0.676</text:p>
          </table:table-cell>
          <table:table-cell office:value-type="float" office:value="0.688" calcext:value-type="float">
            <text:p>0.688</text:p>
          </table:table-cell>
          <table:table-cell/>
          <table:covered-table-cell/>
          <table:table-cell office:value-type="float" office:value="0.751" calcext:value-type="float">
            <text:p>0.751</text:p>
          </table:table-cell>
          <table:table-cell office:value-type="float" office:value="0.678" calcext:value-type="float">
            <text:p>0.678</text:p>
          </table:table-cell>
          <table:table-cell office:value-type="float" office:value="0.679" calcext:value-type="float">
            <text:p>0.679</text:p>
          </table:table-cell>
          <table:table-cell office:value-type="float" office:value="0.675" calcext:value-type="float">
            <text:p>0.675</text:p>
          </table:table-cell>
          <table:table-cell office:value-type="float" office:value="0.686" calcext:value-type="float">
            <text:p>0.686</text:p>
          </table:table-cell>
          <table:table-cell/>
          <table:covered-table-cell/>
          <table:table-cell table:style-name="ce6" table:number-columns-repeated="5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stride</text:p>
          </table:table-cell>
          <table:table-cell table:formula="of:=[.K23]" office:value-type="float" office:value="0.6838" calcext:value-type="float">
            <text:p>0.6838</text:p>
          </table:table-cell>
          <table:table-cell table:formula="of:=[.L23]" office:value-type="float" office:value="0.627" calcext:value-type="float">
            <text:p>0.627</text:p>
          </table:table-cell>
          <table:table-cell table:formula="of:=[.M23]" office:value-type="float" office:value="0.626" calcext:value-type="float">
            <text:p>0.626</text:p>
          </table:table-cell>
          <table:table-cell table:formula="of:=[.N23]" office:value-type="float" office:value="0.6168" calcext:value-type="float">
            <text:p>0.6168</text:p>
          </table:table-cell>
          <table:table-cell table:formula="of:=[.O23]" office:value-type="float" office:value="0.6318" calcext:value-type="float">
            <text:p>0.6318</text:p>
          </table:table-cell>
          <table:table-cell table:number-columns-repeated="2"/>
          <table:covered-table-cell/>
          <table:table-cell office:value-type="float" office:value="0.687" calcext:value-type="float">
            <text:p>0.687</text:p>
          </table:table-cell>
          <table:table-cell office:value-type="float" office:value="0.626" calcext:value-type="float">
            <text:p>0.626</text:p>
          </table:table-cell>
          <table:table-cell office:value-type="float" office:value="0.624" calcext:value-type="float">
            <text:p>0.624</text:p>
          </table:table-cell>
          <table:table-cell office:value-type="float" office:value="0.619" calcext:value-type="float">
            <text:p>0.619</text:p>
          </table:table-cell>
          <table:table-cell office:value-type="float" office:value="0.633" calcext:value-type="float">
            <text:p>0.633</text:p>
          </table:table-cell>
          <table:table-cell/>
          <table:covered-table-cell/>
          <table:table-cell office:value-type="float" office:value="0.719" calcext:value-type="float">
            <text:p>0.719</text:p>
          </table:table-cell>
          <table:table-cell office:value-type="float" office:value="0.654" calcext:value-type="float">
            <text:p>0.654</text:p>
          </table:table-cell>
          <table:table-cell office:value-type="float" office:value="0.65" calcext:value-type="float">
            <text:p>0.65</text:p>
          </table:table-cell>
          <table:table-cell office:value-type="float" office:value="0.645" calcext:value-type="float">
            <text:p>0.645</text:p>
          </table:table-cell>
          <table:table-cell office:value-type="float" office:value="0.66" calcext:value-type="float">
            <text:p>0.66</text:p>
          </table:table-cell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kaksi</text:p>
          </table:table-cell>
          <table:table-cell table:formula="of:=[.K31]" office:value-type="float" office:value="0.678" calcext:value-type="float">
            <text:p>0.678</text:p>
          </table:table-cell>
          <table:table-cell table:formula="of:=[.L31]" office:value-type="float" office:value="0.6176" calcext:value-type="float">
            <text:p>0.6176</text:p>
          </table:table-cell>
          <table:table-cell table:formula="of:=[.M31]" office:value-type="float" office:value="0.6158" calcext:value-type="float">
            <text:p>0.6158</text:p>
          </table:table-cell>
          <table:table-cell table:formula="of:=[.N31]" office:value-type="float" office:value="0.622" calcext:value-type="float">
            <text:p>0.622</text:p>
          </table:table-cell>
          <table:table-cell table:formula="of:=[.O31]" office:value-type="float" office:value="0.622" calcext:value-type="float">
            <text:p>0.622</text:p>
          </table:table-cell>
          <table:table-cell table:number-columns-repeated="2"/>
          <table:covered-table-cell/>
          <table:table-cell table:style-name="ce4" office:value-type="float" office:value="0.688" calcext:value-type="float">
            <text:p>0.688</text:p>
          </table:table-cell>
          <table:table-cell table:style-name="ce4" office:value-type="float" office:value="0.627" calcext:value-type="float">
            <text:p>0.627</text:p>
          </table:table-cell>
          <table:table-cell table:style-name="ce4" office:value-type="float" office:value="0.624" calcext:value-type="float">
            <text:p>0.624</text:p>
          </table:table-cell>
          <table:table-cell table:style-name="ce4" office:value-type="float" office:value="0.619" calcext:value-type="float">
            <text:p>0.619</text:p>
          </table:table-cell>
          <table:table-cell table:style-name="ce4" office:value-type="float" office:value="0.632" calcext:value-type="float">
            <text:p>0.632</text:p>
          </table:table-cell>
          <table:table-cell/>
          <table:covered-table-cell/>
          <table:table-cell office:value-type="float" office:value="0.712" calcext:value-type="float">
            <text:p>0.712</text:p>
          </table:table-cell>
          <table:table-cell office:value-type="float" office:value="0.649" calcext:value-type="float">
            <text:p>0.649</text:p>
          </table:table-cell>
          <table:table-cell office:value-type="float" office:value="0.645" calcext:value-type="float">
            <text:p>0.645</text:p>
          </table:table-cell>
          <table:table-cell office:value-type="float" office:value="0.639" calcext:value-type="float">
            <text:p>0.639</text:p>
          </table:table-cell>
          <table:table-cell office:value-type="float" office:value="0.654" calcext:value-type="float">
            <text:p>0.654</text:p>
          </table:table-cell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pross</text:p>
          </table:table-cell>
          <table:table-cell table:formula="of:=[.K39]" office:value-type="float" office:value="0.674" calcext:value-type="float">
            <text:p>0.674</text:p>
          </table:table-cell>
          <table:table-cell table:formula="of:=[.L39]" office:value-type="float" office:value="0.6232" calcext:value-type="float">
            <text:p>0.6232</text:p>
          </table:table-cell>
          <table:table-cell table:formula="of:=[.M39]" office:value-type="float" office:value="0.6184" calcext:value-type="float">
            <text:p>0.6184</text:p>
          </table:table-cell>
          <table:table-cell table:formula="of:=[.N39]" office:value-type="float" office:value="0.612" calcext:value-type="float">
            <text:p>0.612</text:p>
          </table:table-cell>
          <table:table-cell table:formula="of:=[.O39]" office:value-type="float" office:value="0.6452" calcext:value-type="float">
            <text:p>0.6452</text:p>
          </table:table-cell>
          <table:table-cell table:number-columns-repeated="2"/>
          <table:covered-table-cell/>
          <table:table-cell table:style-name="ce5" table:formula="of:=AVERAGE([.K2:.K6])" office:value-type="float" office:value="0.6872" calcext:value-type="float">
            <text:p>0.6872</text:p>
          </table:table-cell>
          <table:table-cell table:style-name="ce5" table:formula="of:=AVERAGE([.L2:.L6])" office:value-type="float" office:value="0.6266" calcext:value-type="float">
            <text:p>0.6266</text:p>
          </table:table-cell>
          <table:table-cell table:style-name="ce5" table:formula="of:=AVERAGE([.M2:.M6])" office:value-type="float" office:value="0.6242" calcext:value-type="float">
            <text:p>0.6242</text:p>
          </table:table-cell>
          <table:table-cell table:style-name="ce5" table:formula="of:=AVERAGE([.N2:.N6])" office:value-type="float" office:value="0.619" calcext:value-type="float">
            <text:p>0.619</text:p>
          </table:table-cell>
          <table:table-cell table:style-name="ce5" table:formula="of:=AVERAGE([.O2:.O6])" office:value-type="float" office:value="0.6322" calcext:value-type="float">
            <text:p>0.6322</text:p>
          </table:table-cell>
          <table:table-cell/>
          <table:covered-table-cell/>
          <table:table-cell table:style-name="ce5" table:formula="of:=AVERAGE([.R2:.R6])" office:value-type="float" office:value="0.7124" calcext:value-type="float">
            <text:p>0.7124</text:p>
          </table:table-cell>
          <table:table-cell table:style-name="ce5" table:formula="of:=AVERAGE([.S2:.S6])" office:value-type="float" office:value="0.649" calcext:value-type="float">
            <text:p>0.649</text:p>
          </table:table-cell>
          <table:table-cell table:style-name="ce5" table:formula="of:=AVERAGE([.T2:.T6])" office:value-type="float" office:value="0.6454" calcext:value-type="float">
            <text:p>0.6454</text:p>
          </table:table-cell>
          <table:table-cell table:style-name="ce5" table:formula="of:=AVERAGE([.U2:.U6])" office:value-type="float" office:value="0.64" calcext:value-type="float">
            <text:p>0.64</text:p>
          </table:table-cell>
          <table:table-cell table:style-name="ce5" table:formula="of:=AVERAGE([.V2:.V6])" office:value-type="float" office:value="0.655" calcext:value-type="float">
            <text:p>0.655</text:p>
          </table:table-cell>
          <table:table-cell/>
          <table:covered-table-cell/>
          <table:table-cell table:style-name="ce5" table:formula="of:=AVERAGE([.Y2:.Y6])" office:value-type="float" office:value="0.732666666666667" calcext:value-type="float">
            <text:p>0.732666666666667</text:p>
          </table:table-cell>
          <table:table-cell table:style-name="ce5" table:formula="of:=AVERAGE([.Z2:.Z6])" office:value-type="float" office:value="0.664" calcext:value-type="float">
            <text:p>0.664</text:p>
          </table:table-cell>
          <table:table-cell table:style-name="ce5" table:formula="of:=AVERAGE([.AA2:.AA6])" office:value-type="float" office:value="0.662333333333333" calcext:value-type="float">
            <text:p>0.662333333333333</text:p>
          </table:table-cell>
          <table:table-cell table:style-name="ce5" table:formula="of:=AVERAGE([.AB2:.AB6])" office:value-type="float" office:value="0.659333333333333" calcext:value-type="float">
            <text:p>0.659333333333333</text:p>
          </table:table-cell>
          <table:table-cell table:style-name="ce5" table:formula="of:=AVERAGE([.AC2:.AC6])" office:value-type="float" office:value="0.672333333333333" calcext:value-type="float">
            <text:p>0.672333333333333</text:p>
          </table:table-cell>
          <table:table-cell/>
          <table:covered-table-cell/>
          <table:table-cell table:style-name="ce5" table:formula="of:=AVERAGE([.AF2:.AF6])" office:value-type="float" office:value="0.744666666666667" calcext:value-type="float">
            <text:p>0.744666666666667</text:p>
          </table:table-cell>
          <table:table-cell table:style-name="ce5" table:formula="of:=AVERAGE([.AG2:.AG6])" office:value-type="float" office:value="0.673666666666667" calcext:value-type="float">
            <text:p>0.673666666666667</text:p>
          </table:table-cell>
          <table:table-cell table:style-name="ce5" table:formula="of:=AVERAGE([.AH2:.AH6])" office:value-type="float" office:value="0.672333333333333" calcext:value-type="float">
            <text:p>0.672333333333333</text:p>
          </table:table-cell>
          <table:table-cell table:style-name="ce5" table:formula="of:=AVERAGE([.AI2:.AI6])" office:value-type="float" office:value="0.669333333333333" calcext:value-type="float">
            <text:p>0.669333333333333</text:p>
          </table:table-cell>
          <table:table-cell table:style-name="ce5" table:formula="of:=AVERAGE([.AJ2:.AJ6])" office:value-type="float" office:value="0.683666666666667" calcext:value-type="float">
            <text:p>0.683666666666667</text:p>
          </table:table-cell>
          <table:table-cell/>
          <table:covered-table-cell/>
          <table:table-cell table:style-name="ce5" table:formula="of:=AVERAGE([.AM2:.AM6])" office:value-type="float" office:value="0.751666666666667" calcext:value-type="float">
            <text:p>0.751666666666667</text:p>
          </table:table-cell>
          <table:table-cell table:style-name="ce5" table:formula="of:=AVERAGE([.AN2:.AN6])" office:value-type="float" office:value="0.678666666666667" calcext:value-type="float">
            <text:p>0.678666666666667</text:p>
          </table:table-cell>
          <table:table-cell table:style-name="ce5" table:formula="of:=AVERAGE([.AO2:.AO6])" office:value-type="float" office:value="0.678" calcext:value-type="float">
            <text:p>0.678</text:p>
          </table:table-cell>
          <table:table-cell table:style-name="ce5" table:formula="of:=AVERAGE([.AP2:.AP6])" office:value-type="float" office:value="0.675666666666667" calcext:value-type="float">
            <text:p>0.675666666666667</text:p>
          </table:table-cell>
          <table:table-cell table:style-name="ce5" table:formula="of:=AVERAGE([.AQ2:.AQ6])" office:value-type="float" office:value="0.688333333333333" calcext:value-type="float">
            <text:p>0.688333333333333</text:p>
          </table:table-cell>
          <table:table-cell/>
          <table:covered-table-cell/>
          <table:table-cell table:style-name="ce5" table:formula="of:=AVERAGE([.AT2:.AT6])" office:value-type="float" office:value="0.752666666666667" calcext:value-type="float">
            <text:p>0.752666666666667</text:p>
          </table:table-cell>
          <table:table-cell table:style-name="ce5" table:formula="of:=AVERAGE([.AU2:.AU6])" office:value-type="float" office:value="0.679333333333333" calcext:value-type="float">
            <text:p>0.679333333333333</text:p>
          </table:table-cell>
          <table:table-cell table:style-name="ce5" table:formula="of:=AVERAGE([.AV2:.AV6])" office:value-type="float" office:value="0.68" calcext:value-type="float">
            <text:p>0.68</text:p>
          </table:table-cell>
          <table:table-cell table:style-name="ce5" table:formula="of:=AVERAGE([.AW2:.AW6])" office:value-type="float" office:value="0.676666666666667" calcext:value-type="float">
            <text:p>0.676666666666667</text:p>
          </table:table-cell>
          <table:table-cell table:style-name="ce5" table:formula="of:=AVERAGE([.AX2:.AX6])" office:value-type="float" office:value="0.687666666666667" calcext:value-type="float">
            <text:p>0.687666666666667</text:p>
          </table:table-cell>
          <table:table-cell/>
          <table:covered-table-cell/>
          <table:table-cell table:style-name="ce5" table:formula="of:=AVERAGE([.BA2:.BA6])" office:value-type="string" office:string-value="" calcext:value-type="error">
            <text:p>#DIV/0!</text:p>
          </table:table-cell>
          <table:table-cell table:style-name="ce5" table:formula="of:=AVERAGE([.BB2:.BB6])" office:value-type="string" office:string-value="" calcext:value-type="error">
            <text:p>#DIV/0!</text:p>
          </table:table-cell>
          <table:table-cell table:style-name="ce5" table:formula="of:=AVERAGE([.BC2:.BC6])" office:value-type="string" office:string-value="" calcext:value-type="error">
            <text:p>#DIV/0!</text:p>
          </table:table-cell>
          <table:table-cell table:style-name="ce5" table:formula="of:=AVERAGE([.BD2:.BD6])" office:value-type="string" office:string-value="" calcext:value-type="error">
            <text:p>#DIV/0!</text:p>
          </table:table-cell>
          <table:table-cell table:style-name="ce5" table:formula="of:=AVERAGE([.BE2:.BE6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style-name="ce1" office:value-type="float" office:value="4" calcext:value-type="float" table:number-columns-spanned="1" table:number-rows-spanned="5">
            <text:p>4</text:p>
          </table:table-cell>
          <table:table-cell office:value-type="string" calcext:value-type="string">
            <text:p>all3</text:p>
          </table:table-cell>
          <table:table-cell table:formula="of:=[.R7]" office:value-type="float" office:value="0.7124" calcext:value-type="float">
            <text:p>0.7124</text:p>
          </table:table-cell>
          <table:table-cell table:formula="of:=[.S7]" office:value-type="float" office:value="0.649" calcext:value-type="float">
            <text:p>0.649</text:p>
          </table:table-cell>
          <table:table-cell table:formula="of:=[.T7]" office:value-type="float" office:value="0.6454" calcext:value-type="float">
            <text:p>0.6454</text:p>
          </table:table-cell>
          <table:table-cell table:formula="of:=[.U7]" office:value-type="float" office:value="0.64" calcext:value-type="float">
            <text:p>0.64</text:p>
          </table:table-cell>
          <table:table-cell table:formula="of:=[.V7]" office:value-type="float" office:value="0.655" calcext:value-type="float">
            <text:p>0.655</text:p>
          </table:table-cell>
          <table:table-cell table:number-columns-repeated="2"/>
          <table:covered-table-cell/>
          <table:table-cell table:style-name="ce5" table:formula="of:=STDEV([.K2:.K6])" office:value-type="float" office:value="0.000447213595499958" calcext:value-type="float">
            <text:p>0.0004472135955</text:p>
          </table:table-cell>
          <table:table-cell table:style-name="ce5" table:formula="of:=STDEV([.L2:.L6])" office:value-type="float" office:value="0.000894427190999917" calcext:value-type="float">
            <text:p>0.000894427191</text:p>
          </table:table-cell>
          <table:table-cell table:style-name="ce5" table:formula="of:=STDEV([.M2:.M6])" office:value-type="float" office:value="0.000447213595499958" calcext:value-type="float">
            <text:p>0.0004472135955</text:p>
          </table:table-cell>
          <table:table-cell table:style-name="ce5" table:formula="of:=STDEV([.N2:.N6])" office:value-type="float" office:value="0.000707106781186548" calcext:value-type="float">
            <text:p>0.000707106781187</text:p>
          </table:table-cell>
          <table:table-cell table:style-name="ce5" table:formula="of:=STDEV([.O2:.O6])" office:value-type="float" office:value="0.00148323969741913" calcext:value-type="float">
            <text:p>0.001483239697419</text:p>
          </table:table-cell>
          <table:table-cell/>
          <table:covered-table-cell/>
          <table:table-cell table:style-name="ce5" table:formula="of:=STDEV([.R2:.R6])" office:value-type="float" office:value="0.00391152144312159" calcext:value-type="float">
            <text:p>0.003911521443122</text:p>
          </table:table-cell>
          <table:table-cell table:style-name="ce5" table:formula="of:=STDEV([.S2:.S6])" office:value-type="float" office:value="0.00291547594742265" calcext:value-type="float">
            <text:p>0.002915475947423</text:p>
          </table:table-cell>
          <table:table-cell table:style-name="ce5" table:formula="of:=STDEV([.T2:.T6])" office:value-type="float" office:value="0.00270185121722126" calcext:value-type="float">
            <text:p>0.002701851217221</text:p>
          </table:table-cell>
          <table:table-cell table:style-name="ce5" table:formula="of:=STDEV([.U2:.U6])" office:value-type="float" office:value="0.00291547594742265" calcext:value-type="float">
            <text:p>0.002915475947423</text:p>
          </table:table-cell>
          <table:table-cell table:style-name="ce5" table:formula="of:=STDEV([.V2:.V6])" office:value-type="float" office:value="0.00291547594742265" calcext:value-type="float">
            <text:p>0.002915475947423</text:p>
          </table:table-cell>
          <table:table-cell/>
          <table:covered-table-cell/>
          <table:table-cell table:style-name="ce5" table:formula="of:=STDEV([.Y2:.Y6])" office:value-type="float" office:value="0.00115470053837925" calcext:value-type="float">
            <text:p>0.001154700538379</text:p>
          </table:table-cell>
          <table:table-cell table:style-name="ce5" table:formula="of:=STDEV([.Z2:.Z6])" office:value-type="float" office:value="0.001" calcext:value-type="float">
            <text:p>0.001</text:p>
          </table:table-cell>
          <table:table-cell table:style-name="ce5" table:formula="of:=STDEV([.AA2:.AA6])" office:value-type="float" office:value="0.000577350269189626" calcext:value-type="float">
            <text:p>0.00057735026919</text:p>
          </table:table-cell>
          <table:table-cell table:style-name="ce5" table:formula="of:=STDEV([.AB2:.AB6])" office:value-type="float" office:value="0.000577350269189626" calcext:value-type="float">
            <text:p>0.00057735026919</text:p>
          </table:table-cell>
          <table:table-cell table:style-name="ce5" table:formula="of:=STDEV([.AC2:.AC6])" office:value-type="float" office:value="0.00152752523165195" calcext:value-type="float">
            <text:p>0.001527525231652</text:p>
          </table:table-cell>
          <table:table-cell/>
          <table:covered-table-cell/>
          <table:table-cell table:style-name="ce5" table:formula="of:=STDEV([.AF2:.AF6])" office:value-type="float" office:value="0.00115470053837925" calcext:value-type="float">
            <text:p>0.001154700538379</text:p>
          </table:table-cell>
          <table:table-cell table:style-name="ce5" table:formula="of:=STDEV([.AG2:.AG6])" office:value-type="float" office:value="0.00152752523165195" calcext:value-type="float">
            <text:p>0.001527525231652</text:p>
          </table:table-cell>
          <table:table-cell table:style-name="ce5" table:formula="of:=STDEV([.AH2:.AH6])" office:value-type="float" office:value="0.00152752523165195" calcext:value-type="float">
            <text:p>0.001527525231652</text:p>
          </table:table-cell>
          <table:table-cell table:style-name="ce5" table:formula="of:=STDEV([.AI2:.AI6])" office:value-type="float" office:value="0.00152752523165195" calcext:value-type="float">
            <text:p>0.001527525231652</text:p>
          </table:table-cell>
          <table:table-cell table:style-name="ce5" table:formula="of:=STDEV([.AJ2:.AJ6])" office:value-type="float" office:value="0.00251661147842359" calcext:value-type="float">
            <text:p>0.002516611478424</text:p>
          </table:table-cell>
          <table:table-cell/>
          <table:covered-table-cell/>
          <table:table-cell table:style-name="ce5" table:formula="of:=STDEV([.AM2:.AM6])" office:value-type="float" office:value="0.000577350269189626" calcext:value-type="float">
            <text:p>0.00057735026919</text:p>
          </table:table-cell>
          <table:table-cell table:style-name="ce5" table:formula="of:=STDEV([.AN2:.AN6])" office:value-type="float" office:value="0.000577350269189626" calcext:value-type="float">
            <text:p>0.00057735026919</text:p>
          </table:table-cell>
          <table:table-cell table:style-name="ce5" table:formula="of:=STDEV([.AO2:.AO6])" office:value-type="float" office:value="0" calcext:value-type="float">
            <text:p>0</text:p>
          </table:table-cell>
          <table:table-cell table:style-name="ce5" table:formula="of:=STDEV([.AP2:.AP6])" office:value-type="float" office:value="0.000577350269189626" calcext:value-type="float">
            <text:p>0.00057735026919</text:p>
          </table:table-cell>
          <table:table-cell table:style-name="ce5" table:formula="of:=STDEV([.AQ2:.AQ6])" office:value-type="float" office:value="0.000577350269189626" calcext:value-type="float">
            <text:p>0.00057735026919</text:p>
          </table:table-cell>
          <table:table-cell/>
          <table:covered-table-cell/>
          <table:table-cell table:style-name="ce5" table:formula="of:=STDEV([.AT2:.AT6])" office:value-type="float" office:value="0.00152752523165195" calcext:value-type="float">
            <text:p>0.001527525231652</text:p>
          </table:table-cell>
          <table:table-cell table:style-name="ce5" table:formula="of:=STDEV([.AU2:.AU6])" office:value-type="float" office:value="0.00152752523165195" calcext:value-type="float">
            <text:p>0.001527525231652</text:p>
          </table:table-cell>
          <table:table-cell table:style-name="ce5" table:formula="of:=STDEV([.AV2:.AV6])" office:value-type="float" office:value="0.001" calcext:value-type="float">
            <text:p>0.001</text:p>
          </table:table-cell>
          <table:table-cell table:style-name="ce5" table:formula="of:=STDEV([.AW2:.AW6])" office:value-type="float" office:value="0.00152752523165195" calcext:value-type="float">
            <text:p>0.001527525231652</text:p>
          </table:table-cell>
          <table:table-cell table:style-name="ce5" table:formula="of:=STDEV([.AX2:.AX6])" office:value-type="float" office:value="0.00208166599946613" calcext:value-type="float">
            <text:p>0.002081665999466</text:p>
          </table:table-cell>
          <table:table-cell/>
          <table:covered-table-cell/>
          <table:table-cell table:style-name="ce5" table:formula="of:=STDEV([.BA2:.BA6])" office:value-type="string" office:string-value="" calcext:value-type="error">
            <text:p>#DIV/0!</text:p>
          </table:table-cell>
          <table:table-cell table:style-name="ce5" table:formula="of:=STDEV([.BB2:.BB6])" office:value-type="string" office:string-value="" calcext:value-type="error">
            <text:p>#DIV/0!</text:p>
          </table:table-cell>
          <table:table-cell table:style-name="ce5" table:formula="of:=STDEV([.BC2:.BC6])" office:value-type="string" office:string-value="" calcext:value-type="error">
            <text:p>#DIV/0!</text:p>
          </table:table-cell>
          <table:table-cell table:style-name="ce5" table:formula="of:=STDEV([.BD2:.BD6])" office:value-type="string" office:string-value="" calcext:value-type="error">
            <text:p>#DIV/0!</text:p>
          </table:table-cell>
          <table:table-cell table:style-name="ce5" table:formula="of:=STDEV([.BE2:.BE6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dssp</text:p>
          </table:table-cell>
          <table:table-cell table:formula="of:=[.R15]" office:value-type="float" office:value="0.706" calcext:value-type="float">
            <text:p>0.706</text:p>
          </table:table-cell>
          <table:table-cell table:formula="of:=[.S15]" office:value-type="float" office:value="0.65" calcext:value-type="float">
            <text:p>0.65</text:p>
          </table:table-cell>
          <table:table-cell table:formula="of:=[.T15]" office:value-type="float" office:value="0.644" calcext:value-type="float">
            <text:p>0.644</text:p>
          </table:table-cell>
          <table:table-cell table:formula="of:=[.U15]" office:value-type="float" office:value="0.6344" calcext:value-type="float">
            <text:p>0.6344</text:p>
          </table:table-cell>
          <table:table-cell table:formula="of:=[.V15]" office:value-type="float" office:value="0.6548" calcext:value-type="float">
            <text:p>0.6548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tride</text:p>
          </table:table-cell>
          <table:table-cell table:formula="of:=[.R23]" office:value-type="float" office:value="0.7092" calcext:value-type="float">
            <text:p>0.7092</text:p>
          </table:table-cell>
          <table:table-cell table:formula="of:=[.S23]" office:value-type="float" office:value="0.6504" calcext:value-type="float">
            <text:p>0.6504</text:p>
          </table:table-cell>
          <table:table-cell table:formula="of:=[.T23]" office:value-type="float" office:value="0.6482" calcext:value-type="float">
            <text:p>0.6482</text:p>
          </table:table-cell>
          <table:table-cell table:formula="of:=[.U23]" office:value-type="float" office:value="0.6378" calcext:value-type="float">
            <text:p>0.6378</text:p>
          </table:table-cell>
          <table:table-cell table:formula="of:=[.V23]" office:value-type="float" office:value="0.6554" calcext:value-type="float">
            <text:p>0.6554</text:p>
          </table:table-cell>
          <table:table-cell table:number-columns-repeated="2"/>
          <table:table-cell table:style-name="ce1" office:value-type="string" calcext:value-type="string" table:number-columns-spanned="1" table:number-rows-spanned="7">
            <text:p>DSSP 2</text:p>
          </table:table-cell>
          <table:table-cell table:style-name="ce3" office:value-type="float" office:value="0.683" calcext:value-type="float">
            <text:p>0.683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624" calcext:value-type="float">
            <text:p>0.624</text:p>
          </table:table-cell>
          <table:table-cell table:style-name="ce3" office:value-type="float" office:value="0.616" calcext:value-type="float">
            <text:p>0.616</text:p>
          </table:table-cell>
          <table:table-cell table:style-name="ce3" office:value-type="float" office:value="0.635" calcext:value-type="float">
            <text:p>0.635</text:p>
          </table:table-cell>
          <table:table-cell/>
          <table:table-cell table:style-name="ce1" office:value-type="string" calcext:value-type="string" table:number-columns-spanned="1" table:number-rows-spanned="7">
            <text:p>DSSP 4</text:p>
          </table:table-cell>
          <table:table-cell office:value-type="float" office:value="0.707" calcext:value-type="float">
            <text:p>0.707</text:p>
          </table:table-cell>
          <table:table-cell office:value-type="float" office:value="0.651" calcext:value-type="float">
            <text:p>0.651</text:p>
          </table:table-cell>
          <table:table-cell office:value-type="float" office:value="0.645" calcext:value-type="float">
            <text:p>0.645</text:p>
          </table:table-cell>
          <table:table-cell office:value-type="float" office:value="0.635" calcext:value-type="float">
            <text:p>0.635</text:p>
          </table:table-cell>
          <table:table-cell office:value-type="float" office:value="0.657" calcext:value-type="float">
            <text:p>0.657</text:p>
          </table:table-cell>
          <table:table-cell/>
          <table:table-cell table:style-name="ce1" office:value-type="string" calcext:value-type="string" table:number-columns-spanned="1" table:number-rows-spanned="7">
            <text:p>DSSP 8</text:p>
          </table:table-cell>
          <table:table-cell office:value-type="float" office:value="0.729" calcext:value-type="float">
            <text:p>0.729</text:p>
          </table:table-cell>
          <table:table-cell office:value-type="float" office:value="0.669" calcext:value-type="float">
            <text:p>0.669</text:p>
          </table:table-cell>
          <table:table-cell office:value-type="float" office:value="0.664" calcext:value-type="float">
            <text:p>0.664</text:p>
          </table:table-cell>
          <table:table-cell office:value-type="float" office:value="0.655" calcext:value-type="float">
            <text:p>0.655</text:p>
          </table:table-cell>
          <table:table-cell office:value-type="float" office:value="0.676" calcext:value-type="float">
            <text:p>0.676</text:p>
          </table:table-cell>
          <table:table-cell/>
          <table:table-cell table:style-name="ce1" office:value-type="string" calcext:value-type="string" table:number-columns-spanned="1" table:number-rows-spanned="7">
            <text:p>DSSP 16</text:p>
          </table:table-cell>
          <table:table-cell office:value-type="float" office:value="0.739" calcext:value-type="float">
            <text:p>0.739</text:p>
          </table:table-cell>
          <table:table-cell office:value-type="float" office:value="0.678" calcext:value-type="float">
            <text:p>0.678</text:p>
          </table:table-cell>
          <table:table-cell office:value-type="float" office:value="0.673" calcext:value-type="float">
            <text:p>0.673</text:p>
          </table:table-cell>
          <table:table-cell office:value-type="float" office:value="0.663" calcext:value-type="float">
            <text:p>0.663</text:p>
          </table:table-cell>
          <table:table-cell office:value-type="float" office:value="0.684" calcext:value-type="float">
            <text:p>0.684</text:p>
          </table:table-cell>
          <table:table-cell/>
          <table:table-cell table:style-name="ce1" office:value-type="string" calcext:value-type="string" table:number-columns-spanned="1" table:number-rows-spanned="7">
            <text:p>DSSP 32</text:p>
          </table:table-cell>
          <table:table-cell office:value-type="float" office:value="0.745" calcext:value-type="float">
            <text:p>0.745</text:p>
          </table:table-cell>
          <table:table-cell office:value-type="float" office:value="0.684" calcext:value-type="float">
            <text:p>0.684</text:p>
          </table:table-cell>
          <table:table-cell office:value-type="float" office:value="0.679" calcext:value-type="float">
            <text:p>0.679</text:p>
          </table:table-cell>
          <table:table-cell office:value-type="float" office:value="0.667" calcext:value-type="float">
            <text:p>0.667</text:p>
          </table:table-cell>
          <table:table-cell office:value-type="float" office:value="0.69" calcext:value-type="float">
            <text:p>0.69</text:p>
          </table:table-cell>
          <table:table-cell/>
          <table:table-cell table:style-name="ce1" office:value-type="string" calcext:value-type="string" table:number-columns-spanned="1" table:number-rows-spanned="7">
            <text:p>DSSP 64</text:p>
          </table:table-cell>
          <table:table-cell office:value-type="float" office:value="0.748" calcext:value-type="float">
            <text:p>0.748</text:p>
          </table:table-cell>
          <table:table-cell office:value-type="float" office:value="0.687" calcext:value-type="float">
            <text:p>0.687</text:p>
          </table:table-cell>
          <table:table-cell office:value-type="float" office:value="0.682" calcext:value-type="float">
            <text:p>0.682</text:p>
          </table:table-cell>
          <table:table-cell office:value-type="float" office:value="0.67" calcext:value-type="float">
            <text:p>0.67</text:p>
          </table:table-cell>
          <table:table-cell office:value-type="float" office:value="0.69" calcext:value-type="float">
            <text:p>0.69</text:p>
          </table:table-cell>
          <table:table-cell/>
          <table:table-cell table:style-name="ce1" office:value-type="string" calcext:value-type="string" table:number-columns-spanned="1" table:number-rows-spanned="7">
            <text:p>DSSP 128</text:p>
          </table:table-cell>
          <table:table-cell table:style-name="ce8" table:number-columns-repeated="5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kaksi</text:p>
          </table:table-cell>
          <table:table-cell table:formula="of:=[.R31]" office:value-type="float" office:value="0.6962" calcext:value-type="float">
            <text:p>0.6962</text:p>
          </table:table-cell>
          <table:table-cell table:formula="of:=[.S31]" office:value-type="float" office:value="0.631" calcext:value-type="float">
            <text:p>0.631</text:p>
          </table:table-cell>
          <table:table-cell table:formula="of:=[.T31]" office:value-type="float" office:value="0.6308" calcext:value-type="float">
            <text:p>0.6308</text:p>
          </table:table-cell>
          <table:table-cell table:formula="of:=[.U31]" office:value-type="float" office:value="0.639" calcext:value-type="float">
            <text:p>0.639</text:p>
          </table:table-cell>
          <table:table-cell table:formula="of:=[.V31]" office:value-type="float" office:value="0.6386" calcext:value-type="float">
            <text:p>0.6386</text:p>
          </table:table-cell>
          <table:table-cell table:number-columns-repeated="2"/>
          <table:covered-table-cell/>
          <table:table-cell office:value-type="float" office:value="0.683" calcext:value-type="float">
            <text:p>0.683</text:p>
          </table:table-cell>
          <table:table-cell office:value-type="float" office:value="0.629" calcext:value-type="float">
            <text:p>0.629</text:p>
          </table:table-cell>
          <table:table-cell office:value-type="float" office:value="0.625" calcext:value-type="float">
            <text:p>0.625</text:p>
          </table:table-cell>
          <table:table-cell office:value-type="float" office:value="0.616" calcext:value-type="float">
            <text:p>0.616</text:p>
          </table:table-cell>
          <table:table-cell office:value-type="float" office:value="0.635" calcext:value-type="float">
            <text:p>0.635</text:p>
          </table:table-cell>
          <table:table-cell/>
          <table:covered-table-cell/>
          <table:table-cell office:value-type="float" office:value="0.706" calcext:value-type="float">
            <text:p>0.706</text:p>
          </table:table-cell>
          <table:table-cell office:value-type="float" office:value="0.65" calcext:value-type="float">
            <text:p>0.65</text:p>
          </table:table-cell>
          <table:table-cell office:value-type="float" office:value="0.644" calcext:value-type="float">
            <text:p>0.644</text:p>
          </table:table-cell>
          <table:table-cell office:value-type="float" office:value="0.634" calcext:value-type="float">
            <text:p>0.634</text:p>
          </table:table-cell>
          <table:table-cell office:value-type="float" office:value="0.654" calcext:value-type="float">
            <text:p>0.654</text:p>
          </table:table-cell>
          <table:table-cell/>
          <table:covered-table-cell/>
          <table:table-cell office:value-type="float" office:value="0.73" calcext:value-type="float">
            <text:p>0.73</text:p>
          </table:table-cell>
          <table:table-cell office:value-type="float" office:value="0.669" calcext:value-type="float">
            <text:p>0.669</text:p>
          </table:table-cell>
          <table:table-cell office:value-type="float" office:value="0.664" calcext:value-type="float">
            <text:p>0.664</text:p>
          </table:table-cell>
          <table:table-cell office:value-type="float" office:value="0.655" calcext:value-type="float">
            <text:p>0.655</text:p>
          </table:table-cell>
          <table:table-cell office:value-type="float" office:value="0.676" calcext:value-type="float">
            <text:p>0.676</text:p>
          </table:table-cell>
          <table:table-cell/>
          <table:covered-table-cell/>
          <table:table-cell office:value-type="float" office:value="0.738" calcext:value-type="float">
            <text:p>0.738</text:p>
          </table:table-cell>
          <table:table-cell office:value-type="float" office:value="0.677" calcext:value-type="float">
            <text:p>0.677</text:p>
          </table:table-cell>
          <table:table-cell office:value-type="float" office:value="0.672" calcext:value-type="float">
            <text:p>0.672</text:p>
          </table:table-cell>
          <table:table-cell office:value-type="float" office:value="0.662" calcext:value-type="float">
            <text:p>0.662</text:p>
          </table:table-cell>
          <table:table-cell office:value-type="float" office:value="0.684" calcext:value-type="float">
            <text:p>0.684</text:p>
          </table:table-cell>
          <table:table-cell/>
          <table:covered-table-cell/>
          <table:table-cell office:value-type="float" office:value="0.747" calcext:value-type="float">
            <text:p>0.747</text:p>
          </table:table-cell>
          <table:table-cell office:value-type="float" office:value="0.684" calcext:value-type="float">
            <text:p>0.684</text:p>
          </table:table-cell>
          <table:table-cell office:value-type="float" office:value="0.68" calcext:value-type="float">
            <text:p>0.68</text:p>
          </table:table-cell>
          <table:table-cell office:value-type="float" office:value="0.669" calcext:value-type="float">
            <text:p>0.669</text:p>
          </table:table-cell>
          <table:table-cell office:value-type="float" office:value="0.689" calcext:value-type="float">
            <text:p>0.689</text:p>
          </table:table-cell>
          <table:table-cell/>
          <table:covered-table-cell/>
          <table:table-cell office:value-type="float" office:value="0.747" calcext:value-type="float">
            <text:p>0.747</text:p>
          </table:table-cell>
          <table:table-cell office:value-type="float" office:value="0.687" calcext:value-type="float">
            <text:p>0.687</text:p>
          </table:table-cell>
          <table:table-cell office:value-type="float" office:value="0.682" calcext:value-type="float">
            <text:p>0.682</text:p>
          </table:table-cell>
          <table:table-cell office:value-type="float" office:value="0.669" calcext:value-type="float">
            <text:p>0.669</text:p>
          </table:table-cell>
          <table:table-cell office:value-type="float" office:value="0.69" calcext:value-type="float">
            <text:p>0.69</text:p>
          </table:table-cell>
          <table:table-cell/>
          <table:covered-table-cell/>
          <table:table-cell table:style-name="ce6" table:number-columns-repeated="5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pross</text:p>
          </table:table-cell>
          <table:table-cell table:formula="of:=[.R39]" office:value-type="float" office:value="0.6996" calcext:value-type="float">
            <text:p>0.6996</text:p>
          </table:table-cell>
          <table:table-cell table:formula="of:=[.S39]" office:value-type="float" office:value="0.6448" calcext:value-type="float">
            <text:p>0.6448</text:p>
          </table:table-cell>
          <table:table-cell table:formula="of:=[.T39]" office:value-type="float" office:value="0.6396" calcext:value-type="float">
            <text:p>0.6396</text:p>
          </table:table-cell>
          <table:table-cell table:formula="of:=[.U39]" office:value-type="float" office:value="0.6328" calcext:value-type="float">
            <text:p>0.6328</text:p>
          </table:table-cell>
          <table:table-cell table:formula="of:=[.V39]" office:value-type="float" office:value="0.6686" calcext:value-type="float">
            <text:p>0.6686</text:p>
          </table:table-cell>
          <table:table-cell table:number-columns-repeated="2"/>
          <table:covered-table-cell/>
          <table:table-cell office:value-type="float" office:value="0.682" calcext:value-type="float">
            <text:p>0.682</text:p>
          </table:table-cell>
          <table:table-cell office:value-type="float" office:value="0.629" calcext:value-type="float">
            <text:p>0.629</text:p>
          </table:table-cell>
          <table:table-cell office:value-type="float" office:value="0.625" calcext:value-type="float">
            <text:p>0.625</text:p>
          </table:table-cell>
          <table:table-cell office:value-type="float" office:value="0.616" calcext:value-type="float">
            <text:p>0.616</text:p>
          </table:table-cell>
          <table:table-cell office:value-type="float" office:value="0.636" calcext:value-type="float">
            <text:p>0.636</text:p>
          </table:table-cell>
          <table:table-cell/>
          <table:covered-table-cell/>
          <table:table-cell office:value-type="float" office:value="0.712" calcext:value-type="float">
            <text:p>0.712</text:p>
          </table:table-cell>
          <table:table-cell office:value-type="float" office:value="0.655" calcext:value-type="float">
            <text:p>0.655</text:p>
          </table:table-cell>
          <table:table-cell office:value-type="float" office:value="0.649" calcext:value-type="float">
            <text:p>0.649</text:p>
          </table:table-cell>
          <table:table-cell office:value-type="float" office:value="0.64" calcext:value-type="float">
            <text:p>0.64</text:p>
          </table:table-cell>
          <table:table-cell office:value-type="float" office:value="0.661" calcext:value-type="float">
            <text:p>0.661</text:p>
          </table:table-cell>
          <table:table-cell/>
          <table:covered-table-cell/>
          <table:table-cell office:value-type="float" office:value="0.732" calcext:value-type="float">
            <text:p>0.732</text:p>
          </table:table-cell>
          <table:table-cell office:value-type="float" office:value="0.669" calcext:value-type="float">
            <text:p>0.669</text:p>
          </table:table-cell>
          <table:table-cell office:value-type="float" office:value="0.665" calcext:value-type="float">
            <text:p>0.665</text:p>
          </table:table-cell>
          <table:table-cell office:value-type="float" office:value="0.656" calcext:value-type="float">
            <text:p>0.656</text:p>
          </table:table-cell>
          <table:table-cell office:value-type="float" office:value="0.675" calcext:value-type="float">
            <text:p>0.675</text:p>
          </table:table-cell>
          <table:table-cell/>
          <table:covered-table-cell/>
          <table:table-cell office:value-type="float" office:value="0.741" calcext:value-type="float">
            <text:p>0.741</text:p>
          </table:table-cell>
          <table:table-cell office:value-type="float" office:value="0.678" calcext:value-type="float">
            <text:p>0.678</text:p>
          </table:table-cell>
          <table:table-cell office:value-type="float" office:value="0.674" calcext:value-type="float">
            <text:p>0.674</text:p>
          </table:table-cell>
          <table:table-cell office:value-type="float" office:value="0.664" calcext:value-type="float">
            <text:p>0.664</text:p>
          </table:table-cell>
          <table:table-cell office:value-type="float" office:value="0.685" calcext:value-type="float">
            <text:p>0.685</text:p>
          </table:table-cell>
          <table:table-cell/>
          <table:covered-table-cell/>
          <table:table-cell office:value-type="float" office:value="0.746" calcext:value-type="float">
            <text:p>0.746</text:p>
          </table:table-cell>
          <table:table-cell office:value-type="float" office:value="0.685" calcext:value-type="float">
            <text:p>0.685</text:p>
          </table:table-cell>
          <table:table-cell office:value-type="float" office:value="0.68" calcext:value-type="float">
            <text:p>0.68</text:p>
          </table:table-cell>
          <table:table-cell office:value-type="float" office:value="0.669" calcext:value-type="float">
            <text:p>0.669</text:p>
          </table:table-cell>
          <table:table-cell office:value-type="float" office:value="0.69" calcext:value-type="float">
            <text:p>0.69</text:p>
          </table:table-cell>
          <table:table-cell/>
          <table:covered-table-cell/>
          <table:table-cell office:value-type="float" office:value="0.748" calcext:value-type="float">
            <text:p>0.748</text:p>
          </table:table-cell>
          <table:table-cell office:value-type="float" office:value="0.687" calcext:value-type="float">
            <text:p>0.687</text:p>
          </table:table-cell>
          <table:table-cell office:value-type="float" office:value="0.682" calcext:value-type="float">
            <text:p>0.682</text:p>
          </table:table-cell>
          <table:table-cell office:value-type="float" office:value="0.669" calcext:value-type="float">
            <text:p>0.669</text:p>
          </table:table-cell>
          <table:table-cell office:value-type="float" office:value="0.692" calcext:value-type="float">
            <text:p>0.692</text:p>
          </table:table-cell>
          <table:table-cell/>
          <table:covered-table-cell/>
          <table:table-cell table:style-name="ce6" table:number-columns-repeated="5"/>
          <table:table-cell table:number-columns-repeated="6"/>
        </table:table-row>
        <table:table-row table:style-name="ro1">
          <table:table-cell table:style-name="ce1" office:value-type="float" office:value="8" calcext:value-type="float" table:number-columns-spanned="1" table:number-rows-spanned="5">
            <text:p>8</text:p>
          </table:table-cell>
          <table:table-cell office:value-type="string" calcext:value-type="string">
            <text:p>all3</text:p>
          </table:table-cell>
          <table:table-cell table:formula="of:=[.Y7]" office:value-type="float" office:value="0.732666666666667" calcext:value-type="float">
            <text:p>0.732666666666667</text:p>
          </table:table-cell>
          <table:table-cell table:formula="of:=[.Z7]" office:value-type="float" office:value="0.664" calcext:value-type="float">
            <text:p>0.664</text:p>
          </table:table-cell>
          <table:table-cell table:formula="of:=[.AA7]" office:value-type="float" office:value="0.662333333333333" calcext:value-type="float">
            <text:p>0.662333333333333</text:p>
          </table:table-cell>
          <table:table-cell table:formula="of:=[.AB7]" office:value-type="float" office:value="0.659333333333333" calcext:value-type="float">
            <text:p>0.659333333333333</text:p>
          </table:table-cell>
          <table:table-cell table:formula="of:=[.AC7]" office:value-type="float" office:value="0.672333333333333" calcext:value-type="float">
            <text:p>0.672333333333333</text:p>
          </table:table-cell>
          <table:table-cell table:number-columns-repeated="2"/>
          <table:covered-table-cell/>
          <table:table-cell office:value-type="float" office:value="0.682" calcext:value-type="float">
            <text:p>0.682</text:p>
          </table:table-cell>
          <table:table-cell office:value-type="float" office:value="0.629" calcext:value-type="float">
            <text:p>0.629</text:p>
          </table:table-cell>
          <table:table-cell office:value-type="float" office:value="0.624" calcext:value-type="float">
            <text:p>0.624</text:p>
          </table:table-cell>
          <table:table-cell office:value-type="float" office:value="0.616" calcext:value-type="float">
            <text:p>0.616</text:p>
          </table:table-cell>
          <table:table-cell office:value-type="float" office:value="0.634" calcext:value-type="float">
            <text:p>0.634</text:p>
          </table:table-cell>
          <table:table-cell/>
          <table:covered-table-cell/>
          <table:table-cell office:value-type="float" office:value="0.701" calcext:value-type="float">
            <text:p>0.701</text:p>
          </table:table-cell>
          <table:table-cell office:value-type="float" office:value="0.644" calcext:value-type="float">
            <text:p>0.644</text:p>
          </table:table-cell>
          <table:table-cell office:value-type="float" office:value="0.639" calcext:value-type="float">
            <text:p>0.639</text:p>
          </table:table-cell>
          <table:table-cell office:value-type="float" office:value="0.629" calcext:value-type="float">
            <text:p>0.629</text:p>
          </table:table-cell>
          <table:table-cell office:value-type="float" office:value="0.648" calcext:value-type="float">
            <text:p>0.648</text:p>
          </table:table-cell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dssp</text:p>
          </table:table-cell>
          <table:table-cell table:formula="of:=[.Y15]" office:value-type="float" office:value="0.730333333333333" calcext:value-type="float">
            <text:p>0.730333333333333</text:p>
          </table:table-cell>
          <table:table-cell table:formula="of:=[.Z15]" office:value-type="float" office:value="0.669" calcext:value-type="float">
            <text:p>0.669</text:p>
          </table:table-cell>
          <table:table-cell table:formula="of:=[.AA15]" office:value-type="float" office:value="0.664333333333333" calcext:value-type="float">
            <text:p>0.664333333333333</text:p>
          </table:table-cell>
          <table:table-cell table:formula="of:=[.AB15]" office:value-type="float" office:value="0.655333333333333" calcext:value-type="float">
            <text:p>0.655333333333333</text:p>
          </table:table-cell>
          <table:table-cell table:formula="of:=[.AC15]" office:value-type="float" office:value="0.675666666666667" calcext:value-type="float">
            <text:p>0.675666666666667</text:p>
          </table:table-cell>
          <table:table-cell table:number-columns-repeated="2"/>
          <table:covered-table-cell/>
          <table:table-cell table:style-name="ce4" office:value-type="float" office:value="0.683" calcext:value-type="float">
            <text:p>0.683</text:p>
          </table:table-cell>
          <table:table-cell table:style-name="ce4" office:value-type="float" office:value="0.629" calcext:value-type="float">
            <text:p>0.629</text:p>
          </table:table-cell>
          <table:table-cell table:style-name="ce4" office:value-type="float" office:value="0.624" calcext:value-type="float">
            <text:p>0.624</text:p>
          </table:table-cell>
          <table:table-cell table:style-name="ce4" office:value-type="float" office:value="0.617" calcext:value-type="float">
            <text:p>0.617</text:p>
          </table:table-cell>
          <table:table-cell table:style-name="ce4" office:value-type="float" office:value="0.634" calcext:value-type="float">
            <text:p>0.634</text:p>
          </table:table-cell>
          <table:table-cell/>
          <table:covered-table-cell/>
          <table:table-cell office:value-type="float" office:value="0.704" calcext:value-type="float">
            <text:p>0.704</text:p>
          </table:table-cell>
          <table:table-cell office:value-type="float" office:value="0.65" calcext:value-type="float">
            <text:p>0.65</text:p>
          </table:table-cell>
          <table:table-cell office:value-type="float" office:value="0.643" calcext:value-type="float">
            <text:p>0.643</text:p>
          </table:table-cell>
          <table:table-cell office:value-type="float" office:value="0.634" calcext:value-type="float">
            <text:p>0.634</text:p>
          </table:table-cell>
          <table:table-cell office:value-type="float" office:value="0.654" calcext:value-type="float">
            <text:p>0.654</text:p>
          </table:table-cell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stride</text:p>
          </table:table-cell>
          <table:table-cell table:formula="of:=[.Y23]" office:value-type="float" office:value="0.729666666666667" calcext:value-type="float">
            <text:p>0.729666666666667</text:p>
          </table:table-cell>
          <table:table-cell table:formula="of:=[.Z23]" office:value-type="float" office:value="0.665666666666667" calcext:value-type="float">
            <text:p>0.665666666666667</text:p>
          </table:table-cell>
          <table:table-cell table:formula="of:=[.AA23]" office:value-type="float" office:value="0.665" calcext:value-type="float">
            <text:p>0.665</text:p>
          </table:table-cell>
          <table:table-cell table:formula="of:=[.AB23]" office:value-type="float" office:value="0.656333333333333" calcext:value-type="float">
            <text:p>0.656333333333333</text:p>
          </table:table-cell>
          <table:table-cell table:formula="of:=[.AC23]" office:value-type="float" office:value="0.672666666666667" calcext:value-type="float">
            <text:p>0.672666666666667</text:p>
          </table:table-cell>
          <table:table-cell table:number-columns-repeated="2"/>
          <table:covered-table-cell/>
          <table:table-cell table:style-name="ce5" table:formula="of:=AVERAGE([.K10:.K14])" office:value-type="float" office:value="0.6826" calcext:value-type="float">
            <text:p>0.6826</text:p>
          </table:table-cell>
          <table:table-cell table:style-name="ce5" table:formula="of:=AVERAGE([.L10:.L14])" office:value-type="float" office:value="0.6292" calcext:value-type="float">
            <text:p>0.6292</text:p>
          </table:table-cell>
          <table:table-cell table:style-name="ce5" table:formula="of:=AVERAGE([.M10:.M14])" office:value-type="float" office:value="0.6244" calcext:value-type="float">
            <text:p>0.6244</text:p>
          </table:table-cell>
          <table:table-cell table:style-name="ce5" table:formula="of:=AVERAGE([.N10:.N14])" office:value-type="float" office:value="0.6162" calcext:value-type="float">
            <text:p>0.6162</text:p>
          </table:table-cell>
          <table:table-cell table:style-name="ce5" table:formula="of:=AVERAGE([.O10:.O14])" office:value-type="float" office:value="0.6348" calcext:value-type="float">
            <text:p>0.6348</text:p>
          </table:table-cell>
          <table:table-cell/>
          <table:covered-table-cell/>
          <table:table-cell table:style-name="ce5" table:formula="of:=AVERAGE([.R10:.R14])" office:value-type="float" office:value="0.706" calcext:value-type="float">
            <text:p>0.706</text:p>
          </table:table-cell>
          <table:table-cell table:style-name="ce5" table:formula="of:=AVERAGE([.S10:.S14])" office:value-type="float" office:value="0.65" calcext:value-type="float">
            <text:p>0.65</text:p>
          </table:table-cell>
          <table:table-cell table:style-name="ce5" table:formula="of:=AVERAGE([.T10:.T14])" office:value-type="float" office:value="0.644" calcext:value-type="float">
            <text:p>0.644</text:p>
          </table:table-cell>
          <table:table-cell table:style-name="ce5" table:formula="of:=AVERAGE([.U10:.U14])" office:value-type="float" office:value="0.6344" calcext:value-type="float">
            <text:p>0.6344</text:p>
          </table:table-cell>
          <table:table-cell table:style-name="ce5" table:formula="of:=AVERAGE([.V10:.V14])" office:value-type="float" office:value="0.6548" calcext:value-type="float">
            <text:p>0.6548</text:p>
          </table:table-cell>
          <table:table-cell/>
          <table:covered-table-cell/>
          <table:table-cell table:style-name="ce5" table:formula="of:=AVERAGE([.Y10:.Y14])" office:value-type="float" office:value="0.730333333333333" calcext:value-type="float">
            <text:p>0.730333333333333</text:p>
          </table:table-cell>
          <table:table-cell table:style-name="ce5" table:formula="of:=AVERAGE([.Z10:.Z14])" office:value-type="float" office:value="0.669" calcext:value-type="float">
            <text:p>0.669</text:p>
          </table:table-cell>
          <table:table-cell table:style-name="ce5" table:formula="of:=AVERAGE([.AA10:.AA14])" office:value-type="float" office:value="0.664333333333333" calcext:value-type="float">
            <text:p>0.664333333333333</text:p>
          </table:table-cell>
          <table:table-cell table:style-name="ce5" table:formula="of:=AVERAGE([.AB10:.AB14])" office:value-type="float" office:value="0.655333333333333" calcext:value-type="float">
            <text:p>0.655333333333333</text:p>
          </table:table-cell>
          <table:table-cell table:style-name="ce5" table:formula="of:=AVERAGE([.AC10:.AC14])" office:value-type="float" office:value="0.675666666666667" calcext:value-type="float">
            <text:p>0.675666666666667</text:p>
          </table:table-cell>
          <table:table-cell/>
          <table:covered-table-cell/>
          <table:table-cell table:style-name="ce5" table:formula="of:=AVERAGE([.AF10:.AF14])" office:value-type="float" office:value="0.739333333333333" calcext:value-type="float">
            <text:p>0.739333333333333</text:p>
          </table:table-cell>
          <table:table-cell table:style-name="ce5" table:formula="of:=AVERAGE([.AG10:.AG14])" office:value-type="float" office:value="0.677666666666667" calcext:value-type="float">
            <text:p>0.677666666666667</text:p>
          </table:table-cell>
          <table:table-cell table:style-name="ce5" table:formula="of:=AVERAGE([.AH10:.AH14])" office:value-type="float" office:value="0.673" calcext:value-type="float">
            <text:p>0.673</text:p>
          </table:table-cell>
          <table:table-cell table:style-name="ce5" table:formula="of:=AVERAGE([.AI10:.AI14])" office:value-type="float" office:value="0.663" calcext:value-type="float">
            <text:p>0.663</text:p>
          </table:table-cell>
          <table:table-cell table:style-name="ce5" table:formula="of:=AVERAGE([.AJ10:.AJ14])" office:value-type="float" office:value="0.684333333333333" calcext:value-type="float">
            <text:p>0.684333333333333</text:p>
          </table:table-cell>
          <table:table-cell/>
          <table:covered-table-cell/>
          <table:table-cell table:style-name="ce5" table:formula="of:=AVERAGE([.AM10:.AM14])" office:value-type="float" office:value="0.746" calcext:value-type="float">
            <text:p>0.746</text:p>
          </table:table-cell>
          <table:table-cell table:style-name="ce5" table:formula="of:=AVERAGE([.AN10:.AN14])" office:value-type="float" office:value="0.684333333333333" calcext:value-type="float">
            <text:p>0.684333333333333</text:p>
          </table:table-cell>
          <table:table-cell table:style-name="ce5" table:formula="of:=AVERAGE([.AO10:.AO14])" office:value-type="float" office:value="0.679666666666667" calcext:value-type="float">
            <text:p>0.679666666666667</text:p>
          </table:table-cell>
          <table:table-cell table:style-name="ce5" table:formula="of:=AVERAGE([.AP10:.AP14])" office:value-type="float" office:value="0.668333333333333" calcext:value-type="float">
            <text:p>0.668333333333333</text:p>
          </table:table-cell>
          <table:table-cell table:style-name="ce5" table:formula="of:=AVERAGE([.AQ10:.AQ14])" office:value-type="float" office:value="0.689666666666667" calcext:value-type="float">
            <text:p>0.689666666666667</text:p>
          </table:table-cell>
          <table:table-cell/>
          <table:covered-table-cell/>
          <table:table-cell table:style-name="ce5" table:formula="of:=AVERAGE([.AT10:.AT14])" office:value-type="float" office:value="0.747666666666667" calcext:value-type="float">
            <text:p>0.747666666666667</text:p>
          </table:table-cell>
          <table:table-cell table:style-name="ce5" table:formula="of:=AVERAGE([.AU10:.AU14])" office:value-type="float" office:value="0.687" calcext:value-type="float">
            <text:p>0.687</text:p>
          </table:table-cell>
          <table:table-cell table:style-name="ce5" table:formula="of:=AVERAGE([.AV10:.AV14])" office:value-type="float" office:value="0.682" calcext:value-type="float">
            <text:p>0.682</text:p>
          </table:table-cell>
          <table:table-cell table:style-name="ce5" table:formula="of:=AVERAGE([.AW10:.AW14])" office:value-type="float" office:value="0.669333333333333" calcext:value-type="float">
            <text:p>0.669333333333333</text:p>
          </table:table-cell>
          <table:table-cell table:style-name="ce5" table:formula="of:=AVERAGE([.AX10:.AX14])" office:value-type="float" office:value="0.690666666666667" calcext:value-type="float">
            <text:p>0.690666666666667</text:p>
          </table:table-cell>
          <table:table-cell/>
          <table:covered-table-cell/>
          <table:table-cell table:style-name="ce5" table:formula="of:=AVERAGE([.BA10:.BA14])" office:value-type="string" office:string-value="" calcext:value-type="error">
            <text:p>#DIV/0!</text:p>
          </table:table-cell>
          <table:table-cell table:style-name="ce5" table:formula="of:=AVERAGE([.BB10:.BB14])" office:value-type="string" office:string-value="" calcext:value-type="error">
            <text:p>#DIV/0!</text:p>
          </table:table-cell>
          <table:table-cell table:style-name="ce5" table:formula="of:=AVERAGE([.BC10:.BC14])" office:value-type="string" office:string-value="" calcext:value-type="error">
            <text:p>#DIV/0!</text:p>
          </table:table-cell>
          <table:table-cell table:style-name="ce5" table:formula="of:=AVERAGE([.BD10:.BD14])" office:value-type="string" office:string-value="" calcext:value-type="error">
            <text:p>#DIV/0!</text:p>
          </table:table-cell>
          <table:table-cell table:style-name="ce5" table:formula="of:=AVERAGE([.BE10:.BE14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kaksi</text:p>
          </table:table-cell>
          <table:table-cell table:formula="of:=[.Y31]" office:value-type="float" office:value="0.724333333333333" calcext:value-type="float">
            <text:p>0.724333333333333</text:p>
          </table:table-cell>
          <table:table-cell table:formula="of:=[.Z31]" office:value-type="float" office:value="0.654" calcext:value-type="float">
            <text:p>0.654</text:p>
          </table:table-cell>
          <table:table-cell table:formula="of:=[.AA31]" office:value-type="float" office:value="0.654" calcext:value-type="float">
            <text:p>0.654</text:p>
          </table:table-cell>
          <table:table-cell table:formula="of:=[.AB31]" office:value-type="float" office:value="0.664" calcext:value-type="float">
            <text:p>0.664</text:p>
          </table:table-cell>
          <table:table-cell table:formula="of:=[.AC31]" office:value-type="float" office:value="0.662666666666667" calcext:value-type="float">
            <text:p>0.662666666666667</text:p>
          </table:table-cell>
          <table:table-cell table:number-columns-repeated="2"/>
          <table:covered-table-cell/>
          <table:table-cell table:style-name="ce5" table:formula="of:=STDEV([.K10:.K14])" office:value-type="float" office:value="0.000547722557505167" calcext:value-type="float">
            <text:p>0.000547722557505</text:p>
          </table:table-cell>
          <table:table-cell table:style-name="ce5" table:formula="of:=STDEV([.L10:.L14])" office:value-type="float" office:value="0.000447213595499958" calcext:value-type="float">
            <text:p>0.0004472135955</text:p>
          </table:table-cell>
          <table:table-cell table:style-name="ce5" table:formula="of:=STDEV([.M10:.M14])" office:value-type="float" office:value="0.000547722557505167" calcext:value-type="float">
            <text:p>0.000547722557505</text:p>
          </table:table-cell>
          <table:table-cell table:style-name="ce5" table:formula="of:=STDEV([.N10:.N14])" office:value-type="float" office:value="0.000447213595499958" calcext:value-type="float">
            <text:p>0.0004472135955</text:p>
          </table:table-cell>
          <table:table-cell table:style-name="ce5" table:formula="of:=STDEV([.O10:.O14])" office:value-type="float" office:value="0.000836660026534076" calcext:value-type="float">
            <text:p>0.000836660026534</text:p>
          </table:table-cell>
          <table:table-cell/>
          <table:covered-table-cell/>
          <table:table-cell table:style-name="ce5" table:formula="of:=STDEV([.R10:.R14])" office:value-type="float" office:value="0.00406201920231795" calcext:value-type="float">
            <text:p>0.004062019202318</text:p>
          </table:table-cell>
          <table:table-cell table:style-name="ce5" table:formula="of:=STDEV([.S10:.S14])" office:value-type="float" office:value="0.00393700393700591" calcext:value-type="float">
            <text:p>0.003937003937006</text:p>
          </table:table-cell>
          <table:table-cell table:style-name="ce5" table:formula="of:=STDEV([.T10:.T14])" office:value-type="float" office:value="0.00360555127546399" calcext:value-type="float">
            <text:p>0.003605551275464</text:p>
          </table:table-cell>
          <table:table-cell table:style-name="ce5" table:formula="of:=STDEV([.U10:.U14])" office:value-type="float" office:value="0.00391152144312159" calcext:value-type="float">
            <text:p>0.003911521443122</text:p>
          </table:table-cell>
          <table:table-cell table:style-name="ce5" table:formula="of:=STDEV([.V10:.V14])" office:value-type="float" office:value="0.00476445169982864" calcext:value-type="float">
            <text:p>0.004764451699829</text:p>
          </table:table-cell>
          <table:table-cell/>
          <table:covered-table-cell/>
          <table:table-cell table:style-name="ce5" table:formula="of:=STDEV([.Y10:.Y14])" office:value-type="float" office:value="0.00152752523165195" calcext:value-type="float">
            <text:p>0.001527525231652</text:p>
          </table:table-cell>
          <table:table-cell table:style-name="ce5" table:formula="of:=STDEV([.Z10:.Z14])" office:value-type="float" office:value="0" calcext:value-type="float">
            <text:p>0</text:p>
          </table:table-cell>
          <table:table-cell table:style-name="ce5" table:formula="of:=STDEV([.AA10:.AA14])" office:value-type="float" office:value="0.000577350269189626" calcext:value-type="float">
            <text:p>0.00057735026919</text:p>
          </table:table-cell>
          <table:table-cell table:style-name="ce5" table:formula="of:=STDEV([.AB10:.AB14])" office:value-type="float" office:value="0.000577350269189626" calcext:value-type="float">
            <text:p>0.00057735026919</text:p>
          </table:table-cell>
          <table:table-cell table:style-name="ce5" table:formula="of:=STDEV([.AC10:.AC14])" office:value-type="float" office:value="0.000577350269189626" calcext:value-type="float">
            <text:p>0.00057735026919</text:p>
          </table:table-cell>
          <table:table-cell/>
          <table:covered-table-cell/>
          <table:table-cell table:style-name="ce5" table:formula="of:=STDEV([.AF10:.AF14])" office:value-type="float" office:value="0.00152752523165195" calcext:value-type="float">
            <text:p>0.001527525231652</text:p>
          </table:table-cell>
          <table:table-cell table:style-name="ce5" table:formula="of:=STDEV([.AG10:.AG14])" office:value-type="float" office:value="0.000577350269189626" calcext:value-type="float">
            <text:p>0.00057735026919</text:p>
          </table:table-cell>
          <table:table-cell table:style-name="ce5" table:formula="of:=STDEV([.AH10:.AH14])" office:value-type="float" office:value="0.001" calcext:value-type="float">
            <text:p>0.001</text:p>
          </table:table-cell>
          <table:table-cell table:style-name="ce5" table:formula="of:=STDEV([.AI10:.AI14])" office:value-type="float" office:value="0.001" calcext:value-type="float">
            <text:p>0.001</text:p>
          </table:table-cell>
          <table:table-cell table:style-name="ce5" table:formula="of:=STDEV([.AJ10:.AJ14])" office:value-type="float" office:value="0.000577350269189626" calcext:value-type="float">
            <text:p>0.00057735026919</text:p>
          </table:table-cell>
          <table:table-cell/>
          <table:covered-table-cell/>
          <table:table-cell table:style-name="ce5" table:formula="of:=STDEV([.AM10:.AM14])" office:value-type="float" office:value="0.001" calcext:value-type="float">
            <text:p>0.001</text:p>
          </table:table-cell>
          <table:table-cell table:style-name="ce5" table:formula="of:=STDEV([.AN10:.AN14])" office:value-type="float" office:value="0.000577350269189626" calcext:value-type="float">
            <text:p>0.00057735026919</text:p>
          </table:table-cell>
          <table:table-cell table:style-name="ce5" table:formula="of:=STDEV([.AO10:.AO14])" office:value-type="float" office:value="0.000577350269189626" calcext:value-type="float">
            <text:p>0.00057735026919</text:p>
          </table:table-cell>
          <table:table-cell table:style-name="ce5" table:formula="of:=STDEV([.AP10:.AP14])" office:value-type="float" office:value="0.00115470053837925" calcext:value-type="float">
            <text:p>0.001154700538379</text:p>
          </table:table-cell>
          <table:table-cell table:style-name="ce5" table:formula="of:=STDEV([.AQ10:.AQ14])" office:value-type="float" office:value="0.000577350269189626" calcext:value-type="float">
            <text:p>0.00057735026919</text:p>
          </table:table-cell>
          <table:table-cell/>
          <table:covered-table-cell/>
          <table:table-cell table:style-name="ce5" table:formula="of:=STDEV([.AT10:.AT14])" office:value-type="float" office:value="0.000577350269189626" calcext:value-type="float">
            <text:p>0.00057735026919</text:p>
          </table:table-cell>
          <table:table-cell table:style-name="ce5" table:formula="of:=STDEV([.AU10:.AU14])" office:value-type="float" office:value="0" calcext:value-type="float">
            <text:p>0</text:p>
          </table:table-cell>
          <table:table-cell table:style-name="ce5" table:formula="of:=STDEV([.AV10:.AV14])" office:value-type="float" office:value="0" calcext:value-type="float">
            <text:p>0</text:p>
          </table:table-cell>
          <table:table-cell table:style-name="ce5" table:formula="of:=STDEV([.AW10:.AW14])" office:value-type="float" office:value="0.000577350269189626" calcext:value-type="float">
            <text:p>0.00057735026919</text:p>
          </table:table-cell>
          <table:table-cell table:style-name="ce5" table:formula="of:=STDEV([.AX10:.AX14])" office:value-type="float" office:value="0.00115470053837925" calcext:value-type="float">
            <text:p>0.001154700538379</text:p>
          </table:table-cell>
          <table:table-cell/>
          <table:covered-table-cell/>
          <table:table-cell table:style-name="ce5" table:formula="of:=STDEV([.BA10:.BA14])" office:value-type="string" office:string-value="" calcext:value-type="error">
            <text:p>#DIV/0!</text:p>
          </table:table-cell>
          <table:table-cell table:style-name="ce5" table:formula="of:=STDEV([.BB10:.BB14])" office:value-type="string" office:string-value="" calcext:value-type="error">
            <text:p>#DIV/0!</text:p>
          </table:table-cell>
          <table:table-cell table:style-name="ce5" table:formula="of:=STDEV([.BC10:.BC14])" office:value-type="string" office:string-value="" calcext:value-type="error">
            <text:p>#DIV/0!</text:p>
          </table:table-cell>
          <table:table-cell table:style-name="ce5" table:formula="of:=STDEV([.BD10:.BD14])" office:value-type="string" office:string-value="" calcext:value-type="error">
            <text:p>#DIV/0!</text:p>
          </table:table-cell>
          <table:table-cell table:style-name="ce5" table:formula="of:=STDEV([.BE10:.BE14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pross</text:p>
          </table:table-cell>
          <table:table-cell table:formula="of:=[.Y39]" office:value-type="float" office:value="0.719333333333333" calcext:value-type="float">
            <text:p>0.719333333333333</text:p>
          </table:table-cell>
          <table:table-cell table:formula="of:=[.Z39]" office:value-type="float" office:value="0.658666666666667" calcext:value-type="float">
            <text:p>0.658666666666667</text:p>
          </table:table-cell>
          <table:table-cell table:formula="of:=[.AA39]" office:value-type="float" office:value="0.655" calcext:value-type="float">
            <text:p>0.655</text:p>
          </table:table-cell>
          <table:table-cell table:formula="of:=[.AB39]" office:value-type="float" office:value="0.649" calcext:value-type="float">
            <text:p>0.649</text:p>
          </table:table-cell>
          <table:table-cell table:formula="of:=[.AC39]" office:value-type="float" office:value="0.684333333333333" calcext:value-type="float">
            <text:p>0.684333333333333</text:p>
          </table:table-cell>
          <table:table-cell table:number-columns-repeated="56"/>
        </table:table-row>
        <table:table-row table:style-name="ro1">
          <table:table-cell table:style-name="ce1" office:value-type="float" office:value="16" calcext:value-type="float" table:number-columns-spanned="1" table:number-rows-spanned="5">
            <text:p>16</text:p>
          </table:table-cell>
          <table:table-cell office:value-type="string" calcext:value-type="string">
            <text:p>all3</text:p>
          </table:table-cell>
          <table:table-cell table:formula="of:=[.AF7]" office:value-type="float" office:value="0.744666666666667" calcext:value-type="float">
            <text:p>0.744666666666667</text:p>
          </table:table-cell>
          <table:table-cell table:formula="of:=[.AG7]" office:value-type="float" office:value="0.673666666666667" calcext:value-type="float">
            <text:p>0.673666666666667</text:p>
          </table:table-cell>
          <table:table-cell table:formula="of:=[.AH7]" office:value-type="float" office:value="0.672333333333333" calcext:value-type="float">
            <text:p>0.672333333333333</text:p>
          </table:table-cell>
          <table:table-cell table:formula="of:=[.AI7]" office:value-type="float" office:value="0.669333333333333" calcext:value-type="float">
            <text:p>0.669333333333333</text:p>
          </table:table-cell>
          <table:table-cell table:formula="of:=[.AJ7]" office:value-type="float" office:value="0.683666666666667" calcext:value-type="float">
            <text:p>0.683666666666667</text:p>
          </table:table-cell>
          <table:table-cell table:number-columns-repeated="2"/>
          <table:table-cell table:style-name="ce1" office:value-type="string" calcext:value-type="string" table:number-columns-spanned="1" table:number-rows-spanned="7">
            <text:p>STRIDE 2</text:p>
          </table:table-cell>
          <table:table-cell table:style-name="ce3" office:value-type="float" office:value="0.684" calcext:value-type="float">
            <text:p>0.684</text:p>
          </table:table-cell>
          <table:table-cell table:style-name="ce3" office:value-type="float" office:value="0.627" calcext:value-type="float">
            <text:p>0.627</text:p>
          </table:table-cell>
          <table:table-cell table:style-name="ce3" office:value-type="float" office:value="0.626" calcext:value-type="float">
            <text:p>0.626</text:p>
          </table:table-cell>
          <table:table-cell table:style-name="ce3" office:value-type="float" office:value="0.617" calcext:value-type="float">
            <text:p>0.617</text:p>
          </table:table-cell>
          <table:table-cell table:style-name="ce3" office:value-type="float" office:value="0.632" calcext:value-type="float">
            <text:p>0.632</text:p>
          </table:table-cell>
          <table:table-cell/>
          <table:table-cell table:style-name="ce1" office:value-type="string" calcext:value-type="string" table:number-columns-spanned="1" table:number-rows-spanned="7">
            <text:p>STRIDE 4</text:p>
          </table:table-cell>
          <table:table-cell office:value-type="float" office:value="0.71" calcext:value-type="float">
            <text:p>0.71</text:p>
          </table:table-cell>
          <table:table-cell office:value-type="float" office:value="0.651" calcext:value-type="float">
            <text:p>0.651</text:p>
          </table:table-cell>
          <table:table-cell office:value-type="float" office:value="0.649" calcext:value-type="float">
            <text:p>0.649</text:p>
          </table:table-cell>
          <table:table-cell office:value-type="float" office:value="0.638" calcext:value-type="float">
            <text:p>0.638</text:p>
          </table:table-cell>
          <table:table-cell office:value-type="float" office:value="0.656" calcext:value-type="float">
            <text:p>0.656</text:p>
          </table:table-cell>
          <table:table-cell/>
          <table:table-cell table:style-name="ce1" office:value-type="string" calcext:value-type="string" table:number-columns-spanned="1" table:number-rows-spanned="7">
            <text:p>STRIDE 8</text:p>
          </table:table-cell>
          <table:table-cell office:value-type="float" office:value="0.729" calcext:value-type="float">
            <text:p>0.729</text:p>
          </table:table-cell>
          <table:table-cell office:value-type="float" office:value="0.665" calcext:value-type="float">
            <text:p>0.665</text:p>
          </table:table-cell>
          <table:table-cell office:value-type="float" office:value="0.664" calcext:value-type="float">
            <text:p>0.664</text:p>
          </table:table-cell>
          <table:table-cell office:value-type="float" office:value="0.656" calcext:value-type="float">
            <text:p>0.656</text:p>
          </table:table-cell>
          <table:table-cell office:value-type="float" office:value="0.671" calcext:value-type="float">
            <text:p>0.671</text:p>
          </table:table-cell>
          <table:table-cell/>
          <table:table-cell table:style-name="ce1" office:value-type="string" calcext:value-type="string" table:number-columns-spanned="1" table:number-rows-spanned="7">
            <text:p>STRIDE 16</text:p>
          </table:table-cell>
          <table:table-cell office:value-type="float" office:value="0.742" calcext:value-type="float">
            <text:p>0.742</text:p>
          </table:table-cell>
          <table:table-cell office:value-type="float" office:value="0.675" calcext:value-type="float">
            <text:p>0.675</text:p>
          </table:table-cell>
          <table:table-cell office:value-type="float" office:value="0.676" calcext:value-type="float">
            <text:p>0.676</text:p>
          </table:table-cell>
          <table:table-cell office:value-type="float" office:value="0.666" calcext:value-type="float">
            <text:p>0.666</text:p>
          </table:table-cell>
          <table:table-cell office:value-type="float" office:value="0.683" calcext:value-type="float">
            <text:p>0.683</text:p>
          </table:table-cell>
          <table:table-cell/>
          <table:table-cell table:style-name="ce1" office:value-type="string" calcext:value-type="string" table:number-columns-spanned="1" table:number-rows-spanned="7">
            <text:p>STRIDE 32</text:p>
          </table:table-cell>
          <table:table-cell office:value-type="float" office:value="0.747" calcext:value-type="float">
            <text:p>0.747</text:p>
          </table:table-cell>
          <table:table-cell office:value-type="float" office:value="0.682" calcext:value-type="float">
            <text:p>0.682</text:p>
          </table:table-cell>
          <table:table-cell office:value-type="float" office:value="0.683" calcext:value-type="float">
            <text:p>0.683</text:p>
          </table:table-cell>
          <table:table-cell office:value-type="float" office:value="0.671" calcext:value-type="float">
            <text:p>0.671</text:p>
          </table:table-cell>
          <table:table-cell office:value-type="float" office:value="0.687" calcext:value-type="float">
            <text:p>0.687</text:p>
          </table:table-cell>
          <table:table-cell/>
          <table:table-cell table:style-name="ce1" office:value-type="string" calcext:value-type="string" table:number-columns-spanned="1" table:number-rows-spanned="7">
            <text:p>STRIDE 64</text:p>
          </table:table-cell>
          <table:table-cell office:value-type="float" office:value="0.748" calcext:value-type="float">
            <text:p>0.748</text:p>
          </table:table-cell>
          <table:table-cell office:value-type="float" office:value="0.684" calcext:value-type="float">
            <text:p>0.684</text:p>
          </table:table-cell>
          <table:table-cell office:value-type="float" office:value="0.685" calcext:value-type="float">
            <text:p>0.685</text:p>
          </table:table-cell>
          <table:table-cell office:value-type="float" office:value="0.672" calcext:value-type="float">
            <text:p>0.672</text:p>
          </table:table-cell>
          <table:table-cell office:value-type="float" office:value="0.688" calcext:value-type="float">
            <text:p>0.688</text:p>
          </table:table-cell>
          <table:table-cell/>
          <table:table-cell table:style-name="ce1" office:value-type="string" calcext:value-type="string" table:number-columns-spanned="1" table:number-rows-spanned="7">
            <text:p>STRIDE 128</text:p>
          </table:table-cell>
          <table:table-cell table:style-name="ce8" table:number-columns-repeated="5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dssp</text:p>
          </table:table-cell>
          <table:table-cell table:formula="of:=[.AF15]" office:value-type="float" office:value="0.739333333333333" calcext:value-type="float">
            <text:p>0.739333333333333</text:p>
          </table:table-cell>
          <table:table-cell table:formula="of:=[.AG15]" office:value-type="float" office:value="0.677666666666667" calcext:value-type="float">
            <text:p>0.677666666666667</text:p>
          </table:table-cell>
          <table:table-cell table:formula="of:=[.AH15]" office:value-type="float" office:value="0.673" calcext:value-type="float">
            <text:p>0.673</text:p>
          </table:table-cell>
          <table:table-cell table:formula="of:=[.AI15]" office:value-type="float" office:value="0.663" calcext:value-type="float">
            <text:p>0.663</text:p>
          </table:table-cell>
          <table:table-cell table:formula="of:=[.AJ15]" office:value-type="float" office:value="0.684333333333333" calcext:value-type="float">
            <text:p>0.684333333333333</text:p>
          </table:table-cell>
          <table:table-cell table:number-columns-repeated="2"/>
          <table:covered-table-cell/>
          <table:table-cell office:value-type="float" office:value="0.684" calcext:value-type="float">
            <text:p>0.684</text:p>
          </table:table-cell>
          <table:table-cell office:value-type="float" office:value="0.627" calcext:value-type="float">
            <text:p>0.627</text:p>
          </table:table-cell>
          <table:table-cell office:value-type="float" office:value="0.626" calcext:value-type="float">
            <text:p>0.626</text:p>
          </table:table-cell>
          <table:table-cell office:value-type="float" office:value="0.617" calcext:value-type="float">
            <text:p>0.617</text:p>
          </table:table-cell>
          <table:table-cell office:value-type="float" office:value="0.632" calcext:value-type="float">
            <text:p>0.632</text:p>
          </table:table-cell>
          <table:table-cell/>
          <table:covered-table-cell/>
          <table:table-cell office:value-type="float" office:value="0.704" calcext:value-type="float">
            <text:p>0.704</text:p>
          </table:table-cell>
          <table:table-cell office:value-type="float" office:value="0.646" calcext:value-type="float">
            <text:p>0.646</text:p>
          </table:table-cell>
          <table:table-cell office:value-type="float" office:value="0.644" calcext:value-type="float">
            <text:p>0.644</text:p>
          </table:table-cell>
          <table:table-cell office:value-type="float" office:value="0.633" calcext:value-type="float">
            <text:p>0.633</text:p>
          </table:table-cell>
          <table:table-cell office:value-type="float" office:value="0.65" calcext:value-type="float">
            <text:p>0.65</text:p>
          </table:table-cell>
          <table:table-cell/>
          <table:covered-table-cell/>
          <table:table-cell office:value-type="float" office:value="0.731" calcext:value-type="float">
            <text:p>0.731</text:p>
          </table:table-cell>
          <table:table-cell table:number-columns-repeated="2" office:value-type="float" office:value="0.666" calcext:value-type="float">
            <text:p>0.666</text:p>
          </table:table-cell>
          <table:table-cell office:value-type="float" office:value="0.657" calcext:value-type="float">
            <text:p>0.657</text:p>
          </table:table-cell>
          <table:table-cell office:value-type="float" office:value="0.674" calcext:value-type="float">
            <text:p>0.674</text:p>
          </table:table-cell>
          <table:table-cell/>
          <table:covered-table-cell/>
          <table:table-cell office:value-type="float" office:value="0.739" calcext:value-type="float">
            <text:p>0.739</text:p>
          </table:table-cell>
          <table:table-cell table:number-columns-repeated="2" office:value-type="float" office:value="0.674" calcext:value-type="float">
            <text:p>0.674</text:p>
          </table:table-cell>
          <table:table-cell office:value-type="float" office:value="0.665" calcext:value-type="float">
            <text:p>0.665</text:p>
          </table:table-cell>
          <table:table-cell office:value-type="float" office:value="0.681" calcext:value-type="float">
            <text:p>0.681</text:p>
          </table:table-cell>
          <table:table-cell/>
          <table:covered-table-cell/>
          <table:table-cell office:value-type="float" office:value="0.748" calcext:value-type="float">
            <text:p>0.748</text:p>
          </table:table-cell>
          <table:table-cell table:number-columns-repeated="2" office:value-type="float" office:value="0.683" calcext:value-type="float">
            <text:p>0.683</text:p>
          </table:table-cell>
          <table:table-cell office:value-type="float" office:value="0.672" calcext:value-type="float">
            <text:p>0.672</text:p>
          </table:table-cell>
          <table:table-cell office:value-type="float" office:value="0.688" calcext:value-type="float">
            <text:p>0.688</text:p>
          </table:table-cell>
          <table:table-cell/>
          <table:covered-table-cell/>
          <table:table-cell office:value-type="float" office:value="0.75" calcext:value-type="float">
            <text:p>0.75</text:p>
          </table:table-cell>
          <table:table-cell office:value-type="float" office:value="0.685" calcext:value-type="float">
            <text:p>0.685</text:p>
          </table:table-cell>
          <table:table-cell office:value-type="float" office:value="0.686" calcext:value-type="float">
            <text:p>0.686</text:p>
          </table:table-cell>
          <table:table-cell office:value-type="float" office:value="0.673" calcext:value-type="float">
            <text:p>0.673</text:p>
          </table:table-cell>
          <table:table-cell office:value-type="float" office:value="0.689" calcext:value-type="float">
            <text:p>0.689</text:p>
          </table:table-cell>
          <table:table-cell/>
          <table:covered-table-cell/>
          <table:table-cell table:style-name="ce6" table:number-columns-repeated="5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stride</text:p>
          </table:table-cell>
          <table:table-cell table:formula="of:=[.AF23]" office:value-type="float" office:value="0.739666666666667" calcext:value-type="float">
            <text:p>0.739666666666667</text:p>
          </table:table-cell>
          <table:table-cell table:formula="of:=[.AG23]" office:value-type="float" office:value="0.674" calcext:value-type="float">
            <text:p>0.674</text:p>
          </table:table-cell>
          <table:table-cell table:formula="of:=[.AH23]" office:value-type="float" office:value="0.674666666666667" calcext:value-type="float">
            <text:p>0.674666666666667</text:p>
          </table:table-cell>
          <table:table-cell table:formula="of:=[.AI23]" office:value-type="float" office:value="0.665" calcext:value-type="float">
            <text:p>0.665</text:p>
          </table:table-cell>
          <table:table-cell table:formula="of:=[.AJ23]" office:value-type="float" office:value="0.681333333333333" calcext:value-type="float">
            <text:p>0.681333333333333</text:p>
          </table:table-cell>
          <table:table-cell table:number-columns-repeated="2"/>
          <table:covered-table-cell/>
          <table:table-cell office:value-type="float" office:value="0.684" calcext:value-type="float">
            <text:p>0.684</text:p>
          </table:table-cell>
          <table:table-cell office:value-type="float" office:value="0.627" calcext:value-type="float">
            <text:p>0.627</text:p>
          </table:table-cell>
          <table:table-cell office:value-type="float" office:value="0.626" calcext:value-type="float">
            <text:p>0.626</text:p>
          </table:table-cell>
          <table:table-cell office:value-type="float" office:value="0.617" calcext:value-type="float">
            <text:p>0.617</text:p>
          </table:table-cell>
          <table:table-cell office:value-type="float" office:value="0.631" calcext:value-type="float">
            <text:p>0.631</text:p>
          </table:table-cell>
          <table:table-cell/>
          <table:covered-table-cell/>
          <table:table-cell office:value-type="float" office:value="0.708" calcext:value-type="float">
            <text:p>0.708</text:p>
          </table:table-cell>
          <table:table-cell office:value-type="float" office:value="0.65" calcext:value-type="float">
            <text:p>0.65</text:p>
          </table:table-cell>
          <table:table-cell office:value-type="float" office:value="0.648" calcext:value-type="float">
            <text:p>0.648</text:p>
          </table:table-cell>
          <table:table-cell office:value-type="float" office:value="0.638" calcext:value-type="float">
            <text:p>0.638</text:p>
          </table:table-cell>
          <table:table-cell office:value-type="float" office:value="0.656" calcext:value-type="float">
            <text:p>0.656</text:p>
          </table:table-cell>
          <table:table-cell/>
          <table:covered-table-cell/>
          <table:table-cell office:value-type="float" office:value="0.729" calcext:value-type="float">
            <text:p>0.729</text:p>
          </table:table-cell>
          <table:table-cell office:value-type="float" office:value="0.666" calcext:value-type="float">
            <text:p>0.666</text:p>
          </table:table-cell>
          <table:table-cell office:value-type="float" office:value="0.665" calcext:value-type="float">
            <text:p>0.665</text:p>
          </table:table-cell>
          <table:table-cell office:value-type="float" office:value="0.656" calcext:value-type="float">
            <text:p>0.656</text:p>
          </table:table-cell>
          <table:table-cell office:value-type="float" office:value="0.673" calcext:value-type="float">
            <text:p>0.673</text:p>
          </table:table-cell>
          <table:table-cell/>
          <table:covered-table-cell/>
          <table:table-cell office:value-type="float" office:value="0.738" calcext:value-type="float">
            <text:p>0.738</text:p>
          </table:table-cell>
          <table:table-cell office:value-type="float" office:value="0.673" calcext:value-type="float">
            <text:p>0.673</text:p>
          </table:table-cell>
          <table:table-cell office:value-type="float" office:value="0.674" calcext:value-type="float">
            <text:p>0.674</text:p>
          </table:table-cell>
          <table:table-cell office:value-type="float" office:value="0.664" calcext:value-type="float">
            <text:p>0.664</text:p>
          </table:table-cell>
          <table:table-cell office:value-type="float" office:value="0.68" calcext:value-type="float">
            <text:p>0.68</text:p>
          </table:table-cell>
          <table:table-cell/>
          <table:covered-table-cell/>
          <table:table-cell office:value-type="float" office:value="0.748" calcext:value-type="float">
            <text:p>0.748</text:p>
          </table:table-cell>
          <table:table-cell office:value-type="float" office:value="0.682" calcext:value-type="float">
            <text:p>0.682</text:p>
          </table:table-cell>
          <table:table-cell office:value-type="float" office:value="0.683" calcext:value-type="float">
            <text:p>0.683</text:p>
          </table:table-cell>
          <table:table-cell office:value-type="float" office:value="0.672" calcext:value-type="float">
            <text:p>0.672</text:p>
          </table:table-cell>
          <table:table-cell office:value-type="float" office:value="0.688" calcext:value-type="float">
            <text:p>0.688</text:p>
          </table:table-cell>
          <table:table-cell/>
          <table:covered-table-cell/>
          <table:table-cell office:value-type="float" office:value="0.749" calcext:value-type="float">
            <text:p>0.749</text:p>
          </table:table-cell>
          <table:table-cell office:value-type="float" office:value="0.684" calcext:value-type="float">
            <text:p>0.684</text:p>
          </table:table-cell>
          <table:table-cell office:value-type="float" office:value="0.685" calcext:value-type="float">
            <text:p>0.685</text:p>
          </table:table-cell>
          <table:table-cell office:value-type="float" office:value="0.672" calcext:value-type="float">
            <text:p>0.672</text:p>
          </table:table-cell>
          <table:table-cell office:value-type="float" office:value="0.688" calcext:value-type="float">
            <text:p>0.688</text:p>
          </table:table-cell>
          <table:table-cell/>
          <table:covered-table-cell/>
          <table:table-cell table:style-name="ce6" table:number-columns-repeated="5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kaksi</text:p>
          </table:table-cell>
          <table:table-cell table:formula="of:=[.AF31]" office:value-type="float" office:value="0.737666666666667" calcext:value-type="float">
            <text:p>0.737666666666667</text:p>
          </table:table-cell>
          <table:table-cell table:formula="of:=[.AG31]" office:value-type="float" office:value="0.662333333333333" calcext:value-type="float">
            <text:p>0.662333333333333</text:p>
          </table:table-cell>
          <table:table-cell table:formula="of:=[.AH31]" office:value-type="float" office:value="0.663666666666667" calcext:value-type="float">
            <text:p>0.663666666666667</text:p>
          </table:table-cell>
          <table:table-cell table:formula="of:=[.AI31]" office:value-type="float" office:value="0.677" calcext:value-type="float">
            <text:p>0.677</text:p>
          </table:table-cell>
          <table:table-cell table:formula="of:=[.AJ31]" office:value-type="float" office:value="0.673333333333333" calcext:value-type="float">
            <text:p>0.673333333333333</text:p>
          </table:table-cell>
          <table:table-cell table:number-columns-repeated="2"/>
          <table:covered-table-cell/>
          <table:table-cell office:value-type="float" office:value="0.684" calcext:value-type="float">
            <text:p>0.684</text:p>
          </table:table-cell>
          <table:table-cell office:value-type="float" office:value="0.627" calcext:value-type="float">
            <text:p>0.627</text:p>
          </table:table-cell>
          <table:table-cell office:value-type="float" office:value="0.626" calcext:value-type="float">
            <text:p>0.626</text:p>
          </table:table-cell>
          <table:table-cell office:value-type="float" office:value="0.617" calcext:value-type="float">
            <text:p>0.617</text:p>
          </table:table-cell>
          <table:table-cell office:value-type="float" office:value="0.633" calcext:value-type="float">
            <text:p>0.633</text:p>
          </table:table-cell>
          <table:table-cell/>
          <table:covered-table-cell/>
          <table:table-cell office:value-type="float" office:value="0.716" calcext:value-type="float">
            <text:p>0.716</text:p>
          </table:table-cell>
          <table:table-cell office:value-type="float" office:value="0.656" calcext:value-type="float">
            <text:p>0.656</text:p>
          </table:table-cell>
          <table:table-cell office:value-type="float" office:value="0.654" calcext:value-type="float">
            <text:p>0.654</text:p>
          </table:table-cell>
          <table:table-cell office:value-type="float" office:value="0.644" calcext:value-type="float">
            <text:p>0.644</text:p>
          </table:table-cell>
          <table:table-cell office:value-type="float" office:value="0.662" calcext:value-type="float">
            <text:p>0.662</text:p>
          </table:table-cell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pross</text:p>
          </table:table-cell>
          <table:table-cell table:formula="of:=[.AF39]" office:value-type="float" office:value="0.730666666666667" calcext:value-type="float">
            <text:p>0.730666666666667</text:p>
          </table:table-cell>
          <table:table-cell table:formula="of:=[.AG39]" office:value-type="float" office:value="0.667333333333333" calcext:value-type="float">
            <text:p>0.667333333333333</text:p>
          </table:table-cell>
          <table:table-cell table:formula="of:=[.AH39]" office:value-type="float" office:value="0.663666666666667" calcext:value-type="float">
            <text:p>0.663666666666667</text:p>
          </table:table-cell>
          <table:table-cell table:formula="of:=[.AI39]" office:value-type="float" office:value="0.658666666666667" calcext:value-type="float">
            <text:p>0.658666666666667</text:p>
          </table:table-cell>
          <table:table-cell table:formula="of:=[.AJ39]" office:value-type="float" office:value="0.696666666666667" calcext:value-type="float">
            <text:p>0.696666666666667</text:p>
          </table:table-cell>
          <table:table-cell table:number-columns-repeated="2"/>
          <table:covered-table-cell/>
          <table:table-cell table:style-name="ce4" office:value-type="float" office:value="0.683" calcext:value-type="float">
            <text:p>0.683</text:p>
          </table:table-cell>
          <table:table-cell table:style-name="ce4" office:value-type="float" office:value="0.627" calcext:value-type="float">
            <text:p>0.627</text:p>
          </table:table-cell>
          <table:table-cell table:style-name="ce4" office:value-type="float" office:value="0.626" calcext:value-type="float">
            <text:p>0.626</text:p>
          </table:table-cell>
          <table:table-cell table:style-name="ce4" office:value-type="float" office:value="0.616" calcext:value-type="float">
            <text:p>0.616</text:p>
          </table:table-cell>
          <table:table-cell table:style-name="ce4" office:value-type="float" office:value="0.631" calcext:value-type="float">
            <text:p>0.631</text:p>
          </table:table-cell>
          <table:table-cell/>
          <table:covered-table-cell/>
          <table:table-cell office:value-type="float" office:value="0.708" calcext:value-type="float">
            <text:p>0.708</text:p>
          </table:table-cell>
          <table:table-cell office:value-type="float" office:value="0.649" calcext:value-type="float">
            <text:p>0.649</text:p>
          </table:table-cell>
          <table:table-cell office:value-type="float" office:value="0.646" calcext:value-type="float">
            <text:p>0.646</text:p>
          </table:table-cell>
          <table:table-cell office:value-type="float" office:value="0.636" calcext:value-type="float">
            <text:p>0.636</text:p>
          </table:table-cell>
          <table:table-cell office:value-type="float" office:value="0.653" calcext:value-type="float">
            <text:p>0.653</text:p>
          </table:table-cell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 table:number-columns-repeated="6"/>
        </table:table-row>
        <table:table-row table:style-name="ro1">
          <table:table-cell table:style-name="ce1" office:value-type="float" office:value="32" calcext:value-type="float" table:number-columns-spanned="1" table:number-rows-spanned="5">
            <text:p>32</text:p>
          </table:table-cell>
          <table:table-cell office:value-type="string" calcext:value-type="string">
            <text:p>all3</text:p>
          </table:table-cell>
          <table:table-cell table:formula="of:=[.AM7]" office:value-type="float" office:value="0.751666666666667" calcext:value-type="float">
            <text:p>0.751666666666667</text:p>
          </table:table-cell>
          <table:table-cell table:formula="of:=[.AN7]" office:value-type="float" office:value="0.678666666666667" calcext:value-type="float">
            <text:p>0.678666666666667</text:p>
          </table:table-cell>
          <table:table-cell table:formula="of:=[.AO7]" office:value-type="float" office:value="0.678" calcext:value-type="float">
            <text:p>0.678</text:p>
          </table:table-cell>
          <table:table-cell table:formula="of:=[.AP7]" office:value-type="float" office:value="0.675666666666667" calcext:value-type="float">
            <text:p>0.675666666666667</text:p>
          </table:table-cell>
          <table:table-cell table:formula="of:=[.AQ7]" office:value-type="float" office:value="0.688333333333333" calcext:value-type="float">
            <text:p>0.688333333333333</text:p>
          </table:table-cell>
          <table:table-cell table:number-columns-repeated="2"/>
          <table:covered-table-cell/>
          <table:table-cell table:style-name="ce5" table:formula="of:=AVERAGE([.K18:.K22])" office:value-type="float" office:value="0.6838" calcext:value-type="float">
            <text:p>0.6838</text:p>
          </table:table-cell>
          <table:table-cell table:style-name="ce5" table:formula="of:=AVERAGE([.L18:.L22])" office:value-type="float" office:value="0.627" calcext:value-type="float">
            <text:p>0.627</text:p>
          </table:table-cell>
          <table:table-cell table:style-name="ce5" table:formula="of:=AVERAGE([.M18:.M22])" office:value-type="float" office:value="0.626" calcext:value-type="float">
            <text:p>0.626</text:p>
          </table:table-cell>
          <table:table-cell table:style-name="ce5" table:formula="of:=AVERAGE([.N18:.N22])" office:value-type="float" office:value="0.6168" calcext:value-type="float">
            <text:p>0.6168</text:p>
          </table:table-cell>
          <table:table-cell table:style-name="ce5" table:formula="of:=AVERAGE([.O18:.O22])" office:value-type="float" office:value="0.6318" calcext:value-type="float">
            <text:p>0.6318</text:p>
          </table:table-cell>
          <table:table-cell/>
          <table:covered-table-cell/>
          <table:table-cell table:style-name="ce5" table:formula="of:=AVERAGE([.R18:.R22])" office:value-type="float" office:value="0.7092" calcext:value-type="float">
            <text:p>0.7092</text:p>
          </table:table-cell>
          <table:table-cell table:style-name="ce5" table:formula="of:=AVERAGE([.S18:.S22])" office:value-type="float" office:value="0.6504" calcext:value-type="float">
            <text:p>0.6504</text:p>
          </table:table-cell>
          <table:table-cell table:style-name="ce5" table:formula="of:=AVERAGE([.T18:.T22])" office:value-type="float" office:value="0.6482" calcext:value-type="float">
            <text:p>0.6482</text:p>
          </table:table-cell>
          <table:table-cell table:style-name="ce5" table:formula="of:=AVERAGE([.U18:.U22])" office:value-type="float" office:value="0.6378" calcext:value-type="float">
            <text:p>0.6378</text:p>
          </table:table-cell>
          <table:table-cell table:style-name="ce5" table:formula="of:=AVERAGE([.V18:.V22])" office:value-type="float" office:value="0.6554" calcext:value-type="float">
            <text:p>0.6554</text:p>
          </table:table-cell>
          <table:table-cell/>
          <table:covered-table-cell/>
          <table:table-cell table:style-name="ce5" table:formula="of:=AVERAGE([.Y18:.Y22])" office:value-type="float" office:value="0.729666666666667" calcext:value-type="float">
            <text:p>0.729666666666667</text:p>
          </table:table-cell>
          <table:table-cell table:style-name="ce5" table:formula="of:=AVERAGE([.Z18:.Z22])" office:value-type="float" office:value="0.665666666666667" calcext:value-type="float">
            <text:p>0.665666666666667</text:p>
          </table:table-cell>
          <table:table-cell table:style-name="ce5" table:formula="of:=AVERAGE([.AA18:.AA22])" office:value-type="float" office:value="0.665" calcext:value-type="float">
            <text:p>0.665</text:p>
          </table:table-cell>
          <table:table-cell table:style-name="ce5" table:formula="of:=AVERAGE([.AB18:.AB22])" office:value-type="float" office:value="0.656333333333333" calcext:value-type="float">
            <text:p>0.656333333333333</text:p>
          </table:table-cell>
          <table:table-cell table:style-name="ce5" table:formula="of:=AVERAGE([.AC18:.AC22])" office:value-type="float" office:value="0.672666666666667" calcext:value-type="float">
            <text:p>0.672666666666667</text:p>
          </table:table-cell>
          <table:table-cell/>
          <table:covered-table-cell/>
          <table:table-cell table:style-name="ce5" table:formula="of:=AVERAGE([.AF18:.AF22])" office:value-type="float" office:value="0.739666666666667" calcext:value-type="float">
            <text:p>0.739666666666667</text:p>
          </table:table-cell>
          <table:table-cell table:style-name="ce5" table:formula="of:=AVERAGE([.AG18:.AG22])" office:value-type="float" office:value="0.674" calcext:value-type="float">
            <text:p>0.674</text:p>
          </table:table-cell>
          <table:table-cell table:style-name="ce5" table:formula="of:=AVERAGE([.AH18:.AH22])" office:value-type="float" office:value="0.674666666666667" calcext:value-type="float">
            <text:p>0.674666666666667</text:p>
          </table:table-cell>
          <table:table-cell table:style-name="ce5" table:formula="of:=AVERAGE([.AI18:.AI22])" office:value-type="float" office:value="0.665" calcext:value-type="float">
            <text:p>0.665</text:p>
          </table:table-cell>
          <table:table-cell table:style-name="ce5" table:formula="of:=AVERAGE([.AJ18:.AJ22])" office:value-type="float" office:value="0.681333333333333" calcext:value-type="float">
            <text:p>0.681333333333333</text:p>
          </table:table-cell>
          <table:table-cell/>
          <table:covered-table-cell/>
          <table:table-cell table:style-name="ce5" table:formula="of:=AVERAGE([.AM18:.AM22])" office:value-type="float" office:value="0.747666666666667" calcext:value-type="float">
            <text:p>0.747666666666667</text:p>
          </table:table-cell>
          <table:table-cell table:style-name="ce5" table:formula="of:=AVERAGE([.AN18:.AN22])" office:value-type="float" office:value="0.682333333333333" calcext:value-type="float">
            <text:p>0.682333333333333</text:p>
          </table:table-cell>
          <table:table-cell table:style-name="ce5" table:formula="of:=AVERAGE([.AO18:.AO22])" office:value-type="float" office:value="0.683" calcext:value-type="float">
            <text:p>0.683</text:p>
          </table:table-cell>
          <table:table-cell table:style-name="ce5" table:formula="of:=AVERAGE([.AP18:.AP22])" office:value-type="float" office:value="0.671666666666667" calcext:value-type="float">
            <text:p>0.671666666666667</text:p>
          </table:table-cell>
          <table:table-cell table:style-name="ce5" table:formula="of:=AVERAGE([.AQ18:.AQ22])" office:value-type="float" office:value="0.687666666666667" calcext:value-type="float">
            <text:p>0.687666666666667</text:p>
          </table:table-cell>
          <table:table-cell/>
          <table:covered-table-cell/>
          <table:table-cell table:style-name="ce5" table:formula="of:=AVERAGE([.AT18:.AT22])" office:value-type="float" office:value="0.749" calcext:value-type="float">
            <text:p>0.749</text:p>
          </table:table-cell>
          <table:table-cell table:style-name="ce5" table:formula="of:=AVERAGE([.AU18:.AU22])" office:value-type="float" office:value="0.684333333333333" calcext:value-type="float">
            <text:p>0.684333333333333</text:p>
          </table:table-cell>
          <table:table-cell table:style-name="ce5" table:formula="of:=AVERAGE([.AV18:.AV22])" office:value-type="float" office:value="0.685333333333333" calcext:value-type="float">
            <text:p>0.685333333333333</text:p>
          </table:table-cell>
          <table:table-cell table:style-name="ce5" table:formula="of:=AVERAGE([.AW18:.AW22])" office:value-type="float" office:value="0.672333333333333" calcext:value-type="float">
            <text:p>0.672333333333333</text:p>
          </table:table-cell>
          <table:table-cell table:style-name="ce5" table:formula="of:=AVERAGE([.AX18:.AX22])" office:value-type="float" office:value="0.688333333333333" calcext:value-type="float">
            <text:p>0.688333333333333</text:p>
          </table:table-cell>
          <table:table-cell/>
          <table:covered-table-cell/>
          <table:table-cell table:style-name="ce5" table:formula="of:=AVERAGE([.BA18:.BA22])" office:value-type="string" office:string-value="" calcext:value-type="error">
            <text:p>#DIV/0!</text:p>
          </table:table-cell>
          <table:table-cell table:style-name="ce5" table:formula="of:=AVERAGE([.BB18:.BB22])" office:value-type="string" office:string-value="" calcext:value-type="error">
            <text:p>#DIV/0!</text:p>
          </table:table-cell>
          <table:table-cell table:style-name="ce5" table:formula="of:=AVERAGE([.BC18:.BC22])" office:value-type="string" office:string-value="" calcext:value-type="error">
            <text:p>#DIV/0!</text:p>
          </table:table-cell>
          <table:table-cell table:style-name="ce5" table:formula="of:=AVERAGE([.BD18:.BD22])" office:value-type="string" office:string-value="" calcext:value-type="error">
            <text:p>#DIV/0!</text:p>
          </table:table-cell>
          <table:table-cell table:style-name="ce5" table:formula="of:=AVERAGE([.BE18:.BE2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dssp</text:p>
          </table:table-cell>
          <table:table-cell table:formula="of:=[.AM15]" office:value-type="float" office:value="0.746" calcext:value-type="float">
            <text:p>0.746</text:p>
          </table:table-cell>
          <table:table-cell table:formula="of:=[.AN15]" office:value-type="float" office:value="0.684333333333333" calcext:value-type="float">
            <text:p>0.684333333333333</text:p>
          </table:table-cell>
          <table:table-cell table:formula="of:=[.AO15]" office:value-type="float" office:value="0.679666666666667" calcext:value-type="float">
            <text:p>0.679666666666667</text:p>
          </table:table-cell>
          <table:table-cell table:formula="of:=[.AP15]" office:value-type="float" office:value="0.668333333333333" calcext:value-type="float">
            <text:p>0.668333333333333</text:p>
          </table:table-cell>
          <table:table-cell table:formula="of:=[.AQ15]" office:value-type="float" office:value="0.689666666666667" calcext:value-type="float">
            <text:p>0.689666666666667</text:p>
          </table:table-cell>
          <table:table-cell table:number-columns-repeated="2"/>
          <table:covered-table-cell/>
          <table:table-cell table:style-name="ce5" table:formula="of:=STDEV([.K18:.K22])" office:value-type="float" office:value="0.000447213595499958" calcext:value-type="float">
            <text:p>0.0004472135955</text:p>
          </table:table-cell>
          <table:table-cell table:style-name="ce5" table:formula="of:=STDEV([.L18:.L22])" office:value-type="float" office:value="0" calcext:value-type="float">
            <text:p>0</text:p>
          </table:table-cell>
          <table:table-cell table:style-name="ce5" table:formula="of:=STDEV([.M18:.M22])" office:value-type="float" office:value="0" calcext:value-type="float">
            <text:p>0</text:p>
          </table:table-cell>
          <table:table-cell table:style-name="ce5" table:formula="of:=STDEV([.N18:.N22])" office:value-type="float" office:value="0.000447213595499958" calcext:value-type="float">
            <text:p>0.0004472135955</text:p>
          </table:table-cell>
          <table:table-cell table:style-name="ce5" table:formula="of:=STDEV([.O18:.O22])" office:value-type="float" office:value="0.000836660026534076" calcext:value-type="float">
            <text:p>0.000836660026534</text:p>
          </table:table-cell>
          <table:table-cell/>
          <table:covered-table-cell/>
          <table:table-cell table:style-name="ce5" table:formula="of:=STDEV([.R18:.R22])" office:value-type="float" office:value="0.00438178046004133" calcext:value-type="float">
            <text:p>0.004381780460041</text:p>
          </table:table-cell>
          <table:table-cell table:style-name="ce5" table:formula="of:=STDEV([.S18:.S22])" office:value-type="float" office:value="0.0036469165057621" calcext:value-type="float">
            <text:p>0.003646916505762</text:p>
          </table:table-cell>
          <table:table-cell table:style-name="ce5" table:formula="of:=STDEV([.T18:.T22])" office:value-type="float" office:value="0.00376828873628336" calcext:value-type="float">
            <text:p>0.003768288736283</text:p>
          </table:table-cell>
          <table:table-cell table:style-name="ce5" table:formula="of:=STDEV([.U18:.U22])" office:value-type="float" office:value="0.00402492235949963" calcext:value-type="float">
            <text:p>0.0040249223595</text:p>
          </table:table-cell>
          <table:table-cell table:style-name="ce5" table:formula="of:=STDEV([.V18:.V22])" office:value-type="float" office:value="0.0044497190922574" calcext:value-type="float">
            <text:p>0.004449719092257</text:p>
          </table:table-cell>
          <table:table-cell/>
          <table:covered-table-cell/>
          <table:table-cell table:style-name="ce5" table:formula="of:=STDEV([.Y18:.Y22])" office:value-type="float" office:value="0.00115470053837925" calcext:value-type="float">
            <text:p>0.001154700538379</text:p>
          </table:table-cell>
          <table:table-cell table:style-name="ce5" table:formula="of:=STDEV([.Z18:.Z22])" office:value-type="float" office:value="0.000577350269189626" calcext:value-type="float">
            <text:p>0.00057735026919</text:p>
          </table:table-cell>
          <table:table-cell table:style-name="ce5" table:formula="of:=STDEV([.AA18:.AA22])" office:value-type="float" office:value="0.001" calcext:value-type="float">
            <text:p>0.001</text:p>
          </table:table-cell>
          <table:table-cell table:style-name="ce5" table:formula="of:=STDEV([.AB18:.AB22])" office:value-type="float" office:value="0.000577350269189626" calcext:value-type="float">
            <text:p>0.00057735026919</text:p>
          </table:table-cell>
          <table:table-cell table:style-name="ce5" table:formula="of:=STDEV([.AC18:.AC22])" office:value-type="float" office:value="0.00152752523165195" calcext:value-type="float">
            <text:p>0.001527525231652</text:p>
          </table:table-cell>
          <table:table-cell/>
          <table:covered-table-cell/>
          <table:table-cell table:style-name="ce5" table:formula="of:=STDEV([.AF18:.AF22])" office:value-type="float" office:value="0.00208166599946613" calcext:value-type="float">
            <text:p>0.002081665999466</text:p>
          </table:table-cell>
          <table:table-cell table:style-name="ce5" table:formula="of:=STDEV([.AG18:.AG22])" office:value-type="float" office:value="0.001" calcext:value-type="float">
            <text:p>0.001</text:p>
          </table:table-cell>
          <table:table-cell table:style-name="ce5" table:formula="of:=STDEV([.AH18:.AH22])" office:value-type="float" office:value="0.00115470053837925" calcext:value-type="float">
            <text:p>0.001154700538379</text:p>
          </table:table-cell>
          <table:table-cell table:style-name="ce5" table:formula="of:=STDEV([.AI18:.AI22])" office:value-type="float" office:value="0.001" calcext:value-type="float">
            <text:p>0.001</text:p>
          </table:table-cell>
          <table:table-cell table:style-name="ce5" table:formula="of:=STDEV([.AJ18:.AJ22])" office:value-type="float" office:value="0.00152752523165195" calcext:value-type="float">
            <text:p>0.001527525231652</text:p>
          </table:table-cell>
          <table:table-cell/>
          <table:covered-table-cell/>
          <table:table-cell table:style-name="ce5" table:formula="of:=STDEV([.AM18:.AM22])" office:value-type="float" office:value="0.000577350269189626" calcext:value-type="float">
            <text:p>0.00057735026919</text:p>
          </table:table-cell>
          <table:table-cell table:style-name="ce5" table:formula="of:=STDEV([.AN18:.AN22])" office:value-type="float" office:value="0.000577350269189626" calcext:value-type="float">
            <text:p>0.00057735026919</text:p>
          </table:table-cell>
          <table:table-cell table:style-name="ce5" table:formula="of:=STDEV([.AO18:.AO22])" office:value-type="float" office:value="0" calcext:value-type="float">
            <text:p>0</text:p>
          </table:table-cell>
          <table:table-cell table:style-name="ce5" table:formula="of:=STDEV([.AP18:.AP22])" office:value-type="float" office:value="0.000577350269189626" calcext:value-type="float">
            <text:p>0.00057735026919</text:p>
          </table:table-cell>
          <table:table-cell table:style-name="ce5" table:formula="of:=STDEV([.AQ18:.AQ22])" office:value-type="float" office:value="0.000577350269189626" calcext:value-type="float">
            <text:p>0.00057735026919</text:p>
          </table:table-cell>
          <table:table-cell/>
          <table:covered-table-cell/>
          <table:table-cell table:style-name="ce5" table:formula="of:=STDEV([.AT18:.AT22])" office:value-type="float" office:value="0.001" calcext:value-type="float">
            <text:p>0.001</text:p>
          </table:table-cell>
          <table:table-cell table:style-name="ce5" table:formula="of:=STDEV([.AU18:.AU22])" office:value-type="float" office:value="0.000577350269189626" calcext:value-type="float">
            <text:p>0.00057735026919</text:p>
          </table:table-cell>
          <table:table-cell table:style-name="ce5" table:formula="of:=STDEV([.AV18:.AV22])" office:value-type="float" office:value="0.000577350269189626" calcext:value-type="float">
            <text:p>0.00057735026919</text:p>
          </table:table-cell>
          <table:table-cell table:style-name="ce5" table:formula="of:=STDEV([.AW18:.AW22])" office:value-type="float" office:value="0.000577350269189626" calcext:value-type="float">
            <text:p>0.00057735026919</text:p>
          </table:table-cell>
          <table:table-cell table:style-name="ce5" table:formula="of:=STDEV([.AX18:.AX22])" office:value-type="float" office:value="0.000577350269189626" calcext:value-type="float">
            <text:p>0.00057735026919</text:p>
          </table:table-cell>
          <table:table-cell/>
          <table:covered-table-cell/>
          <table:table-cell table:style-name="ce5" table:formula="of:=STDEV([.BA18:.BA22])" office:value-type="string" office:string-value="" calcext:value-type="error">
            <text:p>#DIV/0!</text:p>
          </table:table-cell>
          <table:table-cell table:style-name="ce5" table:formula="of:=STDEV([.BB18:.BB22])" office:value-type="string" office:string-value="" calcext:value-type="error">
            <text:p>#DIV/0!</text:p>
          </table:table-cell>
          <table:table-cell table:style-name="ce5" table:formula="of:=STDEV([.BC18:.BC22])" office:value-type="string" office:string-value="" calcext:value-type="error">
            <text:p>#DIV/0!</text:p>
          </table:table-cell>
          <table:table-cell table:style-name="ce5" table:formula="of:=STDEV([.BD18:.BD22])" office:value-type="string" office:string-value="" calcext:value-type="error">
            <text:p>#DIV/0!</text:p>
          </table:table-cell>
          <table:table-cell table:style-name="ce5" table:formula="of:=STDEV([.BE18:.BE2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stride</text:p>
          </table:table-cell>
          <table:table-cell table:formula="of:=[.AM23]" office:value-type="float" office:value="0.747666666666667" calcext:value-type="float">
            <text:p>0.747666666666667</text:p>
          </table:table-cell>
          <table:table-cell table:formula="of:=[.AN23]" office:value-type="float" office:value="0.682333333333333" calcext:value-type="float">
            <text:p>0.682333333333333</text:p>
          </table:table-cell>
          <table:table-cell table:formula="of:=[.AO23]" office:value-type="float" office:value="0.683" calcext:value-type="float">
            <text:p>0.683</text:p>
          </table:table-cell>
          <table:table-cell table:formula="of:=[.AP23]" office:value-type="float" office:value="0.671666666666667" calcext:value-type="float">
            <text:p>0.671666666666667</text:p>
          </table:table-cell>
          <table:table-cell table:formula="of:=[.AQ23]" office:value-type="float" office:value="0.687666666666667" calcext:value-type="float">
            <text:p>0.687666666666667</text:p>
          </table:table-cell>
          <table:table-cell table:number-columns-repeated="55"/>
          <table:table-cell office:value-type="float" office:value="151.844" calcext:value-type="float">
            <text:p>151.844</text:p>
          </table:table-cell>
        </table:table-row>
        <table:table-row table:style-name="ro1">
          <table:covered-table-cell/>
          <table:table-cell office:value-type="string" calcext:value-type="string">
            <text:p>kaksi</text:p>
          </table:table-cell>
          <table:table-cell table:formula="of:=[.AM31]" office:value-type="float" office:value="0.742666666666667" calcext:value-type="float">
            <text:p>0.742666666666667</text:p>
          </table:table-cell>
          <table:table-cell table:formula="of:=[.AN31]" office:value-type="float" office:value="0.665666666666667" calcext:value-type="float">
            <text:p>0.665666666666667</text:p>
          </table:table-cell>
          <table:table-cell table:formula="of:=[.AO31]" office:value-type="float" office:value="0.667333333333333" calcext:value-type="float">
            <text:p>0.667333333333333</text:p>
          </table:table-cell>
          <table:table-cell table:formula="of:=[.AP31]" office:value-type="float" office:value="0.682" calcext:value-type="float">
            <text:p>0.682</text:p>
          </table:table-cell>
          <table:table-cell table:formula="of:=[.AQ31]" office:value-type="float" office:value="0.675" calcext:value-type="float">
            <text:p>0.675</text:p>
          </table:table-cell>
          <table:table-cell table:number-columns-repeated="2"/>
          <table:table-cell table:style-name="ce1" office:value-type="string" calcext:value-type="string" table:number-columns-spanned="1" table:number-rows-spanned="7">
            <text:p>KAKSI 2</text:p>
          </table:table-cell>
          <table:table-cell table:style-name="ce3" office:value-type="float" office:value="0.678" calcext:value-type="float">
            <text:p>0.678</text:p>
          </table:table-cell>
          <table:table-cell table:style-name="ce3" office:value-type="float" office:value="0.617" calcext:value-type="float">
            <text:p>0.617</text:p>
          </table:table-cell>
          <table:table-cell table:style-name="ce3" office:value-type="float" office:value="0.616" calcext:value-type="float">
            <text:p>0.616</text:p>
          </table:table-cell>
          <table:table-cell table:style-name="ce3" office:value-type="float" office:value="0.622" calcext:value-type="float">
            <text:p>0.622</text:p>
          </table:table-cell>
          <table:table-cell table:style-name="ce3" office:value-type="float" office:value="0.621" calcext:value-type="float">
            <text:p>0.621</text:p>
          </table:table-cell>
          <table:table-cell/>
          <table:table-cell table:style-name="ce1" office:value-type="string" calcext:value-type="string" table:number-columns-spanned="1" table:number-rows-spanned="7">
            <text:p>KAKSI 4</text:p>
          </table:table-cell>
          <table:table-cell office:value-type="float" office:value="0.692" calcext:value-type="float">
            <text:p>0.692</text:p>
          </table:table-cell>
          <table:table-cell office:value-type="float" office:value="0.629" calcext:value-type="float">
            <text:p>0.629</text:p>
          </table:table-cell>
          <table:table-cell office:value-type="float" office:value="0.628" calcext:value-type="float">
            <text:p>0.628</text:p>
          </table:table-cell>
          <table:table-cell office:value-type="float" office:value="0.633" calcext:value-type="float">
            <text:p>0.633</text:p>
          </table:table-cell>
          <table:table-cell office:value-type="float" office:value="0.634" calcext:value-type="float">
            <text:p>0.634</text:p>
          </table:table-cell>
          <table:table-cell/>
          <table:table-cell table:style-name="ce1" office:value-type="string" calcext:value-type="string" table:number-columns-spanned="1" table:number-rows-spanned="7">
            <text:p>KAKSI 8</text:p>
          </table:table-cell>
          <table:table-cell office:value-type="float" office:value="0.725" calcext:value-type="float">
            <text:p>0.725</text:p>
          </table:table-cell>
          <table:table-cell table:number-columns-repeated="2" office:value-type="float" office:value="0.655" calcext:value-type="float">
            <text:p>0.655</text:p>
          </table:table-cell>
          <table:table-cell table:number-columns-repeated="2" office:value-type="float" office:value="0.665" calcext:value-type="float">
            <text:p>0.665</text:p>
          </table:table-cell>
          <table:table-cell/>
          <table:table-cell table:style-name="ce1" office:value-type="string" calcext:value-type="string" table:number-columns-spanned="1" table:number-rows-spanned="7">
            <text:p>KAKSI 16</text:p>
          </table:table-cell>
          <table:table-cell office:value-type="float" office:value="0.736" calcext:value-type="float">
            <text:p>0.736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3" calcext:value-type="float">
            <text:p>0.663</text:p>
          </table:table-cell>
          <table:table-cell office:value-type="float" office:value="0.675" calcext:value-type="float">
            <text:p>0.675</text:p>
          </table:table-cell>
          <table:table-cell office:value-type="float" office:value="0.672" calcext:value-type="float">
            <text:p>0.672</text:p>
          </table:table-cell>
          <table:table-cell/>
          <table:table-cell table:style-name="ce1" office:value-type="string" calcext:value-type="string" table:number-columns-spanned="1" table:number-rows-spanned="7">
            <text:p>KAKSI 32</text:p>
          </table:table-cell>
          <table:table-cell office:value-type="float" office:value="0.744" calcext:value-type="float">
            <text:p>0.744</text:p>
          </table:table-cell>
          <table:table-cell office:value-type="float" office:value="0.666" calcext:value-type="float">
            <text:p>0.666</text:p>
          </table:table-cell>
          <table:table-cell office:value-type="float" office:value="0.668" calcext:value-type="float">
            <text:p>0.668</text:p>
          </table:table-cell>
          <table:table-cell office:value-type="float" office:value="0.682" calcext:value-type="float">
            <text:p>0.682</text:p>
          </table:table-cell>
          <table:table-cell office:value-type="float" office:value="0.675" calcext:value-type="float">
            <text:p>0.675</text:p>
          </table:table-cell>
          <table:table-cell/>
          <table:table-cell table:style-name="ce1" office:value-type="string" calcext:value-type="string" table:number-columns-spanned="1" table:number-rows-spanned="7">
            <text:p>KAKSI 64</text:p>
          </table:table-cell>
          <table:table-cell office:value-type="float" office:value="0.745" calcext:value-type="float">
            <text:p>0.745</text:p>
          </table:table-cell>
          <table:table-cell office:value-type="float" office:value="0.666" calcext:value-type="float">
            <text:p>0.666</text:p>
          </table:table-cell>
          <table:table-cell office:value-type="float" office:value="0.668" calcext:value-type="float">
            <text:p>0.668</text:p>
          </table:table-cell>
          <table:table-cell office:value-type="float" office:value="0.684" calcext:value-type="float">
            <text:p>0.684</text:p>
          </table:table-cell>
          <table:table-cell office:value-type="float" office:value="0.675" calcext:value-type="float">
            <text:p>0.675</text:p>
          </table:table-cell>
          <table:table-cell/>
          <table:table-cell table:style-name="ce1" office:value-type="string" calcext:value-type="string" table:number-columns-spanned="1" table:number-rows-spanned="7">
            <text:p>KAKSI 128</text:p>
          </table:table-cell>
          <table:table-cell table:style-name="ce8" table:number-columns-repeated="5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pross</text:p>
          </table:table-cell>
          <table:table-cell table:formula="of:=[.AM39]" office:value-type="float" office:value="0.738333333333333" calcext:value-type="float">
            <text:p>0.738333333333333</text:p>
          </table:table-cell>
          <table:table-cell table:formula="of:=[.AN39]" office:value-type="float" office:value="0.673333333333333" calcext:value-type="float">
            <text:p>0.673333333333333</text:p>
          </table:table-cell>
          <table:table-cell table:formula="of:=[.AO39]" office:value-type="float" office:value="0.67" calcext:value-type="float">
            <text:p>0.67</text:p>
          </table:table-cell>
          <table:table-cell table:formula="of:=[.AP39]" office:value-type="float" office:value="0.664333333333333" calcext:value-type="float">
            <text:p>0.664333333333333</text:p>
          </table:table-cell>
          <table:table-cell table:formula="of:=[.AQ39]" office:value-type="float" office:value="0.702" calcext:value-type="float">
            <text:p>0.702</text:p>
          </table:table-cell>
          <table:table-cell/>
          <table:table-cell table:style-name="ce2"/>
          <table:covered-table-cell/>
          <table:table-cell office:value-type="float" office:value="0.678" calcext:value-type="float">
            <text:p>0.678</text:p>
          </table:table-cell>
          <table:table-cell office:value-type="float" office:value="0.618" calcext:value-type="float">
            <text:p>0.618</text:p>
          </table:table-cell>
          <table:table-cell office:value-type="float" office:value="0.616" calcext:value-type="float">
            <text:p>0.616</text:p>
          </table:table-cell>
          <table:table-cell table:number-columns-repeated="2" office:value-type="float" office:value="0.622" calcext:value-type="float">
            <text:p>0.622</text:p>
          </table:table-cell>
          <table:table-cell table:style-name="ce2"/>
          <table:covered-table-cell/>
          <table:table-cell office:value-type="float" office:value="0.694" calcext:value-type="float">
            <text:p>0.694</text:p>
          </table:table-cell>
          <table:table-cell office:value-type="float" office:value="0.628" calcext:value-type="float">
            <text:p>0.628</text:p>
          </table:table-cell>
          <table:table-cell office:value-type="float" office:value="0.629" calcext:value-type="float">
            <text:p>0.629</text:p>
          </table:table-cell>
          <table:table-cell office:value-type="float" office:value="0.639" calcext:value-type="float">
            <text:p>0.639</text:p>
          </table:table-cell>
          <table:table-cell office:value-type="float" office:value="0.637" calcext:value-type="float">
            <text:p>0.637</text:p>
          </table:table-cell>
          <table:table-cell/>
          <table:covered-table-cell/>
          <table:table-cell office:value-type="float" office:value="0.725" calcext:value-type="float">
            <text:p>0.725</text:p>
          </table:table-cell>
          <table:table-cell table:number-columns-repeated="2" office:value-type="float" office:value="0.654" calcext:value-type="float">
            <text:p>0.654</text:p>
          </table:table-cell>
          <table:table-cell office:value-type="float" office:value="0.664" calcext:value-type="float">
            <text:p>0.664</text:p>
          </table:table-cell>
          <table:table-cell office:value-type="float" office:value="0.662" calcext:value-type="float">
            <text:p>0.662</text:p>
          </table:table-cell>
          <table:table-cell/>
          <table:covered-table-cell/>
          <table:table-cell office:value-type="float" office:value="0.739" calcext:value-type="float">
            <text:p>0.739</text:p>
          </table:table-cell>
          <table:table-cell office:value-type="float" office:value="0.663" calcext:value-type="float">
            <text:p>0.663</text:p>
          </table:table-cell>
          <table:table-cell office:value-type="float" office:value="0.664" calcext:value-type="float">
            <text:p>0.664</text:p>
          </table:table-cell>
          <table:table-cell office:value-type="float" office:value="0.678" calcext:value-type="float">
            <text:p>0.678</text:p>
          </table:table-cell>
          <table:table-cell office:value-type="float" office:value="0.674" calcext:value-type="float">
            <text:p>0.674</text:p>
          </table:table-cell>
          <table:table-cell/>
          <table:covered-table-cell/>
          <table:table-cell office:value-type="float" office:value="0.742" calcext:value-type="float">
            <text:p>0.742</text:p>
          </table:table-cell>
          <table:table-cell office:value-type="float" office:value="0.665" calcext:value-type="float">
            <text:p>0.665</text:p>
          </table:table-cell>
          <table:table-cell office:value-type="float" office:value="0.667" calcext:value-type="float">
            <text:p>0.667</text:p>
          </table:table-cell>
          <table:table-cell office:value-type="float" office:value="0.682" calcext:value-type="float">
            <text:p>0.682</text:p>
          </table:table-cell>
          <table:table-cell office:value-type="float" office:value="0.674" calcext:value-type="float">
            <text:p>0.674</text:p>
          </table:table-cell>
          <table:table-cell/>
          <table:covered-table-cell/>
          <table:table-cell office:value-type="float" office:value="0.745" calcext:value-type="float">
            <text:p>0.745</text:p>
          </table:table-cell>
          <table:table-cell office:value-type="float" office:value="0.667" calcext:value-type="float">
            <text:p>0.66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85" calcext:value-type="float">
            <text:p>0.685</text:p>
          </table:table-cell>
          <table:table-cell office:value-type="float" office:value="0.675" calcext:value-type="float">
            <text:p>0.675</text:p>
          </table:table-cell>
          <table:table-cell/>
          <table:covered-table-cell/>
          <table:table-cell table:style-name="ce6" table:number-columns-repeated="5"/>
          <table:table-cell table:number-columns-repeated="6"/>
        </table:table-row>
        <table:table-row table:style-name="ro1">
          <table:table-cell table:style-name="ce1" office:value-type="float" office:value="64" calcext:value-type="float" table:number-columns-spanned="1" table:number-rows-spanned="5">
            <text:p>64</text:p>
          </table:table-cell>
          <table:table-cell office:value-type="string" calcext:value-type="string">
            <text:p>all3</text:p>
          </table:table-cell>
          <table:table-cell table:formula="of:=[.AT7]" office:value-type="float" office:value="0.752666666666667" calcext:value-type="float">
            <text:p>0.752666666666667</text:p>
          </table:table-cell>
          <table:table-cell table:formula="of:=[.AU7]" office:value-type="float" office:value="0.679333333333333" calcext:value-type="float">
            <text:p>0.679333333333333</text:p>
          </table:table-cell>
          <table:table-cell table:formula="of:=[.AV7]" office:value-type="float" office:value="0.68" calcext:value-type="float">
            <text:p>0.68</text:p>
          </table:table-cell>
          <table:table-cell table:formula="of:=[.AW7]" office:value-type="float" office:value="0.676666666666667" calcext:value-type="float">
            <text:p>0.676666666666667</text:p>
          </table:table-cell>
          <table:table-cell table:formula="of:=[.AX7]" office:value-type="float" office:value="0.687666666666667" calcext:value-type="float">
            <text:p>0.687666666666667</text:p>
          </table:table-cell>
          <table:table-cell table:number-columns-repeated="2"/>
          <table:covered-table-cell/>
          <table:table-cell office:value-type="float" office:value="0.678" calcext:value-type="float">
            <text:p>0.678</text:p>
          </table:table-cell>
          <table:table-cell office:value-type="float" office:value="0.617" calcext:value-type="float">
            <text:p>0.617</text:p>
          </table:table-cell>
          <table:table-cell office:value-type="float" office:value="0.616" calcext:value-type="float">
            <text:p>0.616</text:p>
          </table:table-cell>
          <table:table-cell office:value-type="float" office:value="0.622" calcext:value-type="float">
            <text:p>0.622</text:p>
          </table:table-cell>
          <table:table-cell office:value-type="float" office:value="0.621" calcext:value-type="float">
            <text:p>0.621</text:p>
          </table:table-cell>
          <table:table-cell/>
          <table:covered-table-cell/>
          <table:table-cell office:value-type="float" office:value="0.694" calcext:value-type="float">
            <text:p>0.694</text:p>
          </table:table-cell>
          <table:table-cell table:number-columns-repeated="2" office:value-type="float" office:value="0.629" calcext:value-type="float">
            <text:p>0.629</text:p>
          </table:table-cell>
          <table:table-cell office:value-type="float" office:value="0.64" calcext:value-type="float">
            <text:p>0.64</text:p>
          </table:table-cell>
          <table:table-cell office:value-type="float" office:value="0.638" calcext:value-type="float">
            <text:p>0.638</text:p>
          </table:table-cell>
          <table:table-cell/>
          <table:covered-table-cell/>
          <table:table-cell office:value-type="float" office:value="0.723" calcext:value-type="float">
            <text:p>0.723</text:p>
          </table:table-cell>
          <table:table-cell table:number-columns-repeated="2" office:value-type="float" office:value="0.653" calcext:value-type="float">
            <text:p>0.653</text:p>
          </table:table-cell>
          <table:table-cell office:value-type="float" office:value="0.663" calcext:value-type="float">
            <text:p>0.663</text:p>
          </table:table-cell>
          <table:table-cell office:value-type="float" office:value="0.661" calcext:value-type="float">
            <text:p>0.661</text:p>
          </table:table-cell>
          <table:table-cell/>
          <table:covered-table-cell/>
          <table:table-cell office:value-type="float" office:value="0.738" calcext:value-type="float">
            <text:p>0.738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4" calcext:value-type="float">
            <text:p>0.664</text:p>
          </table:table-cell>
          <table:table-cell office:value-type="float" office:value="0.678" calcext:value-type="float">
            <text:p>0.678</text:p>
          </table:table-cell>
          <table:table-cell office:value-type="float" office:value="0.674" calcext:value-type="float">
            <text:p>0.674</text:p>
          </table:table-cell>
          <table:table-cell/>
          <table:covered-table-cell/>
          <table:table-cell office:value-type="float" office:value="0.742" calcext:value-type="float">
            <text:p>0.742</text:p>
          </table:table-cell>
          <table:table-cell office:value-type="float" office:value="0.666" calcext:value-type="float">
            <text:p>0.666</text:p>
          </table:table-cell>
          <table:table-cell office:value-type="float" office:value="0.667" calcext:value-type="float">
            <text:p>0.667</text:p>
          </table:table-cell>
          <table:table-cell office:value-type="float" office:value="0.682" calcext:value-type="float">
            <text:p>0.682</text:p>
          </table:table-cell>
          <table:table-cell office:value-type="float" office:value="0.676" calcext:value-type="float">
            <text:p>0.676</text:p>
          </table:table-cell>
          <table:table-cell/>
          <table:covered-table-cell/>
          <table:table-cell office:value-type="float" office:value="0.744" calcext:value-type="float">
            <text:p>0.744</text:p>
          </table:table-cell>
          <table:table-cell office:value-type="float" office:value="0.667" calcext:value-type="float">
            <text:p>0.66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85" calcext:value-type="float">
            <text:p>0.685</text:p>
          </table:table-cell>
          <table:table-cell office:value-type="float" office:value="0.677" calcext:value-type="float">
            <text:p>0.677</text:p>
          </table:table-cell>
          <table:table-cell/>
          <table:covered-table-cell/>
          <table:table-cell table:style-name="ce6" table:number-columns-repeated="5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dssp</text:p>
          </table:table-cell>
          <table:table-cell table:formula="of:=[.AT15]" office:value-type="float" office:value="0.747666666666667" calcext:value-type="float">
            <text:p>0.747666666666667</text:p>
          </table:table-cell>
          <table:table-cell table:formula="of:=[.AU15]" office:value-type="float" office:value="0.687" calcext:value-type="float">
            <text:p>0.687</text:p>
          </table:table-cell>
          <table:table-cell table:formula="of:=[.AV15]" office:value-type="float" office:value="0.682" calcext:value-type="float">
            <text:p>0.682</text:p>
          </table:table-cell>
          <table:table-cell table:formula="of:=[.AW15]" office:value-type="float" office:value="0.669333333333333" calcext:value-type="float">
            <text:p>0.669333333333333</text:p>
          </table:table-cell>
          <table:table-cell table:formula="of:=[.AX15]" office:value-type="float" office:value="0.690666666666667" calcext:value-type="float">
            <text:p>0.690666666666667</text:p>
          </table:table-cell>
          <table:table-cell table:number-columns-repeated="2"/>
          <table:covered-table-cell/>
          <table:table-cell office:value-type="float" office:value="0.678" calcext:value-type="float">
            <text:p>0.678</text:p>
          </table:table-cell>
          <table:table-cell office:value-type="float" office:value="0.618" calcext:value-type="float">
            <text:p>0.618</text:p>
          </table:table-cell>
          <table:table-cell office:value-type="float" office:value="0.616" calcext:value-type="float">
            <text:p>0.616</text:p>
          </table:table-cell>
          <table:table-cell office:value-type="float" office:value="0.622" calcext:value-type="float">
            <text:p>0.622</text:p>
          </table:table-cell>
          <table:table-cell office:value-type="float" office:value="0.624" calcext:value-type="float">
            <text:p>0.624</text:p>
          </table:table-cell>
          <table:table-cell/>
          <table:covered-table-cell/>
          <table:table-cell office:value-type="float" office:value="0.694" calcext:value-type="float">
            <text:p>0.694</text:p>
          </table:table-cell>
          <table:table-cell table:number-columns-repeated="2" office:value-type="float" office:value="0.628" calcext:value-type="float">
            <text:p>0.628</text:p>
          </table:table-cell>
          <table:table-cell office:value-type="float" office:value="0.639" calcext:value-type="float">
            <text:p>0.639</text:p>
          </table:table-cell>
          <table:table-cell office:value-type="float" office:value="0.636" calcext:value-type="float">
            <text:p>0.636</text:p>
          </table:table-cell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stride</text:p>
          </table:table-cell>
          <table:table-cell table:formula="of:=[.AT23]" office:value-type="float" office:value="0.749" calcext:value-type="float">
            <text:p>0.749</text:p>
          </table:table-cell>
          <table:table-cell table:formula="of:=[.AU23]" office:value-type="float" office:value="0.684333333333333" calcext:value-type="float">
            <text:p>0.684333333333333</text:p>
          </table:table-cell>
          <table:table-cell table:formula="of:=[.AV23]" office:value-type="float" office:value="0.685333333333333" calcext:value-type="float">
            <text:p>0.685333333333333</text:p>
          </table:table-cell>
          <table:table-cell table:formula="of:=[.AW23]" office:value-type="float" office:value="0.672333333333333" calcext:value-type="float">
            <text:p>0.672333333333333</text:p>
          </table:table-cell>
          <table:table-cell table:formula="of:=[.AX23]" office:value-type="float" office:value="0.688333333333333" calcext:value-type="float">
            <text:p>0.688333333333333</text:p>
          </table:table-cell>
          <table:table-cell table:number-columns-repeated="2"/>
          <table:covered-table-cell/>
          <table:table-cell table:style-name="ce4" office:value-type="float" office:value="0.678" calcext:value-type="float">
            <text:p>0.678</text:p>
          </table:table-cell>
          <table:table-cell table:style-name="ce4" office:value-type="float" office:value="0.618" calcext:value-type="float">
            <text:p>0.618</text:p>
          </table:table-cell>
          <table:table-cell table:style-name="ce4" office:value-type="float" office:value="0.615" calcext:value-type="float">
            <text:p>0.615</text:p>
          </table:table-cell>
          <table:table-cell table:number-columns-repeated="2" table:style-name="ce4" office:value-type="float" office:value="0.622" calcext:value-type="float">
            <text:p>0.622</text:p>
          </table:table-cell>
          <table:table-cell/>
          <table:covered-table-cell/>
          <table:table-cell office:value-type="float" office:value="0.707" calcext:value-type="float">
            <text:p>0.707</text:p>
          </table:table-cell>
          <table:table-cell office:value-type="float" office:value="0.641" calcext:value-type="float">
            <text:p>0.641</text:p>
          </table:table-cell>
          <table:table-cell office:value-type="float" office:value="0.64" calcext:value-type="float">
            <text:p>0.64</text:p>
          </table:table-cell>
          <table:table-cell office:value-type="float" office:value="0.644" calcext:value-type="float">
            <text:p>0.644</text:p>
          </table:table-cell>
          <table:table-cell office:value-type="float" office:value="0.648" calcext:value-type="float">
            <text:p>0.648</text:p>
          </table:table-cell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kaksi</text:p>
          </table:table-cell>
          <table:table-cell table:formula="of:=[.AT31]" office:value-type="float" office:value="0.744666666666667" calcext:value-type="float">
            <text:p>0.744666666666667</text:p>
          </table:table-cell>
          <table:table-cell table:formula="of:=[.AU31]" office:value-type="float" office:value="0.666666666666667" calcext:value-type="float">
            <text:p>0.666666666666667</text:p>
          </table:table-cell>
          <table:table-cell table:formula="of:=[.AV31]" office:value-type="float" office:value="0.668666666666667" calcext:value-type="float">
            <text:p>0.668666666666667</text:p>
          </table:table-cell>
          <table:table-cell table:formula="of:=[.AW31]" office:value-type="float" office:value="0.684666666666667" calcext:value-type="float">
            <text:p>0.684666666666667</text:p>
          </table:table-cell>
          <table:table-cell table:formula="of:=[.AX31]" office:value-type="float" office:value="0.675666666666667" calcext:value-type="float">
            <text:p>0.675666666666667</text:p>
          </table:table-cell>
          <table:table-cell table:number-columns-repeated="2"/>
          <table:covered-table-cell/>
          <table:table-cell table:style-name="ce5" table:formula="of:=AVERAGE([.K26:.K30])" office:value-type="float" office:value="0.678" calcext:value-type="float">
            <text:p>0.678</text:p>
          </table:table-cell>
          <table:table-cell table:style-name="ce5" table:formula="of:=AVERAGE([.L26:.L30])" office:value-type="float" office:value="0.6176" calcext:value-type="float">
            <text:p>0.6176</text:p>
          </table:table-cell>
          <table:table-cell table:style-name="ce5" table:formula="of:=AVERAGE([.M26:.M30])" office:value-type="float" office:value="0.6158" calcext:value-type="float">
            <text:p>0.6158</text:p>
          </table:table-cell>
          <table:table-cell table:style-name="ce5" table:formula="of:=AVERAGE([.N26:.N30])" office:value-type="float" office:value="0.622" calcext:value-type="float">
            <text:p>0.622</text:p>
          </table:table-cell>
          <table:table-cell table:style-name="ce5" table:formula="of:=AVERAGE([.O26:.O30])" office:value-type="float" office:value="0.622" calcext:value-type="float">
            <text:p>0.622</text:p>
          </table:table-cell>
          <table:table-cell/>
          <table:covered-table-cell/>
          <table:table-cell table:style-name="ce5" table:formula="of:=AVERAGE([.R26:.R30])" office:value-type="float" office:value="0.6962" calcext:value-type="float">
            <text:p>0.6962</text:p>
          </table:table-cell>
          <table:table-cell table:style-name="ce5" table:formula="of:=AVERAGE([.S26:.S30])" office:value-type="float" office:value="0.631" calcext:value-type="float">
            <text:p>0.631</text:p>
          </table:table-cell>
          <table:table-cell table:style-name="ce5" table:formula="of:=AVERAGE([.T26:.T30])" office:value-type="float" office:value="0.6308" calcext:value-type="float">
            <text:p>0.6308</text:p>
          </table:table-cell>
          <table:table-cell table:style-name="ce5" table:formula="of:=AVERAGE([.U26:.U30])" office:value-type="float" office:value="0.639" calcext:value-type="float">
            <text:p>0.639</text:p>
          </table:table-cell>
          <table:table-cell table:style-name="ce5" table:formula="of:=AVERAGE([.V26:.V30])" office:value-type="float" office:value="0.6386" calcext:value-type="float">
            <text:p>0.6386</text:p>
          </table:table-cell>
          <table:table-cell/>
          <table:covered-table-cell/>
          <table:table-cell table:style-name="ce5" table:formula="of:=AVERAGE([.Y26:.Y30])" office:value-type="float" office:value="0.724333333333333" calcext:value-type="float">
            <text:p>0.724333333333333</text:p>
          </table:table-cell>
          <table:table-cell table:style-name="ce5" table:formula="of:=AVERAGE([.Z26:.Z30])" office:value-type="float" office:value="0.654" calcext:value-type="float">
            <text:p>0.654</text:p>
          </table:table-cell>
          <table:table-cell table:style-name="ce5" table:formula="of:=AVERAGE([.AA26:.AA30])" office:value-type="float" office:value="0.654" calcext:value-type="float">
            <text:p>0.654</text:p>
          </table:table-cell>
          <table:table-cell table:style-name="ce5" table:formula="of:=AVERAGE([.AB26:.AB30])" office:value-type="float" office:value="0.664" calcext:value-type="float">
            <text:p>0.664</text:p>
          </table:table-cell>
          <table:table-cell table:style-name="ce5" table:formula="of:=AVERAGE([.AC26:.AC30])" office:value-type="float" office:value="0.662666666666667" calcext:value-type="float">
            <text:p>0.662666666666667</text:p>
          </table:table-cell>
          <table:table-cell/>
          <table:covered-table-cell/>
          <table:table-cell table:style-name="ce5" table:formula="of:=AVERAGE([.AF26:.AF30])" office:value-type="float" office:value="0.737666666666667" calcext:value-type="float">
            <text:p>0.737666666666667</text:p>
          </table:table-cell>
          <table:table-cell table:style-name="ce5" table:formula="of:=AVERAGE([.AG26:.AG30])" office:value-type="float" office:value="0.662333333333333" calcext:value-type="float">
            <text:p>0.662333333333333</text:p>
          </table:table-cell>
          <table:table-cell table:style-name="ce5" table:formula="of:=AVERAGE([.AH26:.AH30])" office:value-type="float" office:value="0.663666666666667" calcext:value-type="float">
            <text:p>0.663666666666667</text:p>
          </table:table-cell>
          <table:table-cell table:style-name="ce5" table:formula="of:=AVERAGE([.AI26:.AI30])" office:value-type="float" office:value="0.677" calcext:value-type="float">
            <text:p>0.677</text:p>
          </table:table-cell>
          <table:table-cell table:style-name="ce5" table:formula="of:=AVERAGE([.AJ26:.AJ30])" office:value-type="float" office:value="0.673333333333333" calcext:value-type="float">
            <text:p>0.673333333333333</text:p>
          </table:table-cell>
          <table:table-cell/>
          <table:covered-table-cell/>
          <table:table-cell table:style-name="ce5" table:formula="of:=AVERAGE([.AM26:.AM30])" office:value-type="float" office:value="0.742666666666667" calcext:value-type="float">
            <text:p>0.742666666666667</text:p>
          </table:table-cell>
          <table:table-cell table:style-name="ce5" table:formula="of:=AVERAGE([.AN26:.AN30])" office:value-type="float" office:value="0.665666666666667" calcext:value-type="float">
            <text:p>0.665666666666667</text:p>
          </table:table-cell>
          <table:table-cell table:style-name="ce5" table:formula="of:=AVERAGE([.AO26:.AO30])" office:value-type="float" office:value="0.667333333333333" calcext:value-type="float">
            <text:p>0.667333333333333</text:p>
          </table:table-cell>
          <table:table-cell table:style-name="ce5" table:formula="of:=AVERAGE([.AP26:.AP30])" office:value-type="float" office:value="0.682" calcext:value-type="float">
            <text:p>0.682</text:p>
          </table:table-cell>
          <table:table-cell table:style-name="ce5" table:formula="of:=AVERAGE([.AQ26:.AQ30])" office:value-type="float" office:value="0.675" calcext:value-type="float">
            <text:p>0.675</text:p>
          </table:table-cell>
          <table:table-cell/>
          <table:covered-table-cell/>
          <table:table-cell table:style-name="ce5" table:formula="of:=AVERAGE([.AT26:.AT30])" office:value-type="float" office:value="0.744666666666667" calcext:value-type="float">
            <text:p>0.744666666666667</text:p>
          </table:table-cell>
          <table:table-cell table:style-name="ce5" table:formula="of:=AVERAGE([.AU26:.AU30])" office:value-type="float" office:value="0.666666666666667" calcext:value-type="float">
            <text:p>0.666666666666667</text:p>
          </table:table-cell>
          <table:table-cell table:style-name="ce5" table:formula="of:=AVERAGE([.AV26:.AV30])" office:value-type="float" office:value="0.668666666666667" calcext:value-type="float">
            <text:p>0.668666666666667</text:p>
          </table:table-cell>
          <table:table-cell table:style-name="ce5" table:formula="of:=AVERAGE([.AW26:.AW30])" office:value-type="float" office:value="0.684666666666667" calcext:value-type="float">
            <text:p>0.684666666666667</text:p>
          </table:table-cell>
          <table:table-cell table:style-name="ce5" table:formula="of:=AVERAGE([.AX26:.AX30])" office:value-type="float" office:value="0.675666666666667" calcext:value-type="float">
            <text:p>0.675666666666667</text:p>
          </table:table-cell>
          <table:table-cell/>
          <table:covered-table-cell/>
          <table:table-cell table:style-name="ce5" table:formula="of:=AVERAGE([.BA26:.BA30])" office:value-type="string" office:string-value="" calcext:value-type="error">
            <text:p>#DIV/0!</text:p>
          </table:table-cell>
          <table:table-cell table:style-name="ce5" table:formula="of:=AVERAGE([.BB26:.BB30])" office:value-type="string" office:string-value="" calcext:value-type="error">
            <text:p>#DIV/0!</text:p>
          </table:table-cell>
          <table:table-cell table:style-name="ce5" table:formula="of:=AVERAGE([.BC26:.BC30])" office:value-type="string" office:string-value="" calcext:value-type="error">
            <text:p>#DIV/0!</text:p>
          </table:table-cell>
          <table:table-cell table:style-name="ce5" table:formula="of:=AVERAGE([.BD26:.BD30])" office:value-type="string" office:string-value="" calcext:value-type="error">
            <text:p>#DIV/0!</text:p>
          </table:table-cell>
          <table:table-cell table:style-name="ce5" table:formula="of:=AVERAGE([.BE26:.BE30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pross</text:p>
          </table:table-cell>
          <table:table-cell table:formula="of:=[.AT39]" office:value-type="float" office:value="0.739" calcext:value-type="float">
            <text:p>0.739</text:p>
          </table:table-cell>
          <table:table-cell table:formula="of:=[.AU39]" office:value-type="float" office:value="0.674333333333333" calcext:value-type="float">
            <text:p>0.674333333333333</text:p>
          </table:table-cell>
          <table:table-cell table:formula="of:=[.AV39]" office:value-type="float" office:value="0.671" calcext:value-type="float">
            <text:p>0.671</text:p>
          </table:table-cell>
          <table:table-cell table:formula="of:=[.AW39]" office:value-type="float" office:value="0.665" calcext:value-type="float">
            <text:p>0.665</text:p>
          </table:table-cell>
          <table:table-cell table:formula="of:=[.AX39]" office:value-type="float" office:value="0.703666666666667" calcext:value-type="float">
            <text:p>0.703666666666667</text:p>
          </table:table-cell>
          <table:table-cell table:number-columns-repeated="2"/>
          <table:covered-table-cell/>
          <table:table-cell table:style-name="ce5" table:formula="of:=STDEV([.K26:.K30])" office:value-type="float" office:value="0" calcext:value-type="float">
            <text:p>0</text:p>
          </table:table-cell>
          <table:table-cell table:style-name="ce5" table:formula="of:=STDEV([.L26:.L30])" office:value-type="float" office:value="0.000547722557505167" calcext:value-type="float">
            <text:p>0.000547722557505</text:p>
          </table:table-cell>
          <table:table-cell table:style-name="ce5" table:formula="of:=STDEV([.M26:.M30])" office:value-type="float" office:value="0.000447213595499958" calcext:value-type="float">
            <text:p>0.0004472135955</text:p>
          </table:table-cell>
          <table:table-cell table:style-name="ce5" table:formula="of:=STDEV([.N26:.N30])" office:value-type="float" office:value="0" calcext:value-type="float">
            <text:p>0</text:p>
          </table:table-cell>
          <table:table-cell table:style-name="ce5" table:formula="of:=STDEV([.O26:.O30])" office:value-type="float" office:value="0.00122474487139159" calcext:value-type="float">
            <text:p>0.001224744871392</text:p>
          </table:table-cell>
          <table:table-cell/>
          <table:covered-table-cell/>
          <table:table-cell table:style-name="ce5" table:formula="of:=STDEV([.R26:.R30])" office:value-type="float" office:value="0.00609918027279072" calcext:value-type="float">
            <text:p>0.006099180272791</text:p>
          </table:table-cell>
          <table:table-cell table:style-name="ce5" table:formula="of:=STDEV([.S26:.S30])" office:value-type="float" office:value="0.00561248608016092" calcext:value-type="float">
            <text:p>0.005612486080161</text:p>
          </table:table-cell>
          <table:table-cell table:style-name="ce5" table:formula="of:=STDEV([.T26:.T30])" office:value-type="float" office:value="0.00516720427310553" calcext:value-type="float">
            <text:p>0.005167204273106</text:p>
          </table:table-cell>
          <table:table-cell table:style-name="ce5" table:formula="of:=STDEV([.U26:.U30])" office:value-type="float" office:value="0.00393700393700591" calcext:value-type="float">
            <text:p>0.003937003937006</text:p>
          </table:table-cell>
          <table:table-cell table:style-name="ce5" table:formula="of:=STDEV([.V26:.V30])" office:value-type="float" office:value="0.00545893762558248" calcext:value-type="float">
            <text:p>0.005458937625582</text:p>
          </table:table-cell>
          <table:table-cell/>
          <table:covered-table-cell/>
          <table:table-cell table:style-name="ce5" table:formula="of:=STDEV([.Y26:.Y30])" office:value-type="float" office:value="0.00115470053837925" calcext:value-type="float">
            <text:p>0.001154700538379</text:p>
          </table:table-cell>
          <table:table-cell table:style-name="ce5" table:formula="of:=STDEV([.Z26:.Z30])" office:value-type="float" office:value="0.001" calcext:value-type="float">
            <text:p>0.001</text:p>
          </table:table-cell>
          <table:table-cell table:style-name="ce5" table:formula="of:=STDEV([.AA26:.AA30])" office:value-type="float" office:value="0.001" calcext:value-type="float">
            <text:p>0.001</text:p>
          </table:table-cell>
          <table:table-cell table:style-name="ce5" table:formula="of:=STDEV([.AB26:.AB30])" office:value-type="float" office:value="0.001" calcext:value-type="float">
            <text:p>0.001</text:p>
          </table:table-cell>
          <table:table-cell table:style-name="ce5" table:formula="of:=STDEV([.AC26:.AC30])" office:value-type="float" office:value="0.00208166599946613" calcext:value-type="float">
            <text:p>0.002081665999466</text:p>
          </table:table-cell>
          <table:table-cell/>
          <table:covered-table-cell/>
          <table:table-cell table:style-name="ce5" table:formula="of:=STDEV([.AF26:.AF30])" office:value-type="float" office:value="0.00152752523165195" calcext:value-type="float">
            <text:p>0.001527525231652</text:p>
          </table:table-cell>
          <table:table-cell table:style-name="ce5" table:formula="of:=STDEV([.AG26:.AG30])" office:value-type="float" office:value="0.000577350269189626" calcext:value-type="float">
            <text:p>0.00057735026919</text:p>
          </table:table-cell>
          <table:table-cell table:style-name="ce5" table:formula="of:=STDEV([.AH26:.AH30])" office:value-type="float" office:value="0.000577350269189626" calcext:value-type="float">
            <text:p>0.00057735026919</text:p>
          </table:table-cell>
          <table:table-cell table:style-name="ce5" table:formula="of:=STDEV([.AI26:.AI30])" office:value-type="float" office:value="0.00173205080756888" calcext:value-type="float">
            <text:p>0.001732050807569</text:p>
          </table:table-cell>
          <table:table-cell table:style-name="ce5" table:formula="of:=STDEV([.AJ26:.AJ30])" office:value-type="float" office:value="0.00115470053837925" calcext:value-type="float">
            <text:p>0.001154700538379</text:p>
          </table:table-cell>
          <table:table-cell/>
          <table:covered-table-cell/>
          <table:table-cell table:style-name="ce5" table:formula="of:=STDEV([.AM26:.AM30])" office:value-type="float" office:value="0.00115470053837925" calcext:value-type="float">
            <text:p>0.001154700538379</text:p>
          </table:table-cell>
          <table:table-cell table:style-name="ce5" table:formula="of:=STDEV([.AN26:.AN30])" office:value-type="float" office:value="0.000577350269189626" calcext:value-type="float">
            <text:p>0.00057735026919</text:p>
          </table:table-cell>
          <table:table-cell table:style-name="ce5" table:formula="of:=STDEV([.AO26:.AO30])" office:value-type="float" office:value="0.000577350269189626" calcext:value-type="float">
            <text:p>0.00057735026919</text:p>
          </table:table-cell>
          <table:table-cell table:style-name="ce5" table:formula="of:=STDEV([.AP26:.AP30])" office:value-type="float" office:value="0" calcext:value-type="float">
            <text:p>0</text:p>
          </table:table-cell>
          <table:table-cell table:style-name="ce5" table:formula="of:=STDEV([.AQ26:.AQ30])" office:value-type="float" office:value="0.001" calcext:value-type="float">
            <text:p>0.001</text:p>
          </table:table-cell>
          <table:table-cell/>
          <table:covered-table-cell/>
          <table:table-cell table:style-name="ce5" table:formula="of:=STDEV([.AT26:.AT30])" office:value-type="float" office:value="0.000577350269189626" calcext:value-type="float">
            <text:p>0.00057735026919</text:p>
          </table:table-cell>
          <table:table-cell table:style-name="ce5" table:formula="of:=STDEV([.AU26:.AU30])" office:value-type="float" office:value="0.000577350269189626" calcext:value-type="float">
            <text:p>0.00057735026919</text:p>
          </table:table-cell>
          <table:table-cell table:style-name="ce5" table:formula="of:=STDEV([.AV26:.AV30])" office:value-type="float" office:value="0.000577350269189626" calcext:value-type="float">
            <text:p>0.00057735026919</text:p>
          </table:table-cell>
          <table:table-cell table:style-name="ce5" table:formula="of:=STDEV([.AW26:.AW30])" office:value-type="float" office:value="0.000577350269189626" calcext:value-type="float">
            <text:p>0.00057735026919</text:p>
          </table:table-cell>
          <table:table-cell table:style-name="ce5" table:formula="of:=STDEV([.AX26:.AX30])" office:value-type="float" office:value="0.00115470053837925" calcext:value-type="float">
            <text:p>0.001154700538379</text:p>
          </table:table-cell>
          <table:table-cell/>
          <table:covered-table-cell/>
          <table:table-cell table:style-name="ce5" table:formula="of:=STDEV([.BA26:.BA30])" office:value-type="string" office:string-value="" calcext:value-type="error">
            <text:p>#DIV/0!</text:p>
          </table:table-cell>
          <table:table-cell table:style-name="ce5" table:formula="of:=STDEV([.BB26:.BB30])" office:value-type="string" office:string-value="" calcext:value-type="error">
            <text:p>#DIV/0!</text:p>
          </table:table-cell>
          <table:table-cell table:style-name="ce5" table:formula="of:=STDEV([.BC26:.BC30])" office:value-type="string" office:string-value="" calcext:value-type="error">
            <text:p>#DIV/0!</text:p>
          </table:table-cell>
          <table:table-cell table:style-name="ce5" table:formula="of:=STDEV([.BD26:.BD30])" office:value-type="string" office:string-value="" calcext:value-type="error">
            <text:p>#DIV/0!</text:p>
          </table:table-cell>
          <table:table-cell table:style-name="ce5" table:formula="of:=STDEV([.BE26:.BE30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style-name="ce1" office:value-type="float" office:value="128" calcext:value-type="float" table:number-columns-spanned="1" table:number-rows-spanned="5">
            <text:p>128</text:p>
          </table:table-cell>
          <table:table-cell office:value-type="string" calcext:value-type="string">
            <text:p>all3</text:p>
          </table:table-cell>
          <table:table-cell table:formula="of:=[.BA7]" office:value-type="string" office:string-value="" calcext:value-type="error">
            <text:p>#DIV/0!</text:p>
          </table:table-cell>
          <table:table-cell table:formula="of:=[.BB7]" office:value-type="string" office:string-value="" calcext:value-type="error">
            <text:p>#DIV/0!</text:p>
          </table:table-cell>
          <table:table-cell table:formula="of:=[.BC7]" office:value-type="string" office:string-value="" calcext:value-type="error">
            <text:p>#DIV/0!</text:p>
          </table:table-cell>
          <table:table-cell table:formula="of:=[.BD7]" office:value-type="string" office:string-value="" calcext:value-type="error">
            <text:p>#DIV/0!</text:p>
          </table:table-cell>
          <table:table-cell table:formula="of:=[.BE7]" office:value-type="string" office:string-value="" calcext:value-type="error">
            <text:p>#DIV/0!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dssp</text:p>
          </table:table-cell>
          <table:table-cell table:formula="of:=[.BA15]" office:value-type="string" office:string-value="" calcext:value-type="error">
            <text:p>#DIV/0!</text:p>
          </table:table-cell>
          <table:table-cell table:formula="of:=[.BB15]" office:value-type="string" office:string-value="" calcext:value-type="error">
            <text:p>#DIV/0!</text:p>
          </table:table-cell>
          <table:table-cell table:formula="of:=[.BC15]" office:value-type="string" office:string-value="" calcext:value-type="error">
            <text:p>#DIV/0!</text:p>
          </table:table-cell>
          <table:table-cell table:formula="of:=[.BD15]" office:value-type="string" office:string-value="" calcext:value-type="error">
            <text:p>#DIV/0!</text:p>
          </table:table-cell>
          <table:table-cell table:formula="of:=[.BE15]" office:value-type="string" office:string-value="" calcext:value-type="error">
            <text:p>#DIV/0!</text:p>
          </table:table-cell>
          <table:table-cell table:number-columns-repeated="2"/>
          <table:table-cell table:style-name="ce1" office:value-type="string" calcext:value-type="string" table:number-columns-spanned="1" table:number-rows-spanned="7">
            <text:p>PROSS 2</text:p>
          </table:table-cell>
          <table:table-cell table:style-name="ce3" office:value-type="float" office:value="0.675" calcext:value-type="float">
            <text:p>0.675</text:p>
          </table:table-cell>
          <table:table-cell table:style-name="ce3" office:value-type="float" office:value="0.623" calcext:value-type="float">
            <text:p>0.623</text:p>
          </table:table-cell>
          <table:table-cell table:style-name="ce3" office:value-type="float" office:value="0.619" calcext:value-type="float">
            <text:p>0.619</text:p>
          </table:table-cell>
          <table:table-cell table:style-name="ce3" office:value-type="float" office:value="0.613" calcext:value-type="float">
            <text:p>0.613</text:p>
          </table:table-cell>
          <table:table-cell table:style-name="ce3" office:value-type="float" office:value="0.645" calcext:value-type="float">
            <text:p>0.645</text:p>
          </table:table-cell>
          <table:table-cell/>
          <table:table-cell table:style-name="ce1" office:value-type="string" calcext:value-type="string" table:number-columns-spanned="1" table:number-rows-spanned="7">
            <text:p>PROSS 4</text:p>
          </table:table-cell>
          <table:table-cell office:value-type="float" office:value="0.696" calcext:value-type="float">
            <text:p>0.696</text:p>
          </table:table-cell>
          <table:table-cell office:value-type="float" office:value="0.642" calcext:value-type="float">
            <text:p>0.642</text:p>
          </table:table-cell>
          <table:table-cell office:value-type="float" office:value="0.637" calcext:value-type="float">
            <text:p>0.637</text:p>
          </table:table-cell>
          <table:table-cell office:value-type="float" office:value="0.63" calcext:value-type="float">
            <text:p>0.63</text:p>
          </table:table-cell>
          <table:table-cell office:value-type="float" office:value="0.664" calcext:value-type="float">
            <text:p>0.664</text:p>
          </table:table-cell>
          <table:table-cell/>
          <table:table-cell table:style-name="ce1" office:value-type="string" calcext:value-type="string" table:number-columns-spanned="1" table:number-rows-spanned="7">
            <text:p>PROSS 8</text:p>
          </table:table-cell>
          <table:table-cell office:value-type="float" office:value="0.718" calcext:value-type="float">
            <text:p>0.718</text:p>
          </table:table-cell>
          <table:table-cell office:value-type="float" office:value="0.658" calcext:value-type="float">
            <text:p>0.658</text:p>
          </table:table-cell>
          <table:table-cell office:value-type="float" office:value="0.654" calcext:value-type="float">
            <text:p>0.654</text:p>
          </table:table-cell>
          <table:table-cell office:value-type="float" office:value="0.647" calcext:value-type="float">
            <text:p>0.647</text:p>
          </table:table-cell>
          <table:table-cell office:value-type="float" office:value="0.683" calcext:value-type="float">
            <text:p>0.683</text:p>
          </table:table-cell>
          <table:table-cell/>
          <table:table-cell table:style-name="ce1" office:value-type="string" calcext:value-type="string" table:number-columns-spanned="1" table:number-rows-spanned="7">
            <text:p>PROSS 16</text:p>
          </table:table-cell>
          <table:table-cell office:value-type="float" office:value="0.731" calcext:value-type="float">
            <text:p>0.731</text:p>
          </table:table-cell>
          <table:table-cell office:value-type="float" office:value="0.667" calcext:value-type="float">
            <text:p>0.667</text:p>
          </table:table-cell>
          <table:table-cell office:value-type="float" office:value="0.663" calcext:value-type="float">
            <text:p>0.663</text:p>
          </table:table-cell>
          <table:table-cell office:value-type="float" office:value="0.658" calcext:value-type="float">
            <text:p>0.658</text:p>
          </table:table-cell>
          <table:table-cell office:value-type="float" office:value="0.696" calcext:value-type="float">
            <text:p>0.696</text:p>
          </table:table-cell>
          <table:table-cell/>
          <table:table-cell table:style-name="ce1" office:value-type="string" calcext:value-type="string" table:number-columns-spanned="1" table:number-rows-spanned="7">
            <text:p>PROSS 32</text:p>
          </table:table-cell>
          <table:table-cell office:value-type="float" office:value="0.738" calcext:value-type="float">
            <text:p>0.738</text:p>
          </table:table-cell>
          <table:table-cell office:value-type="float" office:value="0.673" calcext:value-type="float">
            <text:p>0.673</text:p>
          </table:table-cell>
          <table:table-cell office:value-type="float" office:value="0.669" calcext:value-type="float">
            <text:p>0.669</text:p>
          </table:table-cell>
          <table:table-cell office:value-type="float" office:value="0.664" calcext:value-type="float">
            <text:p>0.664</text:p>
          </table:table-cell>
          <table:table-cell office:value-type="float" office:value="0.702" calcext:value-type="float">
            <text:p>0.702</text:p>
          </table:table-cell>
          <table:table-cell/>
          <table:table-cell table:style-name="ce1" office:value-type="string" calcext:value-type="string" table:number-columns-spanned="1" table:number-rows-spanned="7">
            <text:p>PROSS 64</text:p>
          </table:table-cell>
          <table:table-cell office:value-type="float" office:value="0.74" calcext:value-type="float">
            <text:p>0.74</text:p>
          </table:table-cell>
          <table:table-cell office:value-type="float" office:value="0.675" calcext:value-type="float">
            <text:p>0.675</text:p>
          </table:table-cell>
          <table:table-cell office:value-type="float" office:value="0.671" calcext:value-type="float">
            <text:p>0.671</text:p>
          </table:table-cell>
          <table:table-cell office:value-type="float" office:value="0.665" calcext:value-type="float">
            <text:p>0.665</text:p>
          </table:table-cell>
          <table:table-cell office:value-type="float" office:value="0.704" calcext:value-type="float">
            <text:p>0.704</text:p>
          </table:table-cell>
          <table:table-cell/>
          <table:table-cell table:style-name="ce1" office:value-type="string" calcext:value-type="string" table:number-columns-spanned="1" table:number-rows-spanned="7">
            <text:p>PROSS 128</text:p>
          </table:table-cell>
          <table:table-cell table:style-name="ce8" table:number-columns-repeated="5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stride</text:p>
          </table:table-cell>
          <table:table-cell table:formula="of:=[.BA23]" office:value-type="string" office:string-value="" calcext:value-type="error">
            <text:p>#DIV/0!</text:p>
          </table:table-cell>
          <table:table-cell table:formula="of:=[.BB23]" office:value-type="string" office:string-value="" calcext:value-type="error">
            <text:p>#DIV/0!</text:p>
          </table:table-cell>
          <table:table-cell table:formula="of:=[.BC23]" office:value-type="string" office:string-value="" calcext:value-type="error">
            <text:p>#DIV/0!</text:p>
          </table:table-cell>
          <table:table-cell table:formula="of:=[.BD23]" office:value-type="string" office:string-value="" calcext:value-type="error">
            <text:p>#DIV/0!</text:p>
          </table:table-cell>
          <table:table-cell table:formula="of:=[.BE23]" office:value-type="string" office:string-value="" calcext:value-type="error">
            <text:p>#DIV/0!</text:p>
          </table:table-cell>
          <table:table-cell table:number-columns-repeated="2"/>
          <table:covered-table-cell/>
          <table:table-cell office:value-type="float" office:value="0.675" calcext:value-type="float">
            <text:p>0.675</text:p>
          </table:table-cell>
          <table:table-cell office:value-type="float" office:value="0.624" calcext:value-type="float">
            <text:p>0.624</text:p>
          </table:table-cell>
          <table:table-cell office:value-type="float" office:value="0.619" calcext:value-type="float">
            <text:p>0.619</text:p>
          </table:table-cell>
          <table:table-cell office:value-type="float" office:value="0.613" calcext:value-type="float">
            <text:p>0.613</text:p>
          </table:table-cell>
          <table:table-cell office:value-type="float" office:value="0.646" calcext:value-type="float">
            <text:p>0.646</text:p>
          </table:table-cell>
          <table:table-cell/>
          <table:covered-table-cell/>
          <table:table-cell office:value-type="float" office:value="0.702" calcext:value-type="float">
            <text:p>0.702</text:p>
          </table:table-cell>
          <table:table-cell office:value-type="float" office:value="0.646" calcext:value-type="float">
            <text:p>0.646</text:p>
          </table:table-cell>
          <table:table-cell office:value-type="float" office:value="0.641" calcext:value-type="float">
            <text:p>0.641</text:p>
          </table:table-cell>
          <table:table-cell office:value-type="float" office:value="0.634" calcext:value-type="float">
            <text:p>0.634</text:p>
          </table:table-cell>
          <table:table-cell office:value-type="float" office:value="0.669" calcext:value-type="float">
            <text:p>0.669</text:p>
          </table:table-cell>
          <table:table-cell/>
          <table:covered-table-cell/>
          <table:table-cell office:value-type="float" office:value="0.72" calcext:value-type="float">
            <text:p>0.72</text:p>
          </table:table-cell>
          <table:table-cell office:value-type="float" office:value="0.659" calcext:value-type="float">
            <text:p>0.659</text:p>
          </table:table-cell>
          <table:table-cell office:value-type="float" office:value="0.656" calcext:value-type="float">
            <text:p>0.656</text:p>
          </table:table-cell>
          <table:table-cell office:value-type="float" office:value="0.65" calcext:value-type="float">
            <text:p>0.65</text:p>
          </table:table-cell>
          <table:table-cell office:value-type="float" office:value="0.685" calcext:value-type="float">
            <text:p>0.685</text:p>
          </table:table-cell>
          <table:table-cell/>
          <table:covered-table-cell/>
          <table:table-cell office:value-type="float" office:value="0.73" calcext:value-type="float">
            <text:p>0.73</text:p>
          </table:table-cell>
          <table:table-cell office:value-type="float" office:value="0.667" calcext:value-type="float">
            <text:p>0.667</text:p>
          </table:table-cell>
          <table:table-cell office:value-type="float" office:value="0.663" calcext:value-type="float">
            <text:p>0.663</text:p>
          </table:table-cell>
          <table:table-cell office:value-type="float" office:value="0.659" calcext:value-type="float">
            <text:p>0.659</text:p>
          </table:table-cell>
          <table:table-cell office:value-type="float" office:value="0.697" calcext:value-type="float">
            <text:p>0.697</text:p>
          </table:table-cell>
          <table:table-cell/>
          <table:covered-table-cell/>
          <table:table-cell office:value-type="float" office:value="0.738" calcext:value-type="float">
            <text:p>0.738</text:p>
          </table:table-cell>
          <table:table-cell office:value-type="float" office:value="0.673" calcext:value-type="float">
            <text:p>0.673</text:p>
          </table:table-cell>
          <table:table-cell office:value-type="float" office:value="0.67" calcext:value-type="float">
            <text:p>0.67</text:p>
          </table:table-cell>
          <table:table-cell office:value-type="float" office:value="0.664" calcext:value-type="float">
            <text:p>0.664</text:p>
          </table:table-cell>
          <table:table-cell office:value-type="float" office:value="0.701" calcext:value-type="float">
            <text:p>0.701</text:p>
          </table:table-cell>
          <table:table-cell/>
          <table:covered-table-cell/>
          <table:table-cell office:value-type="float" office:value="0.74" calcext:value-type="float">
            <text:p>0.74</text:p>
          </table:table-cell>
          <table:table-cell office:value-type="float" office:value="0.675" calcext:value-type="float">
            <text:p>0.675</text:p>
          </table:table-cell>
          <table:table-cell office:value-type="float" office:value="0.672" calcext:value-type="float">
            <text:p>0.672</text:p>
          </table:table-cell>
          <table:table-cell office:value-type="float" office:value="0.666" calcext:value-type="float">
            <text:p>0.666</text:p>
          </table:table-cell>
          <table:table-cell office:value-type="float" office:value="0.704" calcext:value-type="float">
            <text:p>0.704</text:p>
          </table:table-cell>
          <table:table-cell/>
          <table:covered-table-cell/>
          <table:table-cell table:style-name="ce6" table:number-columns-repeated="5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kaksi</text:p>
          </table:table-cell>
          <table:table-cell table:formula="of:=[.BA31]" office:value-type="string" office:string-value="" calcext:value-type="error">
            <text:p>#DIV/0!</text:p>
          </table:table-cell>
          <table:table-cell table:formula="of:=[.BB31]" office:value-type="string" office:string-value="" calcext:value-type="error">
            <text:p>#DIV/0!</text:p>
          </table:table-cell>
          <table:table-cell table:formula="of:=[.BC31]" office:value-type="string" office:string-value="" calcext:value-type="error">
            <text:p>#DIV/0!</text:p>
          </table:table-cell>
          <table:table-cell table:formula="of:=[.BD31]" office:value-type="string" office:string-value="" calcext:value-type="error">
            <text:p>#DIV/0!</text:p>
          </table:table-cell>
          <table:table-cell table:formula="of:=[.BE31]" office:value-type="string" office:string-value="" calcext:value-type="error">
            <text:p>#DIV/0!</text:p>
          </table:table-cell>
          <table:table-cell table:number-columns-repeated="2"/>
          <table:covered-table-cell/>
          <table:table-cell office:value-type="float" office:value="0.675" calcext:value-type="float">
            <text:p>0.675</text:p>
          </table:table-cell>
          <table:table-cell office:value-type="float" office:value="0.624" calcext:value-type="float">
            <text:p>0.624</text:p>
          </table:table-cell>
          <table:table-cell office:value-type="float" office:value="0.619" calcext:value-type="float">
            <text:p>0.619</text:p>
          </table:table-cell>
          <table:table-cell office:value-type="float" office:value="0.612" calcext:value-type="float">
            <text:p>0.612</text:p>
          </table:table-cell>
          <table:table-cell office:value-type="float" office:value="0.645" calcext:value-type="float">
            <text:p>0.645</text:p>
          </table:table-cell>
          <table:table-cell/>
          <table:covered-table-cell/>
          <table:table-cell office:value-type="float" office:value="0.705" calcext:value-type="float">
            <text:p>0.705</text:p>
          </table:table-cell>
          <table:table-cell office:value-type="float" office:value="0.65" calcext:value-type="float">
            <text:p>0.65</text:p>
          </table:table-cell>
          <table:table-cell office:value-type="float" office:value="0.644" calcext:value-type="float">
            <text:p>0.644</text:p>
          </table:table-cell>
          <table:table-cell office:value-type="float" office:value="0.637" calcext:value-type="float">
            <text:p>0.637</text:p>
          </table:table-cell>
          <table:table-cell office:value-type="float" office:value="0.675" calcext:value-type="float">
            <text:p>0.675</text:p>
          </table:table-cell>
          <table:table-cell/>
          <table:covered-table-cell/>
          <table:table-cell office:value-type="float" office:value="0.72" calcext:value-type="float">
            <text:p>0.72</text:p>
          </table:table-cell>
          <table:table-cell office:value-type="float" office:value="0.659" calcext:value-type="float">
            <text:p>0.659</text:p>
          </table:table-cell>
          <table:table-cell office:value-type="float" office:value="0.655" calcext:value-type="float">
            <text:p>0.655</text:p>
          </table:table-cell>
          <table:table-cell office:value-type="float" office:value="0.65" calcext:value-type="float">
            <text:p>0.65</text:p>
          </table:table-cell>
          <table:table-cell office:value-type="float" office:value="0.685" calcext:value-type="float">
            <text:p>0.685</text:p>
          </table:table-cell>
          <table:table-cell/>
          <table:covered-table-cell/>
          <table:table-cell office:value-type="float" office:value="0.731" calcext:value-type="float">
            <text:p>0.731</text:p>
          </table:table-cell>
          <table:table-cell office:value-type="float" office:value="0.668" calcext:value-type="float">
            <text:p>0.668</text:p>
          </table:table-cell>
          <table:table-cell office:value-type="float" office:value="0.665" calcext:value-type="float">
            <text:p>0.665</text:p>
          </table:table-cell>
          <table:table-cell office:value-type="float" office:value="0.659" calcext:value-type="float">
            <text:p>0.659</text:p>
          </table:table-cell>
          <table:table-cell office:value-type="float" office:value="0.697" calcext:value-type="float">
            <text:p>0.697</text:p>
          </table:table-cell>
          <table:table-cell/>
          <table:covered-table-cell/>
          <table:table-cell office:value-type="float" office:value="0.739" calcext:value-type="float">
            <text:p>0.739</text:p>
          </table:table-cell>
          <table:table-cell office:value-type="float" office:value="0.674" calcext:value-type="float">
            <text:p>0.674</text:p>
          </table:table-cell>
          <table:table-cell office:value-type="float" office:value="0.671" calcext:value-type="float">
            <text:p>0.671</text:p>
          </table:table-cell>
          <table:table-cell office:value-type="float" office:value="0.665" calcext:value-type="float">
            <text:p>0.665</text:p>
          </table:table-cell>
          <table:table-cell office:value-type="float" office:value="0.703" calcext:value-type="float">
            <text:p>0.703</text:p>
          </table:table-cell>
          <table:table-cell/>
          <table:covered-table-cell/>
          <table:table-cell office:value-type="float" office:value="0.737" calcext:value-type="float">
            <text:p>0.737</text:p>
          </table:table-cell>
          <table:table-cell office:value-type="float" office:value="0.673" calcext:value-type="float">
            <text:p>0.673</text:p>
          </table:table-cell>
          <table:table-cell office:value-type="float" office:value="0.67" calcext:value-type="float">
            <text:p>0.67</text:p>
          </table:table-cell>
          <table:table-cell office:value-type="float" office:value="0.664" calcext:value-type="float">
            <text:p>0.664</text:p>
          </table:table-cell>
          <table:table-cell office:value-type="float" office:value="0.703" calcext:value-type="float">
            <text:p>0.703</text:p>
          </table:table-cell>
          <table:table-cell/>
          <table:covered-table-cell/>
          <table:table-cell table:style-name="ce6" table:number-columns-repeated="5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pross</text:p>
          </table:table-cell>
          <table:table-cell table:formula="of:=[.BA39]" office:value-type="string" office:string-value="" calcext:value-type="error">
            <text:p>#DIV/0!</text:p>
          </table:table-cell>
          <table:table-cell table:formula="of:=[.BB39]" office:value-type="string" office:string-value="" calcext:value-type="error">
            <text:p>#DIV/0!</text:p>
          </table:table-cell>
          <table:table-cell table:formula="of:=[.BC39]" office:value-type="string" office:string-value="" calcext:value-type="error">
            <text:p>#DIV/0!</text:p>
          </table:table-cell>
          <table:table-cell table:formula="of:=[.BD39]" office:value-type="string" office:string-value="" calcext:value-type="error">
            <text:p>#DIV/0!</text:p>
          </table:table-cell>
          <table:table-cell table:formula="of:=[.BE39]" office:value-type="string" office:string-value="" calcext:value-type="error">
            <text:p>#DIV/0!</text:p>
          </table:table-cell>
          <table:table-cell table:number-columns-repeated="2"/>
          <table:covered-table-cell/>
          <table:table-cell office:value-type="float" office:value="0.673" calcext:value-type="float">
            <text:p>0.673</text:p>
          </table:table-cell>
          <table:table-cell office:value-type="float" office:value="0.623" calcext:value-type="float">
            <text:p>0.623</text:p>
          </table:table-cell>
          <table:table-cell office:value-type="float" office:value="0.618" calcext:value-type="float">
            <text:p>0.618</text:p>
          </table:table-cell>
          <table:table-cell office:value-type="float" office:value="0.611" calcext:value-type="float">
            <text:p>0.611</text:p>
          </table:table-cell>
          <table:table-cell office:value-type="float" office:value="0.645" calcext:value-type="float">
            <text:p>0.645</text:p>
          </table:table-cell>
          <table:table-cell/>
          <table:covered-table-cell/>
          <table:table-cell office:value-type="float" office:value="0.697" calcext:value-type="float">
            <text:p>0.697</text:p>
          </table:table-cell>
          <table:table-cell office:value-type="float" office:value="0.643" calcext:value-type="float">
            <text:p>0.643</text:p>
          </table:table-cell>
          <table:table-cell office:value-type="float" office:value="0.638" calcext:value-type="float">
            <text:p>0.638</text:p>
          </table:table-cell>
          <table:table-cell office:value-type="float" office:value="0.631" calcext:value-type="float">
            <text:p>0.631</text:p>
          </table:table-cell>
          <table:table-cell office:value-type="float" office:value="0.667" calcext:value-type="float">
            <text:p>0.667</text:p>
          </table:table-cell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 table:number-columns-repeated="6"/>
        </table:table-row>
        <table:table-row table:style-name="ro1">
          <table:table-cell table:number-columns-repeated="9"/>
          <table:covered-table-cell/>
          <table:table-cell table:style-name="ce4" office:value-type="float" office:value="0.672" calcext:value-type="float">
            <text:p>0.672</text:p>
          </table:table-cell>
          <table:table-cell table:style-name="ce4" office:value-type="float" office:value="0.622" calcext:value-type="float">
            <text:p>0.622</text:p>
          </table:table-cell>
          <table:table-cell table:style-name="ce4" office:value-type="float" office:value="0.617" calcext:value-type="float">
            <text:p>0.617</text:p>
          </table:table-cell>
          <table:table-cell table:style-name="ce4" office:value-type="float" office:value="0.611" calcext:value-type="float">
            <text:p>0.611</text:p>
          </table:table-cell>
          <table:table-cell table:style-name="ce4" office:value-type="float" office:value="0.645" calcext:value-type="float">
            <text:p>0.645</text:p>
          </table:table-cell>
          <table:table-cell/>
          <table:covered-table-cell/>
          <table:table-cell office:value-type="float" office:value="0.698" calcext:value-type="float">
            <text:p>0.698</text:p>
          </table:table-cell>
          <table:table-cell office:value-type="float" office:value="0.643" calcext:value-type="float">
            <text:p>0.643</text:p>
          </table:table-cell>
          <table:table-cell office:value-type="float" office:value="0.638" calcext:value-type="float">
            <text:p>0.638</text:p>
          </table:table-cell>
          <table:table-cell office:value-type="float" office:value="0.632" calcext:value-type="float">
            <text:p>0.632</text:p>
          </table:table-cell>
          <table:table-cell office:value-type="float" office:value="0.668" calcext:value-type="float">
            <text:p>0.668</text:p>
          </table:table-cell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 table:style-name="ce2"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 table:number-columns-repeated="6"/>
        </table:table-row>
        <table:table-row table:style-name="ro1">
          <table:table-cell table:number-columns-repeated="9"/>
          <table:covered-table-cell/>
          <table:table-cell table:style-name="ce5" table:formula="of:=AVERAGE([.K34:.K38])" office:value-type="float" office:value="0.674" calcext:value-type="float">
            <text:p>0.674</text:p>
          </table:table-cell>
          <table:table-cell table:style-name="ce5" table:formula="of:=AVERAGE([.L34:.L38])" office:value-type="float" office:value="0.6232" calcext:value-type="float">
            <text:p>0.6232</text:p>
          </table:table-cell>
          <table:table-cell table:style-name="ce5" table:formula="of:=AVERAGE([.M34:.M38])" office:value-type="float" office:value="0.6184" calcext:value-type="float">
            <text:p>0.6184</text:p>
          </table:table-cell>
          <table:table-cell table:style-name="ce5" table:formula="of:=AVERAGE([.N34:.N38])" office:value-type="float" office:value="0.612" calcext:value-type="float">
            <text:p>0.612</text:p>
          </table:table-cell>
          <table:table-cell table:style-name="ce5" table:formula="of:=AVERAGE([.O34:.O38])" office:value-type="float" office:value="0.6452" calcext:value-type="float">
            <text:p>0.6452</text:p>
          </table:table-cell>
          <table:table-cell/>
          <table:covered-table-cell/>
          <table:table-cell table:style-name="ce5" table:formula="of:=AVERAGE([.R34:.R38])" office:value-type="float" office:value="0.6996" calcext:value-type="float">
            <text:p>0.6996</text:p>
          </table:table-cell>
          <table:table-cell table:style-name="ce5" table:formula="of:=AVERAGE([.S34:.S38])" office:value-type="float" office:value="0.6448" calcext:value-type="float">
            <text:p>0.6448</text:p>
          </table:table-cell>
          <table:table-cell table:style-name="ce5" table:formula="of:=AVERAGE([.T34:.T38])" office:value-type="float" office:value="0.6396" calcext:value-type="float">
            <text:p>0.6396</text:p>
          </table:table-cell>
          <table:table-cell table:style-name="ce5" table:formula="of:=AVERAGE([.U34:.U38])" office:value-type="float" office:value="0.6328" calcext:value-type="float">
            <text:p>0.6328</text:p>
          </table:table-cell>
          <table:table-cell table:style-name="ce5" table:formula="of:=AVERAGE([.V34:.V38])" office:value-type="float" office:value="0.6686" calcext:value-type="float">
            <text:p>0.6686</text:p>
          </table:table-cell>
          <table:table-cell/>
          <table:covered-table-cell/>
          <table:table-cell table:style-name="ce5" table:formula="of:=AVERAGE([.Y34:.Y38])" office:value-type="float" office:value="0.719333333333333" calcext:value-type="float">
            <text:p>0.719333333333333</text:p>
          </table:table-cell>
          <table:table-cell table:style-name="ce5" table:formula="of:=AVERAGE([.Z34:.Z38])" office:value-type="float" office:value="0.658666666666667" calcext:value-type="float">
            <text:p>0.658666666666667</text:p>
          </table:table-cell>
          <table:table-cell table:style-name="ce5" table:formula="of:=AVERAGE([.AA34:.AA38])" office:value-type="float" office:value="0.655" calcext:value-type="float">
            <text:p>0.655</text:p>
          </table:table-cell>
          <table:table-cell table:style-name="ce5" table:formula="of:=AVERAGE([.AB34:.AB38])" office:value-type="float" office:value="0.649" calcext:value-type="float">
            <text:p>0.649</text:p>
          </table:table-cell>
          <table:table-cell table:style-name="ce5" table:formula="of:=AVERAGE([.AC34:.AC38])" office:value-type="float" office:value="0.684333333333333" calcext:value-type="float">
            <text:p>0.684333333333333</text:p>
          </table:table-cell>
          <table:table-cell/>
          <table:covered-table-cell/>
          <table:table-cell table:style-name="ce5" table:formula="of:=AVERAGE([.AF34:.AF38])" office:value-type="float" office:value="0.730666666666667" calcext:value-type="float">
            <text:p>0.730666666666667</text:p>
          </table:table-cell>
          <table:table-cell table:style-name="ce5" table:formula="of:=AVERAGE([.AG34:.AG38])" office:value-type="float" office:value="0.667333333333333" calcext:value-type="float">
            <text:p>0.667333333333333</text:p>
          </table:table-cell>
          <table:table-cell table:style-name="ce5" table:formula="of:=AVERAGE([.AH34:.AH38])" office:value-type="float" office:value="0.663666666666667" calcext:value-type="float">
            <text:p>0.663666666666667</text:p>
          </table:table-cell>
          <table:table-cell table:style-name="ce5" table:formula="of:=AVERAGE([.AI34:.AI38])" office:value-type="float" office:value="0.658666666666667" calcext:value-type="float">
            <text:p>0.658666666666667</text:p>
          </table:table-cell>
          <table:table-cell table:style-name="ce5" table:formula="of:=AVERAGE([.AJ34:.AJ38])" office:value-type="float" office:value="0.696666666666667" calcext:value-type="float">
            <text:p>0.696666666666667</text:p>
          </table:table-cell>
          <table:table-cell/>
          <table:covered-table-cell/>
          <table:table-cell table:style-name="ce5" table:formula="of:=AVERAGE([.AM34:.AM38])" office:value-type="float" office:value="0.738333333333333" calcext:value-type="float">
            <text:p>0.738333333333333</text:p>
          </table:table-cell>
          <table:table-cell table:style-name="ce5" table:formula="of:=AVERAGE([.AN34:.AN38])" office:value-type="float" office:value="0.673333333333333" calcext:value-type="float">
            <text:p>0.673333333333333</text:p>
          </table:table-cell>
          <table:table-cell table:style-name="ce5" table:formula="of:=AVERAGE([.AO34:.AO38])" office:value-type="float" office:value="0.67" calcext:value-type="float">
            <text:p>0.67</text:p>
          </table:table-cell>
          <table:table-cell table:style-name="ce5" table:formula="of:=AVERAGE([.AP34:.AP38])" office:value-type="float" office:value="0.664333333333333" calcext:value-type="float">
            <text:p>0.664333333333333</text:p>
          </table:table-cell>
          <table:table-cell table:style-name="ce5" table:formula="of:=AVERAGE([.AQ34:.AQ38])" office:value-type="float" office:value="0.702" calcext:value-type="float">
            <text:p>0.702</text:p>
          </table:table-cell>
          <table:table-cell/>
          <table:covered-table-cell/>
          <table:table-cell table:style-name="ce5" table:formula="of:=AVERAGE([.AT34:.AT38])" office:value-type="float" office:value="0.739" calcext:value-type="float">
            <text:p>0.739</text:p>
          </table:table-cell>
          <table:table-cell table:style-name="ce5" table:formula="of:=AVERAGE([.AU34:.AU38])" office:value-type="float" office:value="0.674333333333333" calcext:value-type="float">
            <text:p>0.674333333333333</text:p>
          </table:table-cell>
          <table:table-cell table:style-name="ce5" table:formula="of:=AVERAGE([.AV34:.AV38])" office:value-type="float" office:value="0.671" calcext:value-type="float">
            <text:p>0.671</text:p>
          </table:table-cell>
          <table:table-cell table:style-name="ce5" table:formula="of:=AVERAGE([.AW34:.AW38])" office:value-type="float" office:value="0.665" calcext:value-type="float">
            <text:p>0.665</text:p>
          </table:table-cell>
          <table:table-cell table:style-name="ce5" table:formula="of:=AVERAGE([.AX34:.AX38])" office:value-type="float" office:value="0.703666666666667" calcext:value-type="float">
            <text:p>0.703666666666667</text:p>
          </table:table-cell>
          <table:table-cell/>
          <table:covered-table-cell/>
          <table:table-cell table:style-name="ce5" table:formula="of:=AVERAGE([.BA34:.BA38])" office:value-type="string" office:string-value="" calcext:value-type="error">
            <text:p>#DIV/0!</text:p>
          </table:table-cell>
          <table:table-cell table:style-name="ce5" table:formula="of:=AVERAGE([.BB34:.BB38])" office:value-type="string" office:string-value="" calcext:value-type="error">
            <text:p>#DIV/0!</text:p>
          </table:table-cell>
          <table:table-cell table:style-name="ce5" table:formula="of:=AVERAGE([.BC34:.BC38])" office:value-type="string" office:string-value="" calcext:value-type="error">
            <text:p>#DIV/0!</text:p>
          </table:table-cell>
          <table:table-cell table:style-name="ce5" table:formula="of:=AVERAGE([.BD34:.BD38])" office:value-type="string" office:string-value="" calcext:value-type="error">
            <text:p>#DIV/0!</text:p>
          </table:table-cell>
          <table:table-cell table:style-name="ce5" table:formula="of:=AVERAGE([.BE34:.BE38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9"/>
          <table:covered-table-cell/>
          <table:table-cell table:style-name="ce5" table:formula="of:=STDEV([.K34:.K38])" office:value-type="float" office:value="0.0014142135623731" calcext:value-type="float">
            <text:p>0.001414213562373</text:p>
          </table:table-cell>
          <table:table-cell table:style-name="ce5" table:formula="of:=STDEV([.L34:.L38])" office:value-type="float" office:value="0.000836660026534076" calcext:value-type="float">
            <text:p>0.000836660026534</text:p>
          </table:table-cell>
          <table:table-cell table:style-name="ce5" table:formula="of:=STDEV([.M34:.M38])" office:value-type="float" office:value="0.000894427190999917" calcext:value-type="float">
            <text:p>0.000894427191</text:p>
          </table:table-cell>
          <table:table-cell table:style-name="ce5" table:formula="of:=STDEV([.N34:.N38])" office:value-type="float" office:value="0.001" calcext:value-type="float">
            <text:p>0.001</text:p>
          </table:table-cell>
          <table:table-cell table:style-name="ce5" table:formula="of:=STDEV([.O34:.O38])" office:value-type="float" office:value="0.000447213595499958" calcext:value-type="float">
            <text:p>0.0004472135955</text:p>
          </table:table-cell>
          <table:table-cell/>
          <table:covered-table-cell/>
          <table:table-cell table:style-name="ce5" table:formula="of:=STDEV([.R34:.R38])" office:value-type="float" office:value="0.00378153408023777" calcext:value-type="float">
            <text:p>0.003781534080238</text:p>
          </table:table-cell>
          <table:table-cell table:style-name="ce5" table:formula="of:=STDEV([.S34:.S38])" office:value-type="float" office:value="0.00327108544675923" calcext:value-type="float">
            <text:p>0.003271085446759</text:p>
          </table:table-cell>
          <table:table-cell table:style-name="ce5" table:formula="of:=STDEV([.T34:.T38])" office:value-type="float" office:value="0.00288097205817759" calcext:value-type="float">
            <text:p>0.002880972058178</text:p>
          </table:table-cell>
          <table:table-cell table:style-name="ce5" table:formula="of:=STDEV([.U34:.U38])" office:value-type="float" office:value="0.00277488738510232" calcext:value-type="float">
            <text:p>0.002774887385102</text:p>
          </table:table-cell>
          <table:table-cell table:style-name="ce5" table:formula="of:=STDEV([.V34:.V38])" office:value-type="float" office:value="0.00403732584763727" calcext:value-type="float">
            <text:p>0.004037325847637</text:p>
          </table:table-cell>
          <table:table-cell/>
          <table:covered-table-cell/>
          <table:table-cell table:style-name="ce5" table:formula="of:=STDEV([.Y34:.Y38])" office:value-type="float" office:value="0.00115470053837925" calcext:value-type="float">
            <text:p>0.001154700538379</text:p>
          </table:table-cell>
          <table:table-cell table:style-name="ce5" table:formula="of:=STDEV([.Z34:.Z38])" office:value-type="float" office:value="0.000577350269189626" calcext:value-type="float">
            <text:p>0.00057735026919</text:p>
          </table:table-cell>
          <table:table-cell table:style-name="ce5" table:formula="of:=STDEV([.AA34:.AA38])" office:value-type="float" office:value="0.001" calcext:value-type="float">
            <text:p>0.001</text:p>
          </table:table-cell>
          <table:table-cell table:style-name="ce5" table:formula="of:=STDEV([.AB34:.AB38])" office:value-type="float" office:value="0.00173205080756888" calcext:value-type="float">
            <text:p>0.001732050807569</text:p>
          </table:table-cell>
          <table:table-cell table:style-name="ce5" table:formula="of:=STDEV([.AC34:.AC38])" office:value-type="float" office:value="0.00115470053837925" calcext:value-type="float">
            <text:p>0.001154700538379</text:p>
          </table:table-cell>
          <table:table-cell/>
          <table:covered-table-cell/>
          <table:table-cell table:style-name="ce5" table:formula="of:=STDEV([.AF34:.AF38])" office:value-type="float" office:value="0.000577350269189626" calcext:value-type="float">
            <text:p>0.00057735026919</text:p>
          </table:table-cell>
          <table:table-cell table:style-name="ce5" table:formula="of:=STDEV([.AG34:.AG38])" office:value-type="float" office:value="0.000577350269189626" calcext:value-type="float">
            <text:p>0.00057735026919</text:p>
          </table:table-cell>
          <table:table-cell table:style-name="ce5" table:formula="of:=STDEV([.AH34:.AH38])" office:value-type="float" office:value="0.00115470053837925" calcext:value-type="float">
            <text:p>0.001154700538379</text:p>
          </table:table-cell>
          <table:table-cell table:style-name="ce5" table:formula="of:=STDEV([.AI34:.AI38])" office:value-type="float" office:value="0.000577350269189626" calcext:value-type="float">
            <text:p>0.00057735026919</text:p>
          </table:table-cell>
          <table:table-cell table:style-name="ce5" table:formula="of:=STDEV([.AJ34:.AJ38])" office:value-type="float" office:value="0.000577350269189626" calcext:value-type="float">
            <text:p>0.00057735026919</text:p>
          </table:table-cell>
          <table:table-cell/>
          <table:covered-table-cell/>
          <table:table-cell table:style-name="ce5" table:formula="of:=STDEV([.AM34:.AM38])" office:value-type="float" office:value="0.000577350269189626" calcext:value-type="float">
            <text:p>0.00057735026919</text:p>
          </table:table-cell>
          <table:table-cell table:style-name="ce5" table:formula="of:=STDEV([.AN34:.AN38])" office:value-type="float" office:value="0.000577350269189626" calcext:value-type="float">
            <text:p>0.00057735026919</text:p>
          </table:table-cell>
          <table:table-cell table:style-name="ce5" table:formula="of:=STDEV([.AO34:.AO38])" office:value-type="float" office:value="0.001" calcext:value-type="float">
            <text:p>0.001</text:p>
          </table:table-cell>
          <table:table-cell table:style-name="ce5" table:formula="of:=STDEV([.AP34:.AP38])" office:value-type="float" office:value="0.000577350269189626" calcext:value-type="float">
            <text:p>0.00057735026919</text:p>
          </table:table-cell>
          <table:table-cell table:style-name="ce5" table:formula="of:=STDEV([.AQ34:.AQ38])" office:value-type="float" office:value="0.001" calcext:value-type="float">
            <text:p>0.001</text:p>
          </table:table-cell>
          <table:table-cell/>
          <table:covered-table-cell/>
          <table:table-cell table:style-name="ce5" table:formula="of:=STDEV([.AT34:.AT38])" office:value-type="float" office:value="0.00173205080756888" calcext:value-type="float">
            <text:p>0.001732050807569</text:p>
          </table:table-cell>
          <table:table-cell table:style-name="ce5" table:formula="of:=STDEV([.AU34:.AU38])" office:value-type="float" office:value="0.00115470053837925" calcext:value-type="float">
            <text:p>0.001154700538379</text:p>
          </table:table-cell>
          <table:table-cell table:style-name="ce5" table:formula="of:=STDEV([.AV34:.AV38])" office:value-type="float" office:value="0.001" calcext:value-type="float">
            <text:p>0.001</text:p>
          </table:table-cell>
          <table:table-cell table:style-name="ce5" table:formula="of:=STDEV([.AW34:.AW38])" office:value-type="float" office:value="0.001" calcext:value-type="float">
            <text:p>0.001</text:p>
          </table:table-cell>
          <table:table-cell table:style-name="ce5" table:formula="of:=STDEV([.AX34:.AX38])" office:value-type="float" office:value="0.000577350269189562" calcext:value-type="float">
            <text:p>0.00057735026919</text:p>
          </table:table-cell>
          <table:table-cell/>
          <table:covered-table-cell/>
          <table:table-cell table:style-name="ce5" table:formula="of:=STDEV([.BA34:.BA38])" office:value-type="string" office:string-value="" calcext:value-type="error">
            <text:p>#DIV/0!</text:p>
          </table:table-cell>
          <table:table-cell table:style-name="ce5" table:formula="of:=STDEV([.BB34:.BB38])" office:value-type="string" office:string-value="" calcext:value-type="error">
            <text:p>#DIV/0!</text:p>
          </table:table-cell>
          <table:table-cell table:style-name="ce5" table:formula="of:=STDEV([.BC34:.BC38])" office:value-type="string" office:string-value="" calcext:value-type="error">
            <text:p>#DIV/0!</text:p>
          </table:table-cell>
          <table:table-cell table:style-name="ce5" table:formula="of:=STDEV([.BD34:.BD38])" office:value-type="string" office:string-value="" calcext:value-type="error">
            <text:p>#DIV/0!</text:p>
          </table:table-cell>
          <table:table-cell table:style-name="ce5" table:formula="of:=STDEV([.BE34:.BE38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 table:number-rows-repeated="6">
          <table:table-cell table:number-columns-repeated="63"/>
        </table:table-row>
        <table:table-row table:style-name="ro1">
          <table:table-cell table:number-columns-repeated="9"/>
          <table:table-cell table:style-name="ce2"/>
          <table:table-cell table:number-columns-repeated="53"/>
        </table:table-row>
        <table:table-row table:style-name="ro1" table:number-rows-repeated="2">
          <table:table-cell table:number-columns-repeated="63"/>
        </table:table-row>
        <table:table-row table:style-name="ro1">
          <table:table-cell table:number-columns-repeated="10"/>
          <table:table-cell table:style-name="ce2"/>
          <table:table-cell table:number-columns-repeated="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2">00/00/0000</text:date>, <text:time style:data-style-name="N2" text:time-value="22:37:50.3479427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17:42:23.332232444</meta:creation-date>
    <dc:date>2017-12-02T22:42:47.299561524</dc:date>
    <meta:editing-duration>PT30M16S</meta:editing-duration>
    <meta:editing-cycles>5</meta:editing-cycles>
    <meta:generator>LibreOffice/5.3.5.2$Linux_X86_64 LibreOffice_project/30m0$Build-2</meta:generator>
    <meta:document-statistic meta:table-count="1" meta:cell-count="1161" meta:object-count="0"/>
  </office:meta>
</office:document-meta>
</file>